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172.1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37100300" calcext:value-type="float">
            <text:p>371003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205204000" calcext:value-type="float">
            <text:p>205204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277430" calcext:value-type="float">
            <text:p>20527743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309000" calcext:value-type="float">
            <text:p>205309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366000" calcext:value-type="float">
            <text:p>205366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395000" calcext:value-type="float">
            <text:p>205395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439000" calcext:value-type="float">
            <text:p>205439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476000" calcext:value-type="float">
            <text:p>205476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519000" calcext:value-type="float">
            <text:p>205519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520000" calcext:value-type="float">
            <text:p>205520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554000" calcext:value-type="float">
            <text:p>205554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561000" calcext:value-type="float">
            <text:p>205561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655000" calcext:value-type="float">
            <text:p>205655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656000" calcext:value-type="float">
            <text:p>205656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657000" calcext:value-type="float">
            <text:p>205657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677000" calcext:value-type="float">
            <text:p>205677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688000" calcext:value-type="float">
            <text:p>205688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734400" calcext:value-type="float">
            <text:p>2057344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5880600" calcext:value-type="float">
            <text:p>2058806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07137000" calcext:value-type="float">
            <text:p>207137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209015000" calcext:value-type="float">
            <text:p>20901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055000" calcext:value-type="float">
            <text:p>20905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058000" calcext:value-type="float">
            <text:p>20905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073000" calcext:value-type="float">
            <text:p>20907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177000" calcext:value-type="float">
            <text:p>20917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179000" calcext:value-type="float">
            <text:p>20917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182000" calcext:value-type="float">
            <text:p>20918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185000" calcext:value-type="float">
            <text:p>20918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04000" calcext:value-type="float">
            <text:p>20920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11000" calcext:value-type="float">
            <text:p>20921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63000" calcext:value-type="float">
            <text:p>20926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73000" calcext:value-type="float">
            <text:p>20927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83000" calcext:value-type="float">
            <text:p>20928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94000" calcext:value-type="float">
            <text:p>20929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97000" calcext:value-type="float">
            <text:p>20929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299000" calcext:value-type="float">
            <text:p>20929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304000" calcext:value-type="float">
            <text:p>20930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351000" calcext:value-type="float">
            <text:p>20935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366000" calcext:value-type="float">
            <text:p>20936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368000" calcext:value-type="float">
            <text:p>20936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384000" calcext:value-type="float">
            <text:p>20938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448000" calcext:value-type="float">
            <text:p>20944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478000" calcext:value-type="float">
            <text:p>20947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487000" calcext:value-type="float">
            <text:p>20948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533000" calcext:value-type="float">
            <text:p>20953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570000" calcext:value-type="float">
            <text:p>20957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666000" calcext:value-type="float">
            <text:p>20966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672000" calcext:value-type="float">
            <text:p>20967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03000" calcext:value-type="float">
            <text:p>20970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18000" calcext:value-type="float">
            <text:p>20971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21000" calcext:value-type="float">
            <text:p>20972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34000" calcext:value-type="float">
            <text:p>20973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56000" calcext:value-type="float">
            <text:p>20975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760000" calcext:value-type="float">
            <text:p>20976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840000" calcext:value-type="float">
            <text:p>20984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889000" calcext:value-type="float">
            <text:p>20988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09995000" calcext:value-type="float">
            <text:p>20999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029000" calcext:value-type="float">
            <text:p>21002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031000" calcext:value-type="float">
            <text:p>21003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041000" calcext:value-type="float">
            <text:p>21004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117000" calcext:value-type="float">
            <text:p>21011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122000" calcext:value-type="float">
            <text:p>21012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224000" calcext:value-type="float">
            <text:p>21022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234000" calcext:value-type="float">
            <text:p>21023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267000" calcext:value-type="float">
            <text:p>21026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318000" calcext:value-type="float">
            <text:p>21031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329000" calcext:value-type="float">
            <text:p>21032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334000" calcext:value-type="float">
            <text:p>21033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434000" calcext:value-type="float">
            <text:p>21043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449000" calcext:value-type="float">
            <text:p>21044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481000" calcext:value-type="float">
            <text:p>21048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505000" calcext:value-type="float">
            <text:p>2105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621000" calcext:value-type="float">
            <text:p>21062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720000" calcext:value-type="float">
            <text:p>21072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745000" calcext:value-type="float">
            <text:p>21074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761000" calcext:value-type="float">
            <text:p>21076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852000" calcext:value-type="float">
            <text:p>21085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857000" calcext:value-type="float">
            <text:p>21085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914000" calcext:value-type="float">
            <text:p>21091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974000" calcext:value-type="float">
            <text:p>21097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0989000" calcext:value-type="float">
            <text:p>21098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1135000" calcext:value-type="float">
            <text:p>211135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158080" calcext:value-type="float">
            <text:p>21115808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160630" calcext:value-type="float">
            <text:p>21116063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02460" calcext:value-type="float">
            <text:p>21120246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10150" calcext:value-type="float">
            <text:p>21121015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10280" calcext:value-type="float">
            <text:p>21121028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11220" calcext:value-type="float">
            <text:p>21121122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11730" calcext:value-type="float">
            <text:p>21121173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15170" calcext:value-type="float">
            <text:p>2112151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32180" calcext:value-type="float">
            <text:p>21123218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33870" calcext:value-type="float">
            <text:p>2112338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71630" calcext:value-type="float">
            <text:p>21127163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286440" calcext:value-type="float">
            <text:p>21128644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11970" calcext:value-type="float">
            <text:p>2113119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30520" calcext:value-type="float">
            <text:p>21133052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66340" calcext:value-type="float">
            <text:p>21136634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78810" calcext:value-type="float">
            <text:p>21137881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79750" calcext:value-type="float">
            <text:p>21137975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87420" calcext:value-type="float">
            <text:p>21138742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94240" calcext:value-type="float">
            <text:p>21139424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397660" calcext:value-type="float">
            <text:p>21139766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409100" calcext:value-type="float">
            <text:p>2114091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422510" calcext:value-type="float">
            <text:p>21142251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447460" calcext:value-type="float">
            <text:p>21144746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472000" calcext:value-type="float">
            <text:p>21147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22970" calcext:value-type="float">
            <text:p>2115229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45370" calcext:value-type="float">
            <text:p>2115453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49000" calcext:value-type="float">
            <text:p>21154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52340" calcext:value-type="float">
            <text:p>21155234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60760" calcext:value-type="float">
            <text:p>21156076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578000" calcext:value-type="float">
            <text:p>211578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11040" calcext:value-type="float">
            <text:p>21161104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17730" calcext:value-type="float">
            <text:p>21161773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25170" calcext:value-type="float">
            <text:p>2116251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27970" calcext:value-type="float">
            <text:p>2116279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33320" calcext:value-type="float">
            <text:p>21163332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51000" calcext:value-type="float">
            <text:p>211651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68500" calcext:value-type="float">
            <text:p>2116685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681870" calcext:value-type="float">
            <text:p>21168187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707600" calcext:value-type="float">
            <text:p>2117076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830000" calcext:value-type="float">
            <text:p>211830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839000" calcext:value-type="float">
            <text:p>21183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852000" calcext:value-type="float">
            <text:p>21185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1881000" calcext:value-type="float">
            <text:p>211881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2044000" calcext:value-type="float">
            <text:p>21204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065000" calcext:value-type="float">
            <text:p>21206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084000" calcext:value-type="float">
            <text:p>21208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097000" calcext:value-type="float">
            <text:p>21209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5000" calcext:value-type="float">
            <text:p>2121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9000" calcext:value-type="float">
            <text:p>21210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3000" calcext:value-type="float">
            <text:p>21212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5000" calcext:value-type="float">
            <text:p>21212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36000" calcext:value-type="float">
            <text:p>21213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37000" calcext:value-type="float">
            <text:p>21213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57000" calcext:value-type="float">
            <text:p>21215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82000" calcext:value-type="float">
            <text:p>21218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86000" calcext:value-type="float">
            <text:p>21218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93000" calcext:value-type="float">
            <text:p>21219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208000" calcext:value-type="float">
            <text:p>21220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227000" calcext:value-type="float">
            <text:p>21222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240000" calcext:value-type="float">
            <text:p>21224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274000" calcext:value-type="float">
            <text:p>21227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280000" calcext:value-type="float">
            <text:p>21228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01000" calcext:value-type="float">
            <text:p>21230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33000" calcext:value-type="float">
            <text:p>21233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40000" calcext:value-type="float">
            <text:p>21234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60000" calcext:value-type="float">
            <text:p>21236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69000" calcext:value-type="float">
            <text:p>21236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71000" calcext:value-type="float">
            <text:p>21237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73000" calcext:value-type="float">
            <text:p>21237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76000" calcext:value-type="float">
            <text:p>21237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385000" calcext:value-type="float">
            <text:p>21238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416000" calcext:value-type="float">
            <text:p>21241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423000" calcext:value-type="float">
            <text:p>21242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450000" calcext:value-type="float">
            <text:p>21245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466000" calcext:value-type="float">
            <text:p>21246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503000" calcext:value-type="float">
            <text:p>21250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518000" calcext:value-type="float">
            <text:p>212518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521000" calcext:value-type="float">
            <text:p>21252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542000" calcext:value-type="float">
            <text:p>21254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555000" calcext:value-type="float">
            <text:p>21255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600000" calcext:value-type="float">
            <text:p>21260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605000" calcext:value-type="float">
            <text:p>2126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617000" calcext:value-type="float">
            <text:p>21261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641000" calcext:value-type="float">
            <text:p>21264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667000" calcext:value-type="float">
            <text:p>21266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735000" calcext:value-type="float">
            <text:p>21273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762000" calcext:value-type="float">
            <text:p>21276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795000" calcext:value-type="float">
            <text:p>21279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797000" calcext:value-type="float">
            <text:p>21279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801000" calcext:value-type="float">
            <text:p>212801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819000" calcext:value-type="float">
            <text:p>21281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836000" calcext:value-type="float">
            <text:p>212836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852000" calcext:value-type="float">
            <text:p>21285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933000" calcext:value-type="float">
            <text:p>21293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934000" calcext:value-type="float">
            <text:p>212934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942000" calcext:value-type="float">
            <text:p>21294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947000" calcext:value-type="float">
            <text:p>21294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5029000" calcext:value-type="float">
            <text:p>21502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37000" calcext:value-type="float">
            <text:p>2150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39000" calcext:value-type="float">
            <text:p>2150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41000" calcext:value-type="float">
            <text:p>21504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47000" calcext:value-type="float">
            <text:p>21504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61000" calcext:value-type="float">
            <text:p>21506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62000" calcext:value-type="float">
            <text:p>21506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64000" calcext:value-type="float">
            <text:p>21506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096000" calcext:value-type="float">
            <text:p>21509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10000" calcext:value-type="float">
            <text:p>2151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16000" calcext:value-type="float">
            <text:p>21511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35000" calcext:value-type="float">
            <text:p>21513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36000" calcext:value-type="float">
            <text:p>21513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42000" calcext:value-type="float">
            <text:p>21514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66000" calcext:value-type="float">
            <text:p>21516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82000" calcext:value-type="float">
            <text:p>21518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93000" calcext:value-type="float">
            <text:p>2151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194000" calcext:value-type="float">
            <text:p>21519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11000" calcext:value-type="float">
            <text:p>21521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20000" calcext:value-type="float">
            <text:p>21522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34000" calcext:value-type="float">
            <text:p>21523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63000" calcext:value-type="float">
            <text:p>21526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68000" calcext:value-type="float">
            <text:p>21526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287000" calcext:value-type="float">
            <text:p>21528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317000" calcext:value-type="float">
            <text:p>21531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329000" calcext:value-type="float">
            <text:p>21532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359000" calcext:value-type="float">
            <text:p>21535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375000" calcext:value-type="float">
            <text:p>2153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389000" calcext:value-type="float">
            <text:p>21538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420000" calcext:value-type="float">
            <text:p>21542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477000" calcext:value-type="float">
            <text:p>21547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22000" calcext:value-type="float">
            <text:p>21552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35000" calcext:value-type="float">
            <text:p>21553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39000" calcext:value-type="float">
            <text:p>2155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45000" calcext:value-type="float">
            <text:p>21554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55000" calcext:value-type="float">
            <text:p>21555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66000" calcext:value-type="float">
            <text:p>21556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79000" calcext:value-type="float">
            <text:p>21557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581000" calcext:value-type="float">
            <text:p>21558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654000" calcext:value-type="float">
            <text:p>21565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676000" calcext:value-type="float">
            <text:p>21567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678000" calcext:value-type="float">
            <text:p>21567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681000" calcext:value-type="float">
            <text:p>21568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760000" calcext:value-type="float">
            <text:p>21576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771000" calcext:value-type="float">
            <text:p>21577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781000" calcext:value-type="float">
            <text:p>21578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811000" calcext:value-type="float">
            <text:p>21581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819000" calcext:value-type="float">
            <text:p>2158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870000" calcext:value-type="float">
            <text:p>21587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872000" calcext:value-type="float">
            <text:p>21587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891000" calcext:value-type="float">
            <text:p>2158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901000" calcext:value-type="float">
            <text:p>21590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5937000" calcext:value-type="float">
            <text:p>2159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8019000" calcext:value-type="float">
            <text:p>21801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024000" calcext:value-type="float">
            <text:p>218024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025000" calcext:value-type="float">
            <text:p>218025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042000" calcext:value-type="float">
            <text:p>21804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108000" calcext:value-type="float">
            <text:p>218108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158000" calcext:value-type="float">
            <text:p>218158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176000" calcext:value-type="float">
            <text:p>21817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179000" calcext:value-type="float">
            <text:p>21817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284000" calcext:value-type="float">
            <text:p>218284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292000" calcext:value-type="float">
            <text:p>21829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359000" calcext:value-type="float">
            <text:p>21835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426000" calcext:value-type="float">
            <text:p>21842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427000" calcext:value-type="float">
            <text:p>218427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430000" calcext:value-type="float">
            <text:p>218430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474000" calcext:value-type="float">
            <text:p>218474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551000" calcext:value-type="float">
            <text:p>218551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552000" calcext:value-type="float">
            <text:p>21855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565000" calcext:value-type="float">
            <text:p>218565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566000" calcext:value-type="float">
            <text:p>21856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615000" calcext:value-type="float">
            <text:p>218615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629000" calcext:value-type="float">
            <text:p>21862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649000" calcext:value-type="float">
            <text:p>218649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774000" calcext:value-type="float">
            <text:p>218774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776000" calcext:value-type="float">
            <text:p>21877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791000" calcext:value-type="float">
            <text:p>218791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793000" calcext:value-type="float">
            <text:p>218793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8810000" calcext:value-type="float">
            <text:p>218810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9014000" calcext:value-type="float">
            <text:p>21901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7843" calcext:value-type="float">
            <text:p>219017843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271" calcext:value-type="float">
            <text:p>219018271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501" calcext:value-type="float">
            <text:p>219018501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692" calcext:value-type="float">
            <text:p>219018692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765" calcext:value-type="float">
            <text:p>219018765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864" calcext:value-type="float">
            <text:p>219018864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8986" calcext:value-type="float">
            <text:p>219018986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9094" calcext:value-type="float">
            <text:p>219019094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9139" calcext:value-type="float">
            <text:p>219019139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19365" calcext:value-type="float">
            <text:p>219019365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021000" calcext:value-type="float">
            <text:p>21902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04000" calcext:value-type="float">
            <text:p>21910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16000" calcext:value-type="float">
            <text:p>21911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17000" calcext:value-type="float">
            <text:p>21911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18000" calcext:value-type="float">
            <text:p>21911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24000" calcext:value-type="float">
            <text:p>21912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196000" calcext:value-type="float">
            <text:p>21919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215000" calcext:value-type="float">
            <text:p>21921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216000" calcext:value-type="float">
            <text:p>21921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269000" calcext:value-type="float">
            <text:p>21926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291000" calcext:value-type="float">
            <text:p>21929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298000" calcext:value-type="float">
            <text:p>21929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397000" calcext:value-type="float">
            <text:p>21939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426000" calcext:value-type="float">
            <text:p>21942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479000" calcext:value-type="float">
            <text:p>21947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482000" calcext:value-type="float">
            <text:p>21948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58000" calcext:value-type="float">
            <text:p>21955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60000" calcext:value-type="float">
            <text:p>21956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73000" calcext:value-type="float">
            <text:p>21957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77000" calcext:value-type="float">
            <text:p>21957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78000" calcext:value-type="float">
            <text:p>21957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581000" calcext:value-type="float">
            <text:p>21958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09000" calcext:value-type="float">
            <text:p>21960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20000" calcext:value-type="float">
            <text:p>21962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21000" calcext:value-type="float">
            <text:p>21962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29000" calcext:value-type="float">
            <text:p>21962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30000" calcext:value-type="float">
            <text:p>21963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31000" calcext:value-type="float">
            <text:p>21963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32000" calcext:value-type="float">
            <text:p>21963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46000" calcext:value-type="float">
            <text:p>21964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683000" calcext:value-type="float">
            <text:p>21968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825000" calcext:value-type="float">
            <text:p>21982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884000" calcext:value-type="float">
            <text:p>21988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9927000" calcext:value-type="float">
            <text:p>21992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02000" calcext:value-type="float">
            <text:p>22000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05000" calcext:value-type="float">
            <text:p>22000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10000" calcext:value-type="float">
            <text:p>22001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16000" calcext:value-type="float">
            <text:p>22001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52000" calcext:value-type="float">
            <text:p>22005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092000" calcext:value-type="float">
            <text:p>22009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124000" calcext:value-type="float">
            <text:p>22012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235000" calcext:value-type="float">
            <text:p>22023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236000" calcext:value-type="float">
            <text:p>22023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301000" calcext:value-type="float">
            <text:p>22030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387000" calcext:value-type="float">
            <text:p>22038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396000" calcext:value-type="float">
            <text:p>22039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17000" calcext:value-type="float">
            <text:p>22041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39000" calcext:value-type="float">
            <text:p>22043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48000" calcext:value-type="float">
            <text:p>22044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78000" calcext:value-type="float">
            <text:p>22047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79000" calcext:value-type="float">
            <text:p>22047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87000" calcext:value-type="float">
            <text:p>22048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95000" calcext:value-type="float">
            <text:p>22049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96000" calcext:value-type="float">
            <text:p>22049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97000" calcext:value-type="float">
            <text:p>220497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98000" calcext:value-type="float">
            <text:p>22049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499000" calcext:value-type="float">
            <text:p>220499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00000" calcext:value-type="float">
            <text:p>22050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01000" calcext:value-type="float">
            <text:p>220501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02000" calcext:value-type="float">
            <text:p>220502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03000" calcext:value-type="float">
            <text:p>22050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06000" calcext:value-type="float">
            <text:p>22050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13000" calcext:value-type="float">
            <text:p>22051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14000" calcext:value-type="float">
            <text:p>22051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15000" calcext:value-type="float">
            <text:p>22051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30000" calcext:value-type="float">
            <text:p>22053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40000" calcext:value-type="float">
            <text:p>22054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60000" calcext:value-type="float">
            <text:p>22056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64000" calcext:value-type="float">
            <text:p>22056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65000" calcext:value-type="float">
            <text:p>22056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66000" calcext:value-type="float">
            <text:p>220566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70000" calcext:value-type="float">
            <text:p>220570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598000" calcext:value-type="float">
            <text:p>22059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603000" calcext:value-type="float">
            <text:p>22060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625000" calcext:value-type="float">
            <text:p>220625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638000" calcext:value-type="float">
            <text:p>22063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644000" calcext:value-type="float">
            <text:p>220644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0648000" calcext:value-type="float">
            <text:p>22064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24017460" calcext:value-type="float">
            <text:p>22401746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29000" calcext:value-type="float">
            <text:p>224029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38000" calcext:value-type="float">
            <text:p>224038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40000" calcext:value-type="float">
            <text:p>22404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45260" calcext:value-type="float">
            <text:p>22404526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52970" calcext:value-type="float">
            <text:p>22405297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57830" calcext:value-type="float">
            <text:p>22405783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67130" calcext:value-type="float">
            <text:p>22406713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081790" calcext:value-type="float">
            <text:p>22408179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113270" calcext:value-type="float">
            <text:p>22411327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130870" calcext:value-type="float">
            <text:p>22413087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141980" calcext:value-type="float">
            <text:p>22414198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196160" calcext:value-type="float">
            <text:p>22419616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304000" calcext:value-type="float">
            <text:p>224304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365000" calcext:value-type="float">
            <text:p>224365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376000" calcext:value-type="float">
            <text:p>224376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389000" calcext:value-type="float">
            <text:p>224389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499000" calcext:value-type="float">
            <text:p>224499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509000" calcext:value-type="float">
            <text:p>224509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548000" calcext:value-type="float">
            <text:p>224548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612000" calcext:value-type="float">
            <text:p>224612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641000" calcext:value-type="float">
            <text:p>224641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655000" calcext:value-type="float">
            <text:p>224655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4750000" calcext:value-type="float">
            <text:p>22475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28000" calcext:value-type="float">
            <text:p>225328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29000" calcext:value-type="float">
            <text:p>225329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70000" calcext:value-type="float">
            <text:p>22537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71000" calcext:value-type="float">
            <text:p>225371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83000" calcext:value-type="float">
            <text:p>225383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390000" calcext:value-type="float">
            <text:p>22539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5462000" calcext:value-type="float">
            <text:p>225462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002760" calcext:value-type="float">
            <text:p>2260027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004000" calcext:value-type="float">
            <text:p>22600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010880" calcext:value-type="float">
            <text:p>2260108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084000" calcext:value-type="float">
            <text:p>22608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05000" calcext:value-type="float">
            <text:p>22610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50000" calcext:value-type="float">
            <text:p>22615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58000" calcext:value-type="float">
            <text:p>22615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77000" calcext:value-type="float">
            <text:p>22617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78000" calcext:value-type="float">
            <text:p>22617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79000" calcext:value-type="float">
            <text:p>22617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199000" calcext:value-type="float">
            <text:p>22619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216000" calcext:value-type="float">
            <text:p>22621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243000" calcext:value-type="float">
            <text:p>22624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263000" calcext:value-type="float">
            <text:p>22626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267000" calcext:value-type="float">
            <text:p>22626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18000" calcext:value-type="float">
            <text:p>22631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21000" calcext:value-type="float">
            <text:p>22632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23000" calcext:value-type="float">
            <text:p>22632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24000" calcext:value-type="float">
            <text:p>22632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26000" calcext:value-type="float">
            <text:p>22632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28000" calcext:value-type="float">
            <text:p>22632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6338000" calcext:value-type="float">
            <text:p>22633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1450" calcext:value-type="float">
            <text:p>2270014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1510" calcext:value-type="float">
            <text:p>2270015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2330" calcext:value-type="float">
            <text:p>2270023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2630" calcext:value-type="float">
            <text:p>2270026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2960" calcext:value-type="float">
            <text:p>227002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050" calcext:value-type="float">
            <text:p>2270030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150" calcext:value-type="float">
            <text:p>2270031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560" calcext:value-type="float">
            <text:p>227003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630" calcext:value-type="float">
            <text:p>2270036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750" calcext:value-type="float">
            <text:p>227003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850" calcext:value-type="float">
            <text:p>2270038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3880" calcext:value-type="float">
            <text:p>2270038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180" calcext:value-type="float">
            <text:p>2270041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390" calcext:value-type="float">
            <text:p>2270043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410" calcext:value-type="float">
            <text:p>2270044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570" calcext:value-type="float">
            <text:p>2270045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660" calcext:value-type="float">
            <text:p>2270046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4900" calcext:value-type="float">
            <text:p>227004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5270" calcext:value-type="float">
            <text:p>2270052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5550" calcext:value-type="float">
            <text:p>2270055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6750" calcext:value-type="float">
            <text:p>227006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7760" calcext:value-type="float">
            <text:p>2270077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8170" calcext:value-type="float">
            <text:p>2270081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8670" calcext:value-type="float">
            <text:p>2270086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9310" calcext:value-type="float">
            <text:p>2270093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9320" calcext:value-type="float">
            <text:p>2270093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9430" calcext:value-type="float">
            <text:p>2270094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09990" calcext:value-type="float">
            <text:p>2270099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10230" calcext:value-type="float">
            <text:p>2270102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11870" calcext:value-type="float">
            <text:p>2270118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16100" calcext:value-type="float">
            <text:p>227016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17600" calcext:value-type="float">
            <text:p>227017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19140" calcext:value-type="float">
            <text:p>2270191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22600" calcext:value-type="float">
            <text:p>227022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23100" calcext:value-type="float">
            <text:p>227023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29970" calcext:value-type="float">
            <text:p>227029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32950" calcext:value-type="float">
            <text:p>2270329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43970" calcext:value-type="float">
            <text:p>227043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47880" calcext:value-type="float">
            <text:p>2270478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51000" calcext:value-type="float">
            <text:p>22705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56460" calcext:value-type="float">
            <text:p>2270564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57370" calcext:value-type="float">
            <text:p>2270573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58180" calcext:value-type="float">
            <text:p>2270581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59160" calcext:value-type="float">
            <text:p>2270591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60680" calcext:value-type="float">
            <text:p>227060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62780" calcext:value-type="float">
            <text:p>2270627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65530" calcext:value-type="float">
            <text:p>2270655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68140" calcext:value-type="float">
            <text:p>2270681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69470" calcext:value-type="float">
            <text:p>2270694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70250" calcext:value-type="float">
            <text:p>2270702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71310" calcext:value-type="float">
            <text:p>2270713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72550" calcext:value-type="float">
            <text:p>2270725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78960" calcext:value-type="float">
            <text:p>227078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78970" calcext:value-type="float">
            <text:p>227078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81120" calcext:value-type="float">
            <text:p>2270811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88590" calcext:value-type="float">
            <text:p>2270885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91000" calcext:value-type="float">
            <text:p>22709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094750" calcext:value-type="float">
            <text:p>227094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04210" calcext:value-type="float">
            <text:p>2271042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08900" calcext:value-type="float">
            <text:p>227108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3100" calcext:value-type="float">
            <text:p>227113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4300" calcext:value-type="float">
            <text:p>2271143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4630" calcext:value-type="float">
            <text:p>2271146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6100" calcext:value-type="float">
            <text:p>227116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8500" calcext:value-type="float">
            <text:p>2271185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18700" calcext:value-type="float">
            <text:p>22711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20320" calcext:value-type="float">
            <text:p>2271203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23700" calcext:value-type="float">
            <text:p>22712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27750" calcext:value-type="float">
            <text:p>227127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27900" calcext:value-type="float">
            <text:p>22712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28800" calcext:value-type="float">
            <text:p>227128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32470" calcext:value-type="float">
            <text:p>2271324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33520" calcext:value-type="float">
            <text:p>227133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38600" calcext:value-type="float">
            <text:p>227138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2200" calcext:value-type="float">
            <text:p>2271422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2300" calcext:value-type="float">
            <text:p>2271423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3600" calcext:value-type="float">
            <text:p>227143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3900" calcext:value-type="float">
            <text:p>227143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4300" calcext:value-type="float">
            <text:p>2271443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4500" calcext:value-type="float">
            <text:p>2271445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5190" calcext:value-type="float">
            <text:p>227145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5700" calcext:value-type="float">
            <text:p>22714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6400" calcext:value-type="float">
            <text:p>2271464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8000" calcext:value-type="float">
            <text:p>22714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49730" calcext:value-type="float">
            <text:p>2271497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58280" calcext:value-type="float">
            <text:p>2271582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58520" calcext:value-type="float">
            <text:p>227158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62120" calcext:value-type="float">
            <text:p>2271621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62950" calcext:value-type="float">
            <text:p>2271629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63870" calcext:value-type="float">
            <text:p>2271638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67050" calcext:value-type="float">
            <text:p>2271670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69310" calcext:value-type="float">
            <text:p>2271693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75090" calcext:value-type="float">
            <text:p>2271750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77420" calcext:value-type="float">
            <text:p>2271774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78330" calcext:value-type="float">
            <text:p>2271783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78370" calcext:value-type="float">
            <text:p>2271783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84260" calcext:value-type="float">
            <text:p>2271842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85340" calcext:value-type="float">
            <text:p>2271853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85540" calcext:value-type="float">
            <text:p>2271855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88250" calcext:value-type="float">
            <text:p>2271882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91950" calcext:value-type="float">
            <text:p>2271919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93740" calcext:value-type="float">
            <text:p>2271937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199080" calcext:value-type="float">
            <text:p>2271990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11050" calcext:value-type="float">
            <text:p>2272110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14920" calcext:value-type="float">
            <text:p>227214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17470" calcext:value-type="float">
            <text:p>2272174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1130" calcext:value-type="float">
            <text:p>2272211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2000" calcext:value-type="float">
            <text:p>22722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4480" calcext:value-type="float">
            <text:p>2272244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6450" calcext:value-type="float">
            <text:p>2272264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7410" calcext:value-type="float">
            <text:p>2272274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7590" calcext:value-type="float">
            <text:p>2272275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9070" calcext:value-type="float">
            <text:p>2272290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29850" calcext:value-type="float">
            <text:p>2272298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32410" calcext:value-type="float">
            <text:p>2272324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43810" calcext:value-type="float">
            <text:p>2272438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45210" calcext:value-type="float">
            <text:p>2272452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58290" calcext:value-type="float">
            <text:p>2272582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63970" calcext:value-type="float">
            <text:p>227263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65650" calcext:value-type="float">
            <text:p>2272656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0000" calcext:value-type="float">
            <text:p>22727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5870" calcext:value-type="float">
            <text:p>2272758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6230" calcext:value-type="float">
            <text:p>2272762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7330" calcext:value-type="float">
            <text:p>2272773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8000" calcext:value-type="float">
            <text:p>22727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8350" calcext:value-type="float">
            <text:p>2272783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78980" calcext:value-type="float">
            <text:p>227278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0910" calcext:value-type="float">
            <text:p>2272809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3010" calcext:value-type="float">
            <text:p>2272830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5670" calcext:value-type="float">
            <text:p>2272856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6000" calcext:value-type="float">
            <text:p>22728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8130" calcext:value-type="float">
            <text:p>2272881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89990" calcext:value-type="float">
            <text:p>2272899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0810" calcext:value-type="float">
            <text:p>2272908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1510" calcext:value-type="float">
            <text:p>2272915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4470" calcext:value-type="float">
            <text:p>2272944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4530" calcext:value-type="float">
            <text:p>2272945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7000" calcext:value-type="float">
            <text:p>22729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298110" calcext:value-type="float">
            <text:p>2272981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0000" calcext:value-type="float">
            <text:p>22730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3000" calcext:value-type="float">
            <text:p>22730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3430" calcext:value-type="float">
            <text:p>2273034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6100" calcext:value-type="float">
            <text:p>227306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7000" calcext:value-type="float">
            <text:p>22730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8000" calcext:value-type="float">
            <text:p>22730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09000" calcext:value-type="float">
            <text:p>22730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0000" calcext:value-type="float">
            <text:p>22731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0150" calcext:value-type="float">
            <text:p>2273101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1000" calcext:value-type="float">
            <text:p>22731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2180" calcext:value-type="float">
            <text:p>2273121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4000" calcext:value-type="float">
            <text:p>22731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4170" calcext:value-type="float">
            <text:p>2273141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5110" calcext:value-type="float">
            <text:p>2273151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5190" calcext:value-type="float">
            <text:p>227315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5560" calcext:value-type="float">
            <text:p>227315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6100" calcext:value-type="float">
            <text:p>227316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7000" calcext:value-type="float">
            <text:p>22731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7030" calcext:value-type="float">
            <text:p>2273170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8010" calcext:value-type="float">
            <text:p>2273180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8170" calcext:value-type="float">
            <text:p>2273181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9130" calcext:value-type="float">
            <text:p>2273191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9490" calcext:value-type="float">
            <text:p>2273194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19570" calcext:value-type="float">
            <text:p>2273195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0000" calcext:value-type="float">
            <text:p>22732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0160" calcext:value-type="float">
            <text:p>2273201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0660" calcext:value-type="float">
            <text:p>2273206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1500" calcext:value-type="float">
            <text:p>2273215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2670" calcext:value-type="float">
            <text:p>2273226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2690" calcext:value-type="float">
            <text:p>2273226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3270" calcext:value-type="float">
            <text:p>2273232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5680" calcext:value-type="float">
            <text:p>227325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7000" calcext:value-type="float">
            <text:p>22732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28110" calcext:value-type="float">
            <text:p>2273281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0000" calcext:value-type="float">
            <text:p>22733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4960" calcext:value-type="float">
            <text:p>227334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6000" calcext:value-type="float">
            <text:p>22733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7570" calcext:value-type="float">
            <text:p>2273375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8000" calcext:value-type="float">
            <text:p>22733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8080" calcext:value-type="float">
            <text:p>2273380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38990" calcext:value-type="float">
            <text:p>2273389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0000" calcext:value-type="float">
            <text:p>22734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0300" calcext:value-type="float">
            <text:p>2273403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2250" calcext:value-type="float">
            <text:p>2273422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6000" calcext:value-type="float">
            <text:p>22734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7000" calcext:value-type="float">
            <text:p>22734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49390" calcext:value-type="float">
            <text:p>2273493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53790" calcext:value-type="float">
            <text:p>2273537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53820" calcext:value-type="float">
            <text:p>2273538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55000" calcext:value-type="float">
            <text:p>22735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55190" calcext:value-type="float">
            <text:p>227355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55680" calcext:value-type="float">
            <text:p>227355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1610" calcext:value-type="float">
            <text:p>2273616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2110" calcext:value-type="float">
            <text:p>2273621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3370" calcext:value-type="float">
            <text:p>2273633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4000" calcext:value-type="float">
            <text:p>22736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5150" calcext:value-type="float">
            <text:p>2273651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6000" calcext:value-type="float">
            <text:p>22736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69960" calcext:value-type="float">
            <text:p>227369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72000" calcext:value-type="float">
            <text:p>22737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72930" calcext:value-type="float">
            <text:p>227372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75000" calcext:value-type="float">
            <text:p>22737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76000" calcext:value-type="float">
            <text:p>22737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0000" calcext:value-type="float">
            <text:p>22738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0730" calcext:value-type="float">
            <text:p>2273807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2020" calcext:value-type="float">
            <text:p>2273820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2750" calcext:value-type="float">
            <text:p>227382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3920" calcext:value-type="float">
            <text:p>227383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4220" calcext:value-type="float">
            <text:p>2273842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85160" calcext:value-type="float">
            <text:p>2273851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1000" calcext:value-type="float">
            <text:p>22739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1760" calcext:value-type="float">
            <text:p>2273917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2000" calcext:value-type="float">
            <text:p>22739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2140" calcext:value-type="float">
            <text:p>2273921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3000" calcext:value-type="float">
            <text:p>22739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4750" calcext:value-type="float">
            <text:p>227394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6000" calcext:value-type="float">
            <text:p>22739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6550" calcext:value-type="float">
            <text:p>2273965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397000" calcext:value-type="float">
            <text:p>22739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0140" calcext:value-type="float">
            <text:p>2274001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0510" calcext:value-type="float">
            <text:p>2274005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0680" calcext:value-type="float">
            <text:p>227400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1470" calcext:value-type="float">
            <text:p>2274014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2190" calcext:value-type="float">
            <text:p>227402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6000" calcext:value-type="float">
            <text:p>22740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8000" calcext:value-type="float">
            <text:p>22740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8710" calcext:value-type="float">
            <text:p>2274087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8990" calcext:value-type="float">
            <text:p>2274089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09000" calcext:value-type="float">
            <text:p>22740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0000" calcext:value-type="float">
            <text:p>22741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1000" calcext:value-type="float">
            <text:p>22741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1830" calcext:value-type="float">
            <text:p>2274118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2000" calcext:value-type="float">
            <text:p>22741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3000" calcext:value-type="float">
            <text:p>22741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3520" calcext:value-type="float">
            <text:p>227413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4080" calcext:value-type="float">
            <text:p>2274140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4880" calcext:value-type="float">
            <text:p>2274148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4940" calcext:value-type="float">
            <text:p>2274149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5000" calcext:value-type="float">
            <text:p>22741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16000" calcext:value-type="float">
            <text:p>22741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26000" calcext:value-type="float">
            <text:p>22742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28000" calcext:value-type="float">
            <text:p>22742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30000" calcext:value-type="float">
            <text:p>22743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36000" calcext:value-type="float">
            <text:p>22743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43000" calcext:value-type="float">
            <text:p>22744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69000" calcext:value-type="float">
            <text:p>22746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72000" calcext:value-type="float">
            <text:p>22747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74000" calcext:value-type="float">
            <text:p>2274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79000" calcext:value-type="float">
            <text:p>22747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81000" calcext:value-type="float">
            <text:p>22748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83000" calcext:value-type="float">
            <text:p>22748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85000" calcext:value-type="float">
            <text:p>22748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486000" calcext:value-type="float">
            <text:p>22748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04120" calcext:value-type="float">
            <text:p>2275041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12000" calcext:value-type="float">
            <text:p>22751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13000" calcext:value-type="float">
            <text:p>22751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19920" calcext:value-type="float">
            <text:p>227519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20000" calcext:value-type="float">
            <text:p>22752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21960" calcext:value-type="float">
            <text:p>227521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25020" calcext:value-type="float">
            <text:p>2275250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27550" calcext:value-type="float">
            <text:p>2275275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32000" calcext:value-type="float">
            <text:p>22753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34410" calcext:value-type="float">
            <text:p>2275344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36540" calcext:value-type="float">
            <text:p>2275365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36950" calcext:value-type="float">
            <text:p>2275369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1490" calcext:value-type="float">
            <text:p>2275414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6430" calcext:value-type="float">
            <text:p>2275464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6690" calcext:value-type="float">
            <text:p>2275466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6740" calcext:value-type="float">
            <text:p>2275467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7820" calcext:value-type="float">
            <text:p>2275478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7920" calcext:value-type="float">
            <text:p>227547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7990" calcext:value-type="float">
            <text:p>2275479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8120" calcext:value-type="float">
            <text:p>2275481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9140" calcext:value-type="float">
            <text:p>2275491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9450" calcext:value-type="float">
            <text:p>2275494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49890" calcext:value-type="float">
            <text:p>2275498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50490" calcext:value-type="float">
            <text:p>2275504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50850" calcext:value-type="float">
            <text:p>2275508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51320" calcext:value-type="float">
            <text:p>2275513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53430" calcext:value-type="float">
            <text:p>2275534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58000" calcext:value-type="float">
            <text:p>22755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61000" calcext:value-type="float">
            <text:p>22756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63000" calcext:value-type="float">
            <text:p>22756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66870" calcext:value-type="float">
            <text:p>2275668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67680" calcext:value-type="float">
            <text:p>227567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69380" calcext:value-type="float">
            <text:p>2275693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0000" calcext:value-type="float">
            <text:p>22757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0560" calcext:value-type="float">
            <text:p>227570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1190" calcext:value-type="float">
            <text:p>227571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3170" calcext:value-type="float">
            <text:p>2275731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3440" calcext:value-type="float">
            <text:p>2275734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3960" calcext:value-type="float">
            <text:p>2275739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4000" calcext:value-type="float">
            <text:p>2275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4020" calcext:value-type="float">
            <text:p>2275740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5000" calcext:value-type="float">
            <text:p>22757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7000" calcext:value-type="float">
            <text:p>22757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8460" calcext:value-type="float">
            <text:p>2275784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9000" calcext:value-type="float">
            <text:p>22757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79930" calcext:value-type="float">
            <text:p>227579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0280" calcext:value-type="float">
            <text:p>2275802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0520" calcext:value-type="float">
            <text:p>227580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1000" calcext:value-type="float">
            <text:p>22758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3000" calcext:value-type="float">
            <text:p>22758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4000" calcext:value-type="float">
            <text:p>22758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8930" calcext:value-type="float">
            <text:p>227588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8970" calcext:value-type="float">
            <text:p>227588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9000" calcext:value-type="float">
            <text:p>22758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9520" calcext:value-type="float">
            <text:p>227589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89980" calcext:value-type="float">
            <text:p>227589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0000" calcext:value-type="float">
            <text:p>22759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0030" calcext:value-type="float">
            <text:p>2275900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0980" calcext:value-type="float">
            <text:p>227590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1030" calcext:value-type="float">
            <text:p>2275910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2000" calcext:value-type="float">
            <text:p>22759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2820" calcext:value-type="float">
            <text:p>2275928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3450" calcext:value-type="float">
            <text:p>2275934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5000" calcext:value-type="float">
            <text:p>22759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7130" calcext:value-type="float">
            <text:p>2275971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598930" calcext:value-type="float">
            <text:p>227598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08410" calcext:value-type="float">
            <text:p>2276084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0520" calcext:value-type="float">
            <text:p>227610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1670" calcext:value-type="float">
            <text:p>2276116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1930" calcext:value-type="float">
            <text:p>227611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2820" calcext:value-type="float">
            <text:p>2276128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2860" calcext:value-type="float">
            <text:p>2276128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3780" calcext:value-type="float">
            <text:p>2276137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16510" calcext:value-type="float">
            <text:p>2276165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21940" calcext:value-type="float">
            <text:p>2276219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24270" calcext:value-type="float">
            <text:p>2276242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24390" calcext:value-type="float">
            <text:p>2276243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28730" calcext:value-type="float">
            <text:p>2276287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0560" calcext:value-type="float">
            <text:p>227630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1450" calcext:value-type="float">
            <text:p>2276314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1770" calcext:value-type="float">
            <text:p>2276317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1850" calcext:value-type="float">
            <text:p>2276318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2830" calcext:value-type="float">
            <text:p>2276328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5210" calcext:value-type="float">
            <text:p>2276352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5650" calcext:value-type="float">
            <text:p>2276356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5680" calcext:value-type="float">
            <text:p>2276356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5980" calcext:value-type="float">
            <text:p>227635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6480" calcext:value-type="float">
            <text:p>2276364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8530" calcext:value-type="float">
            <text:p>2276385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39660" calcext:value-type="float">
            <text:p>2276396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0190" calcext:value-type="float">
            <text:p>2276401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0710" calcext:value-type="float">
            <text:p>2276407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1020" calcext:value-type="float">
            <text:p>2276410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1920" calcext:value-type="float">
            <text:p>227641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3980" calcext:value-type="float">
            <text:p>227643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4930" calcext:value-type="float">
            <text:p>227644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5860" calcext:value-type="float">
            <text:p>2276458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47090" calcext:value-type="float">
            <text:p>2276470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50230" calcext:value-type="float">
            <text:p>2276502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53980" calcext:value-type="float">
            <text:p>2276539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54220" calcext:value-type="float">
            <text:p>2276542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56810" calcext:value-type="float">
            <text:p>2276568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66970" calcext:value-type="float">
            <text:p>2276669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67550" calcext:value-type="float">
            <text:p>2276675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67630" calcext:value-type="float">
            <text:p>2276676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1520" calcext:value-type="float">
            <text:p>2276815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1710" calcext:value-type="float">
            <text:p>2276817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3480" calcext:value-type="float">
            <text:p>2276834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5830" calcext:value-type="float">
            <text:p>2276858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6540" calcext:value-type="float">
            <text:p>2276865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6570" calcext:value-type="float">
            <text:p>2276865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6920" calcext:value-type="float">
            <text:p>2276869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88950" calcext:value-type="float">
            <text:p>2276889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90560" calcext:value-type="float">
            <text:p>227690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696930" calcext:value-type="float">
            <text:p>2276969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01720" calcext:value-type="float">
            <text:p>2277017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02670" calcext:value-type="float">
            <text:p>22770267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04000" calcext:value-type="float">
            <text:p>22770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05102" calcext:value-type="float">
            <text:p>227705102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09530" calcext:value-type="float">
            <text:p>2277095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0560" calcext:value-type="float">
            <text:p>2277105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2460" calcext:value-type="float">
            <text:p>2277124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3010" calcext:value-type="float">
            <text:p>2277130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4320" calcext:value-type="float">
            <text:p>2277143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5260" calcext:value-type="float">
            <text:p>2277152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19220" calcext:value-type="float">
            <text:p>2277192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21320" calcext:value-type="float">
            <text:p>2277213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21660" calcext:value-type="float">
            <text:p>22772166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30220" calcext:value-type="float">
            <text:p>22773022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34750" calcext:value-type="float">
            <text:p>227734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36540" calcext:value-type="float">
            <text:p>2277365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39940" calcext:value-type="float">
            <text:p>2277399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41610" calcext:value-type="float">
            <text:p>2277416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51330" calcext:value-type="float">
            <text:p>2277513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54710" calcext:value-type="float">
            <text:p>2277547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54790" calcext:value-type="float">
            <text:p>22775479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62340" calcext:value-type="float">
            <text:p>2277623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64330" calcext:value-type="float">
            <text:p>22776433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66910" calcext:value-type="float">
            <text:p>22776691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85750" calcext:value-type="float">
            <text:p>227785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87750" calcext:value-type="float">
            <text:p>22778775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96240" calcext:value-type="float">
            <text:p>22779624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798280" calcext:value-type="float">
            <text:p>22779828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03000" calcext:value-type="float">
            <text:p>22780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06000" calcext:value-type="float">
            <text:p>22780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06500" calcext:value-type="float">
            <text:p>2278065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08000" calcext:value-type="float">
            <text:p>22780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20000" calcext:value-type="float">
            <text:p>22782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22000" calcext:value-type="float">
            <text:p>22782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27000" calcext:value-type="float">
            <text:p>22782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31000" calcext:value-type="float">
            <text:p>22783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33000" calcext:value-type="float">
            <text:p>22783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34000" calcext:value-type="float">
            <text:p>22783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43000" calcext:value-type="float">
            <text:p>22784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44000" calcext:value-type="float">
            <text:p>22784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52000" calcext:value-type="float">
            <text:p>22785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55000" calcext:value-type="float">
            <text:p>22785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56000" calcext:value-type="float">
            <text:p>22785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60000" calcext:value-type="float">
            <text:p>22786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66000" calcext:value-type="float">
            <text:p>22786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67000" calcext:value-type="float">
            <text:p>22786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75000" calcext:value-type="float">
            <text:p>22787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76000" calcext:value-type="float">
            <text:p>22787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77000" calcext:value-type="float">
            <text:p>22787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78000" calcext:value-type="float">
            <text:p>22787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79000" calcext:value-type="float">
            <text:p>22787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94000" calcext:value-type="float">
            <text:p>22789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895000" calcext:value-type="float">
            <text:p>22789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03000" calcext:value-type="float">
            <text:p>22790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04000" calcext:value-type="float">
            <text:p>22790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05000" calcext:value-type="float">
            <text:p>22790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12000" calcext:value-type="float">
            <text:p>22791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15000" calcext:value-type="float">
            <text:p>22791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16000" calcext:value-type="float">
            <text:p>22791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17000" calcext:value-type="float">
            <text:p>22791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22000" calcext:value-type="float">
            <text:p>22792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41000" calcext:value-type="float">
            <text:p>22794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62000" calcext:value-type="float">
            <text:p>22796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77000" calcext:value-type="float">
            <text:p>22797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81000" calcext:value-type="float">
            <text:p>22798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83200" calcext:value-type="float">
            <text:p>2279832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84000" calcext:value-type="float">
            <text:p>22798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88000" calcext:value-type="float">
            <text:p>22798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89000" calcext:value-type="float">
            <text:p>22798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7999400" calcext:value-type="float">
            <text:p>2279994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04600" calcext:value-type="float">
            <text:p>228004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05700" calcext:value-type="float">
            <text:p>22800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09900" calcext:value-type="float">
            <text:p>228009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4600" calcext:value-type="float">
            <text:p>228014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5700" calcext:value-type="float">
            <text:p>22801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6000" calcext:value-type="float">
            <text:p>22801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6900" calcext:value-type="float">
            <text:p>228016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7700" calcext:value-type="float">
            <text:p>22801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8700" calcext:value-type="float">
            <text:p>22801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18800" calcext:value-type="float">
            <text:p>228018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0600" calcext:value-type="float">
            <text:p>22802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0700" calcext:value-type="float">
            <text:p>228020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0900" calcext:value-type="float">
            <text:p>228020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1600" calcext:value-type="float">
            <text:p>22802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1700" calcext:value-type="float">
            <text:p>22802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2900" calcext:value-type="float">
            <text:p>228022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4800" calcext:value-type="float">
            <text:p>228024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5700" calcext:value-type="float">
            <text:p>22802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6600" calcext:value-type="float">
            <text:p>22802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6700" calcext:value-type="float">
            <text:p>228026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8900" calcext:value-type="float">
            <text:p>228028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9700" calcext:value-type="float">
            <text:p>228029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29800" calcext:value-type="float">
            <text:p>228029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2800" calcext:value-type="float">
            <text:p>228032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2900" calcext:value-type="float">
            <text:p>228032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3600" calcext:value-type="float">
            <text:p>228033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3800" calcext:value-type="float">
            <text:p>228033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5600" calcext:value-type="float">
            <text:p>228035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5800" calcext:value-type="float">
            <text:p>228035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5900" calcext:value-type="float">
            <text:p>228035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7600" calcext:value-type="float">
            <text:p>228037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7700" calcext:value-type="float">
            <text:p>22803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7900" calcext:value-type="float">
            <text:p>22803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39800" calcext:value-type="float">
            <text:p>228039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0600" calcext:value-type="float">
            <text:p>22804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1600" calcext:value-type="float">
            <text:p>22804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2600" calcext:value-type="float">
            <text:p>228042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7700" calcext:value-type="float">
            <text:p>22804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7800" calcext:value-type="float">
            <text:p>22804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47900" calcext:value-type="float">
            <text:p>22804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51000" calcext:value-type="float">
            <text:p>22805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53700" calcext:value-type="float">
            <text:p>22805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59800" calcext:value-type="float">
            <text:p>228059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59900" calcext:value-type="float">
            <text:p>228059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4900" calcext:value-type="float">
            <text:p>228064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5900" calcext:value-type="float">
            <text:p>228065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6700" calcext:value-type="float">
            <text:p>228066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6900" calcext:value-type="float">
            <text:p>228066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7800" calcext:value-type="float">
            <text:p>22806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7900" calcext:value-type="float">
            <text:p>22806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8600" calcext:value-type="float">
            <text:p>228068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68700" calcext:value-type="float">
            <text:p>22806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70600" calcext:value-type="float">
            <text:p>22807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70700" calcext:value-type="float">
            <text:p>228070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70900" calcext:value-type="float">
            <text:p>228070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084000" calcext:value-type="float">
            <text:p>22808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06800" calcext:value-type="float">
            <text:p>228106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07800" calcext:value-type="float">
            <text:p>22810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09000" calcext:value-type="float">
            <text:p>22810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1000" calcext:value-type="float">
            <text:p>22811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3000" calcext:value-type="float">
            <text:p>22811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4000" calcext:value-type="float">
            <text:p>22811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7000" calcext:value-type="float">
            <text:p>22811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8700" calcext:value-type="float">
            <text:p>22811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19000" calcext:value-type="float">
            <text:p>22811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20000" calcext:value-type="float">
            <text:p>22812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24800" calcext:value-type="float">
            <text:p>228124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26000" calcext:value-type="float">
            <text:p>22812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0000" calcext:value-type="float">
            <text:p>22813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1000" calcext:value-type="float">
            <text:p>22813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1600" calcext:value-type="float">
            <text:p>22813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3000" calcext:value-type="float">
            <text:p>22813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5000" calcext:value-type="float">
            <text:p>22813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7900" calcext:value-type="float">
            <text:p>22813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38000" calcext:value-type="float">
            <text:p>22813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40600" calcext:value-type="float">
            <text:p>22814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44000" calcext:value-type="float">
            <text:p>22814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50000" calcext:value-type="float">
            <text:p>22815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51700" calcext:value-type="float">
            <text:p>22815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55700" calcext:value-type="float">
            <text:p>22815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57000" calcext:value-type="float">
            <text:p>22815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58000" calcext:value-type="float">
            <text:p>22815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0000" calcext:value-type="float">
            <text:p>22816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0600" calcext:value-type="float">
            <text:p>22816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0900" calcext:value-type="float">
            <text:p>228160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5700" calcext:value-type="float">
            <text:p>22816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6600" calcext:value-type="float">
            <text:p>22816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7900" calcext:value-type="float">
            <text:p>22816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8600" calcext:value-type="float">
            <text:p>228168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69000" calcext:value-type="float">
            <text:p>22816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71600" calcext:value-type="float">
            <text:p>22817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72000" calcext:value-type="float">
            <text:p>22817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74600" calcext:value-type="float">
            <text:p>228174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83600" calcext:value-type="float">
            <text:p>228183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84000" calcext:value-type="float">
            <text:p>22818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86700" calcext:value-type="float">
            <text:p>228186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0600" calcext:value-type="float">
            <text:p>22819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3700" calcext:value-type="float">
            <text:p>22819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4000" calcext:value-type="float">
            <text:p>22819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5000" calcext:value-type="float">
            <text:p>22819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5800" calcext:value-type="float">
            <text:p>228195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197800" calcext:value-type="float">
            <text:p>22819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3800" calcext:value-type="float">
            <text:p>228203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5800" calcext:value-type="float">
            <text:p>228205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6600" calcext:value-type="float">
            <text:p>22820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7700" calcext:value-type="float">
            <text:p>22820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8700" calcext:value-type="float">
            <text:p>22820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8800" calcext:value-type="float">
            <text:p>228208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09700" calcext:value-type="float">
            <text:p>228209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0800" calcext:value-type="float">
            <text:p>228210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1700" calcext:value-type="float">
            <text:p>22821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1900" calcext:value-type="float">
            <text:p>228211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3000" calcext:value-type="float">
            <text:p>22821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3700" calcext:value-type="float">
            <text:p>22821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5700" calcext:value-type="float">
            <text:p>22821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6600" calcext:value-type="float">
            <text:p>22821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8000" calcext:value-type="float">
            <text:p>22821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8700" calcext:value-type="float">
            <text:p>22821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19000" calcext:value-type="float">
            <text:p>22821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22900" calcext:value-type="float">
            <text:p>228222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23000" calcext:value-type="float">
            <text:p>22822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26000" calcext:value-type="float">
            <text:p>22822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28800" calcext:value-type="float">
            <text:p>228228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4700" calcext:value-type="float">
            <text:p>228234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4900" calcext:value-type="float">
            <text:p>228234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5000" calcext:value-type="float">
            <text:p>22823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6000" calcext:value-type="float">
            <text:p>22823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6600" calcext:value-type="float">
            <text:p>22823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6700" calcext:value-type="float">
            <text:p>228236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8600" calcext:value-type="float">
            <text:p>228238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8700" calcext:value-type="float">
            <text:p>228238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9000" calcext:value-type="float">
            <text:p>22823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39900" calcext:value-type="float">
            <text:p>228239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0000" calcext:value-type="float">
            <text:p>22824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0600" calcext:value-type="float">
            <text:p>22824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0800" calcext:value-type="float">
            <text:p>228240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0900" calcext:value-type="float">
            <text:p>228240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7000" calcext:value-type="float">
            <text:p>22824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7700" calcext:value-type="float">
            <text:p>22824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48000" calcext:value-type="float">
            <text:p>22824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1000" calcext:value-type="float">
            <text:p>22825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1700" calcext:value-type="float">
            <text:p>22825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2000" calcext:value-type="float">
            <text:p>22825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3900" calcext:value-type="float">
            <text:p>228253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8000" calcext:value-type="float">
            <text:p>22825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9000" calcext:value-type="float">
            <text:p>22825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59600" calcext:value-type="float">
            <text:p>228259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3700" calcext:value-type="float">
            <text:p>22826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3900" calcext:value-type="float">
            <text:p>228263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4000" calcext:value-type="float">
            <text:p>22826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4600" calcext:value-type="float">
            <text:p>228264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7700" calcext:value-type="float">
            <text:p>22826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67900" calcext:value-type="float">
            <text:p>228267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75600" calcext:value-type="float">
            <text:p>228275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77800" calcext:value-type="float">
            <text:p>22827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78600" calcext:value-type="float">
            <text:p>228278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79600" calcext:value-type="float">
            <text:p>228279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81000" calcext:value-type="float">
            <text:p>22828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82000" calcext:value-type="float">
            <text:p>22828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87000" calcext:value-type="float">
            <text:p>22828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88000" calcext:value-type="float">
            <text:p>22828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92700" calcext:value-type="float">
            <text:p>228292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93000" calcext:value-type="float">
            <text:p>22829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95700" calcext:value-type="float">
            <text:p>22829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98800" calcext:value-type="float">
            <text:p>228298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299900" calcext:value-type="float">
            <text:p>228299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0000" calcext:value-type="float">
            <text:p>22830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1600" calcext:value-type="float">
            <text:p>22830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1700" calcext:value-type="float">
            <text:p>22830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1900" calcext:value-type="float">
            <text:p>228301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2900" calcext:value-type="float">
            <text:p>228302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06000" calcext:value-type="float">
            <text:p>22830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11600" calcext:value-type="float">
            <text:p>22831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15600" calcext:value-type="float">
            <text:p>228315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15700" calcext:value-type="float">
            <text:p>228315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16800" calcext:value-type="float">
            <text:p>228316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19700" calcext:value-type="float">
            <text:p>228319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1000" calcext:value-type="float">
            <text:p>22832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1600" calcext:value-type="float">
            <text:p>228321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2700" calcext:value-type="float">
            <text:p>228322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4000" calcext:value-type="float">
            <text:p>22832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9000" calcext:value-type="float">
            <text:p>22832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29800" calcext:value-type="float">
            <text:p>228329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0600" calcext:value-type="float">
            <text:p>228330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0700" calcext:value-type="float">
            <text:p>228330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2000" calcext:value-type="float">
            <text:p>22833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3000" calcext:value-type="float">
            <text:p>22833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3700" calcext:value-type="float">
            <text:p>228333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5900" calcext:value-type="float">
            <text:p>2283359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6000" calcext:value-type="float">
            <text:p>22833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6600" calcext:value-type="float">
            <text:p>228336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7700" calcext:value-type="float">
            <text:p>228337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7800" calcext:value-type="float">
            <text:p>228337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39000" calcext:value-type="float">
            <text:p>22833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44700" calcext:value-type="float">
            <text:p>228344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44800" calcext:value-type="float">
            <text:p>228344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45800" calcext:value-type="float">
            <text:p>228345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51700" calcext:value-type="float">
            <text:p>2283517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53600" calcext:value-type="float">
            <text:p>2283536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55800" calcext:value-type="float">
            <text:p>2283558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67000" calcext:value-type="float">
            <text:p>22836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70000" calcext:value-type="float">
            <text:p>22837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74000" calcext:value-type="float">
            <text:p>2283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76000" calcext:value-type="float">
            <text:p>22837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78000" calcext:value-type="float">
            <text:p>22837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80000" calcext:value-type="float">
            <text:p>22838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83000" calcext:value-type="float">
            <text:p>22838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87000" calcext:value-type="float">
            <text:p>22838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394000" calcext:value-type="float">
            <text:p>22839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503000" calcext:value-type="float">
            <text:p>22850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621000" calcext:value-type="float">
            <text:p>22862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27000" calcext:value-type="float">
            <text:p>22872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28000" calcext:value-type="float">
            <text:p>22872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36000" calcext:value-type="float">
            <text:p>22873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62000" calcext:value-type="float">
            <text:p>22876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64000" calcext:value-type="float">
            <text:p>22876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93000" calcext:value-type="float">
            <text:p>22879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96000" calcext:value-type="float">
            <text:p>22879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97000" calcext:value-type="float">
            <text:p>22879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799000" calcext:value-type="float">
            <text:p>22879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03100" calcext:value-type="float">
            <text:p>228803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06000" calcext:value-type="float">
            <text:p>22880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13000" calcext:value-type="float">
            <text:p>22881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17100" calcext:value-type="float">
            <text:p>2288171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27000" calcext:value-type="float">
            <text:p>22882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40000" calcext:value-type="float">
            <text:p>22884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42000" calcext:value-type="float">
            <text:p>22884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43000" calcext:value-type="float">
            <text:p>22884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48000" calcext:value-type="float">
            <text:p>22884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49000" calcext:value-type="float">
            <text:p>22884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58000" calcext:value-type="float">
            <text:p>22885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74000" calcext:value-type="float">
            <text:p>2288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80000" calcext:value-type="float">
            <text:p>22888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87300" calcext:value-type="float">
            <text:p>2288873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88000" calcext:value-type="float">
            <text:p>22888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93000" calcext:value-type="float">
            <text:p>228893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899000" calcext:value-type="float">
            <text:p>22889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05000" calcext:value-type="float">
            <text:p>22890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10000" calcext:value-type="float">
            <text:p>22891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17000" calcext:value-type="float">
            <text:p>22891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19000" calcext:value-type="float">
            <text:p>22891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22000" calcext:value-type="float">
            <text:p>228922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25000" calcext:value-type="float">
            <text:p>22892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26000" calcext:value-type="float">
            <text:p>22892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29000" calcext:value-type="float">
            <text:p>228929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31000" calcext:value-type="float">
            <text:p>22893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35000" calcext:value-type="float">
            <text:p>22893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41000" calcext:value-type="float">
            <text:p>228941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45000" calcext:value-type="float">
            <text:p>22894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46000" calcext:value-type="float">
            <text:p>228946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47000" calcext:value-type="float">
            <text:p>228947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54000" calcext:value-type="float">
            <text:p>22895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28975000" calcext:value-type="float">
            <text:p>228975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30011000" calcext:value-type="float">
            <text:p>230011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035980" calcext:value-type="float">
            <text:p>23003598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061700" calcext:value-type="float">
            <text:p>2300617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357000" calcext:value-type="float">
            <text:p>230357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17000" calcext:value-type="float">
            <text:p>230617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18000" calcext:value-type="float">
            <text:p>230618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20000" calcext:value-type="float">
            <text:p>230620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22000" calcext:value-type="float">
            <text:p>230622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24000" calcext:value-type="float">
            <text:p>230624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31000" calcext:value-type="float">
            <text:p>230631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35000" calcext:value-type="float">
            <text:p>230635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48000" calcext:value-type="float">
            <text:p>230648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656000" calcext:value-type="float">
            <text:p>230656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941700" calcext:value-type="float">
            <text:p>2309417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965000" calcext:value-type="float">
            <text:p>230965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0994000" calcext:value-type="float">
            <text:p>230994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31701000" calcext:value-type="float">
            <text:p>231701000</text:p>
          </table:table-cell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 office:value-type="float" office:value="232002833" calcext:value-type="float">
            <text:p>23200283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4630" calcext:value-type="float">
            <text:p>23200463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270" calcext:value-type="float">
            <text:p>23200527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410" calcext:value-type="float">
            <text:p>23200541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610" calcext:value-type="float">
            <text:p>23200561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700" calcext:value-type="float">
            <text:p>2320057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775" calcext:value-type="float">
            <text:p>23200577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800" calcext:value-type="float">
            <text:p>2320058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05850" calcext:value-type="float">
            <text:p>23200585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079000" calcext:value-type="float">
            <text:p>23207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156000" calcext:value-type="float">
            <text:p>232156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167000" calcext:value-type="float">
            <text:p>23216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168000" calcext:value-type="float">
            <text:p>23216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240000" calcext:value-type="float">
            <text:p>232240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374000" calcext:value-type="float">
            <text:p>232374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616000" calcext:value-type="float">
            <text:p>232616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664000" calcext:value-type="float">
            <text:p>232664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752000" calcext:value-type="float">
            <text:p>23275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872000" calcext:value-type="float">
            <text:p>23287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971000" calcext:value-type="float">
            <text:p>232971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2977000" calcext:value-type="float">
            <text:p>23297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3150000" calcext:value-type="float">
            <text:p>233150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3234000" calcext:value-type="float">
            <text:p>233234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3789000" calcext:value-type="float">
            <text:p>23378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3921000" calcext:value-type="float">
            <text:p>233921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4056000" calcext:value-type="float">
            <text:p>234056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4171000" calcext:value-type="float">
            <text:p>234171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4597000" calcext:value-type="float">
            <text:p>23459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4605000" calcext:value-type="float">
            <text:p>234605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4637000" calcext:value-type="float">
            <text:p>23463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2250" calcext:value-type="float">
            <text:p>23500225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3780" calcext:value-type="float">
            <text:p>23500378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5150" calcext:value-type="float">
            <text:p>23500515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5270" calcext:value-type="float">
            <text:p>23500527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6000" calcext:value-type="float">
            <text:p>235006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6360" calcext:value-type="float">
            <text:p>23500636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6490" calcext:value-type="float">
            <text:p>23500649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6740" calcext:value-type="float">
            <text:p>23500674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7330" calcext:value-type="float">
            <text:p>23500733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7450" calcext:value-type="float">
            <text:p>23500745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7990" calcext:value-type="float">
            <text:p>23500799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8050" calcext:value-type="float">
            <text:p>23500805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8310" calcext:value-type="float">
            <text:p>23500831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8741" calcext:value-type="float">
            <text:p>23500874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9620" calcext:value-type="float">
            <text:p>23500962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09692" calcext:value-type="float">
            <text:p>23500969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0670" calcext:value-type="float">
            <text:p>23501067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0980" calcext:value-type="float">
            <text:p>23501098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1230" calcext:value-type="float">
            <text:p>23501123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1670" calcext:value-type="float">
            <text:p>23501167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3963" calcext:value-type="float">
            <text:p>23501396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15064" calcext:value-type="float">
            <text:p>23501506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24268" calcext:value-type="float">
            <text:p>23502426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1105" calcext:value-type="float">
            <text:p>23503110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1345" calcext:value-type="float">
            <text:p>23503134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1676" calcext:value-type="float">
            <text:p>23503167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4147" calcext:value-type="float">
            <text:p>23503414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4658" calcext:value-type="float">
            <text:p>23503465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4871" calcext:value-type="float">
            <text:p>23503487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8124" calcext:value-type="float">
            <text:p>23503812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38886" calcext:value-type="float">
            <text:p>23503888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032" calcext:value-type="float">
            <text:p>23505003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033" calcext:value-type="float">
            <text:p>23505003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126" calcext:value-type="float">
            <text:p>23505012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609" calcext:value-type="float">
            <text:p>23505060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734" calcext:value-type="float">
            <text:p>23505073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783" calcext:value-type="float">
            <text:p>23505078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0801" calcext:value-type="float">
            <text:p>23505080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1012" calcext:value-type="float">
            <text:p>23505101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1085" calcext:value-type="float">
            <text:p>23505108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2314" calcext:value-type="float">
            <text:p>2350523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3723" calcext:value-type="float">
            <text:p>23505372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3986" calcext:value-type="float">
            <text:p>23505398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4097" calcext:value-type="float">
            <text:p>23505409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4581" calcext:value-type="float">
            <text:p>23505458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4817" calcext:value-type="float">
            <text:p>23505481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5083" calcext:value-type="float">
            <text:p>23505508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6099" calcext:value-type="float">
            <text:p>23505609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6239" calcext:value-type="float">
            <text:p>23505623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6276" calcext:value-type="float">
            <text:p>23505627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8697" calcext:value-type="float">
            <text:p>23505869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9765" calcext:value-type="float">
            <text:p>23505976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59768" calcext:value-type="float">
            <text:p>23505976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0251" calcext:value-type="float">
            <text:p>23506025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0255" calcext:value-type="float">
            <text:p>23506025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0453" calcext:value-type="float">
            <text:p>23506045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3337" calcext:value-type="float">
            <text:p>23506333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6478" calcext:value-type="float">
            <text:p>23506647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6953" calcext:value-type="float">
            <text:p>23506695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8085" calcext:value-type="float">
            <text:p>23506808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8963" calcext:value-type="float">
            <text:p>23506896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69065" calcext:value-type="float">
            <text:p>23506906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0031" calcext:value-type="float">
            <text:p>23507003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0466" calcext:value-type="float">
            <text:p>23507046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0707" calcext:value-type="float">
            <text:p>23507070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0715" calcext:value-type="float">
            <text:p>23507071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1275" calcext:value-type="float">
            <text:p>23507127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2088" calcext:value-type="float">
            <text:p>23507208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2651" calcext:value-type="float">
            <text:p>23507265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3404" calcext:value-type="float">
            <text:p>23507340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3614" calcext:value-type="float">
            <text:p>2350736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4589" calcext:value-type="float">
            <text:p>23507458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5024" calcext:value-type="float">
            <text:p>23507502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5244" calcext:value-type="float">
            <text:p>23507524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6245" calcext:value-type="float">
            <text:p>23507624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6275" calcext:value-type="float">
            <text:p>23507627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6499" calcext:value-type="float">
            <text:p>23507649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7714" calcext:value-type="float">
            <text:p>2350777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7805" calcext:value-type="float">
            <text:p>23507780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79074" calcext:value-type="float">
            <text:p>23507907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0328" calcext:value-type="float">
            <text:p>23508032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0632" calcext:value-type="float">
            <text:p>23508063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0633" calcext:value-type="float">
            <text:p>23508063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0635" calcext:value-type="float">
            <text:p>23508063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443" calcext:value-type="float">
            <text:p>23508144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444" calcext:value-type="float">
            <text:p>23508144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445" calcext:value-type="float">
            <text:p>23508144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745" calcext:value-type="float">
            <text:p>23508174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888" calcext:value-type="float">
            <text:p>23508188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1933" calcext:value-type="float">
            <text:p>23508193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2366" calcext:value-type="float">
            <text:p>23508236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2802" calcext:value-type="float">
            <text:p>23508280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2896" calcext:value-type="float">
            <text:p>23508289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3501" calcext:value-type="float">
            <text:p>23508350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4107" calcext:value-type="float">
            <text:p>23508410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4298" calcext:value-type="float">
            <text:p>23508429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4729" calcext:value-type="float">
            <text:p>23508472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4806" calcext:value-type="float">
            <text:p>23508480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4915" calcext:value-type="float">
            <text:p>23508491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5368" calcext:value-type="float">
            <text:p>23508536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5464" calcext:value-type="float">
            <text:p>23508546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5467" calcext:value-type="float">
            <text:p>23508546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5927" calcext:value-type="float">
            <text:p>23508592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7041" calcext:value-type="float">
            <text:p>23508704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7392" calcext:value-type="float">
            <text:p>23508739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7417" calcext:value-type="float">
            <text:p>23508741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7577" calcext:value-type="float">
            <text:p>23508757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7579" calcext:value-type="float">
            <text:p>23508757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046" calcext:value-type="float">
            <text:p>23508904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333" calcext:value-type="float">
            <text:p>23508933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912" calcext:value-type="float">
            <text:p>23508991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913" calcext:value-type="float">
            <text:p>23508991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914" calcext:value-type="float">
            <text:p>2350899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89915" calcext:value-type="float">
            <text:p>23508991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0402" calcext:value-type="float">
            <text:p>23509040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0537" calcext:value-type="float">
            <text:p>23509053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0767" calcext:value-type="float">
            <text:p>23509076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0793" calcext:value-type="float">
            <text:p>23509079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1363" calcext:value-type="float">
            <text:p>23509136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1397" calcext:value-type="float">
            <text:p>23509139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1761" calcext:value-type="float">
            <text:p>23509176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2771" calcext:value-type="float">
            <text:p>23509277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2964" calcext:value-type="float">
            <text:p>23509296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3146" calcext:value-type="float">
            <text:p>23509314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3147" calcext:value-type="float">
            <text:p>23509314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3327" calcext:value-type="float">
            <text:p>23509332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4367" calcext:value-type="float">
            <text:p>23509436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4625" calcext:value-type="float">
            <text:p>23509462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4713" calcext:value-type="float">
            <text:p>23509471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4793" calcext:value-type="float">
            <text:p>23509479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4794" calcext:value-type="float">
            <text:p>23509479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162" calcext:value-type="float">
            <text:p>23509516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231" calcext:value-type="float">
            <text:p>23509523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267" calcext:value-type="float">
            <text:p>23509526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815" calcext:value-type="float">
            <text:p>23509581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836" calcext:value-type="float">
            <text:p>23509583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5972" calcext:value-type="float">
            <text:p>23509597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6381" calcext:value-type="float">
            <text:p>23509638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6647" calcext:value-type="float">
            <text:p>23509664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6684" calcext:value-type="float">
            <text:p>23509668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6793" calcext:value-type="float">
            <text:p>23509679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7013" calcext:value-type="float">
            <text:p>23509701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7401" calcext:value-type="float">
            <text:p>23509740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7672" calcext:value-type="float">
            <text:p>23509767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8053" calcext:value-type="float">
            <text:p>23509805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8058" calcext:value-type="float">
            <text:p>23509805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8061" calcext:value-type="float">
            <text:p>23509806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8885" calcext:value-type="float">
            <text:p>23509888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098914" calcext:value-type="float">
            <text:p>2350989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0007" calcext:value-type="float">
            <text:p>23510000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0514" calcext:value-type="float">
            <text:p>23510051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0629" calcext:value-type="float">
            <text:p>23510062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1211" calcext:value-type="float">
            <text:p>23510121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1728" calcext:value-type="float">
            <text:p>23510172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1999" calcext:value-type="float">
            <text:p>23510199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2352" calcext:value-type="float">
            <text:p>23510235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2681" calcext:value-type="float">
            <text:p>23510268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2885" calcext:value-type="float">
            <text:p>23510288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279" calcext:value-type="float">
            <text:p>23510327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315" calcext:value-type="float">
            <text:p>23510331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401" calcext:value-type="float">
            <text:p>23510340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736" calcext:value-type="float">
            <text:p>23510373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762" calcext:value-type="float">
            <text:p>23510376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765" calcext:value-type="float">
            <text:p>23510376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3766" calcext:value-type="float">
            <text:p>23510376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4549" calcext:value-type="float">
            <text:p>23510454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4648" calcext:value-type="float">
            <text:p>23510464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4739" calcext:value-type="float">
            <text:p>23510473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5264" calcext:value-type="float">
            <text:p>235105264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6302" calcext:value-type="float">
            <text:p>23510630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6595" calcext:value-type="float">
            <text:p>23510659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7439" calcext:value-type="float">
            <text:p>23510743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7713" calcext:value-type="float">
            <text:p>23510771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7758" calcext:value-type="float">
            <text:p>23510775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8105" calcext:value-type="float">
            <text:p>23510810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8381" calcext:value-type="float">
            <text:p>23510838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8405" calcext:value-type="float">
            <text:p>23510840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8972" calcext:value-type="float">
            <text:p>23510897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09665" calcext:value-type="float">
            <text:p>23510966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0142" calcext:value-type="float">
            <text:p>23511014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0247" calcext:value-type="float">
            <text:p>235110247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1246" calcext:value-type="float">
            <text:p>23511124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1365" calcext:value-type="float">
            <text:p>23511136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1402" calcext:value-type="float">
            <text:p>235111402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2026" calcext:value-type="float">
            <text:p>23511202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2571" calcext:value-type="float">
            <text:p>23511257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2573" calcext:value-type="float">
            <text:p>23511257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3298" calcext:value-type="float">
            <text:p>235113298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3366" calcext:value-type="float">
            <text:p>23511336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3405" calcext:value-type="float">
            <text:p>23511340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3663" calcext:value-type="float">
            <text:p>235113663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4006" calcext:value-type="float">
            <text:p>235114006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4195" calcext:value-type="float">
            <text:p>235114195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4599" calcext:value-type="float">
            <text:p>235114599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15261" calcext:value-type="float">
            <text:p>235115261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192000" calcext:value-type="float">
            <text:p>23519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308000" calcext:value-type="float">
            <text:p>23530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437000" calcext:value-type="float">
            <text:p>23543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480000" calcext:value-type="float">
            <text:p>235480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485000" calcext:value-type="float">
            <text:p>235485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507000" calcext:value-type="float">
            <text:p>23550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509000" calcext:value-type="float">
            <text:p>23550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572000" calcext:value-type="float">
            <text:p>23557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613000" calcext:value-type="float">
            <text:p>235613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623000" calcext:value-type="float">
            <text:p>235623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644000" calcext:value-type="float">
            <text:p>235644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666000" calcext:value-type="float">
            <text:p>235666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707000" calcext:value-type="float">
            <text:p>235707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829000" calcext:value-type="float">
            <text:p>23582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5849000" calcext:value-type="float">
            <text:p>23584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36029000" calcext:value-type="float">
            <text:p>23602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038000" calcext:value-type="float">
            <text:p>236038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07000" calcext:value-type="float">
            <text:p>23610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321" calcext:value-type="float">
            <text:p>236111321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603" calcext:value-type="float">
            <text:p>236111603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782" calcext:value-type="float">
            <text:p>236111782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791" calcext:value-type="float">
            <text:p>236111791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809" calcext:value-type="float">
            <text:p>236111809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811" calcext:value-type="float">
            <text:p>236111811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881" calcext:value-type="float">
            <text:p>236111881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884" calcext:value-type="float">
            <text:p>236111884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886" calcext:value-type="float">
            <text:p>236111886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913" calcext:value-type="float">
            <text:p>236111913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944" calcext:value-type="float">
            <text:p>236111944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945" calcext:value-type="float">
            <text:p>236111945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947" calcext:value-type="float">
            <text:p>236111947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1974" calcext:value-type="float">
            <text:p>236111974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2003" calcext:value-type="float">
            <text:p>236112003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2059" calcext:value-type="float">
            <text:p>236112059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2178" calcext:value-type="float">
            <text:p>236112178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19000" calcext:value-type="float">
            <text:p>23611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24000" calcext:value-type="float">
            <text:p>23612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50000" calcext:value-type="float">
            <text:p>236150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53000" calcext:value-type="float">
            <text:p>23615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65000" calcext:value-type="float">
            <text:p>23616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66000" calcext:value-type="float">
            <text:p>23616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75000" calcext:value-type="float">
            <text:p>23617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196000" calcext:value-type="float">
            <text:p>23619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03000" calcext:value-type="float">
            <text:p>23620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04000" calcext:value-type="float">
            <text:p>23620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05000" calcext:value-type="float">
            <text:p>23620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13000" calcext:value-type="float">
            <text:p>23621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22000" calcext:value-type="float">
            <text:p>236222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60000" calcext:value-type="float">
            <text:p>236260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63000" calcext:value-type="float">
            <text:p>23626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65000" calcext:value-type="float">
            <text:p>23626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83000" calcext:value-type="float">
            <text:p>23628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96000" calcext:value-type="float">
            <text:p>23629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297000" calcext:value-type="float">
            <text:p>23629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07000" calcext:value-type="float">
            <text:p>23630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34000" calcext:value-type="float">
            <text:p>23633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39000" calcext:value-type="float">
            <text:p>23633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64000" calcext:value-type="float">
            <text:p>23636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86000" calcext:value-type="float">
            <text:p>23638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387000" calcext:value-type="float">
            <text:p>23638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01000" calcext:value-type="float">
            <text:p>236401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03000" calcext:value-type="float">
            <text:p>23640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39000" calcext:value-type="float">
            <text:p>23643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45000" calcext:value-type="float">
            <text:p>23644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53000" calcext:value-type="float">
            <text:p>23645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71000" calcext:value-type="float">
            <text:p>236471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481000" calcext:value-type="float">
            <text:p>236481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09000" calcext:value-type="float">
            <text:p>23650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14000" calcext:value-type="float">
            <text:p>23651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22000" calcext:value-type="float">
            <text:p>236522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29000" calcext:value-type="float">
            <text:p>23652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43000" calcext:value-type="float">
            <text:p>23654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44000" calcext:value-type="float">
            <text:p>23654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53000" calcext:value-type="float">
            <text:p>23655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59000" calcext:value-type="float">
            <text:p>23655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67000" calcext:value-type="float">
            <text:p>23656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68000" calcext:value-type="float">
            <text:p>236568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86000" calcext:value-type="float">
            <text:p>23658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92000" calcext:value-type="float">
            <text:p>236592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93000" calcext:value-type="float">
            <text:p>23659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598000" calcext:value-type="float">
            <text:p>236598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10000" calcext:value-type="float">
            <text:p>236610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17000" calcext:value-type="float">
            <text:p>23661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26000" calcext:value-type="float">
            <text:p>23662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31000" calcext:value-type="float">
            <text:p>236631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34000" calcext:value-type="float">
            <text:p>23663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44000" calcext:value-type="float">
            <text:p>23664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46000" calcext:value-type="float">
            <text:p>23664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47000" calcext:value-type="float">
            <text:p>236647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52000" calcext:value-type="float">
            <text:p>236652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54000" calcext:value-type="float">
            <text:p>236654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56000" calcext:value-type="float">
            <text:p>236656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58000" calcext:value-type="float">
            <text:p>236658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62000" calcext:value-type="float">
            <text:p>236662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68000" calcext:value-type="float">
            <text:p>236668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69000" calcext:value-type="float">
            <text:p>23666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73000" calcext:value-type="float">
            <text:p>236673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6685000" calcext:value-type="float">
            <text:p>236685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37899000" calcext:value-type="float">
            <text:p>23789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8005000" calcext:value-type="float">
            <text:p>238005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008000" calcext:value-type="float">
            <text:p>238008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233000" calcext:value-type="float">
            <text:p>238233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249000" calcext:value-type="float">
            <text:p>238249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250000" calcext:value-type="float">
            <text:p>238250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251000" calcext:value-type="float">
            <text:p>238251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295000" calcext:value-type="float">
            <text:p>238295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8301000" calcext:value-type="float">
            <text:p>238301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39527000" calcext:value-type="float">
            <text:p>23952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9591000" calcext:value-type="float">
            <text:p>23959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9615000" calcext:value-type="float">
            <text:p>23961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9872000" calcext:value-type="float">
            <text:p>23987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9933000" calcext:value-type="float">
            <text:p>23993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9939000" calcext:value-type="float">
            <text:p>23993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024000" calcext:value-type="float">
            <text:p>24002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031000" calcext:value-type="float">
            <text:p>24003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092000" calcext:value-type="float">
            <text:p>24009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124000" calcext:value-type="float">
            <text:p>24012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175000" calcext:value-type="float">
            <text:p>24017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204000" calcext:value-type="float">
            <text:p>24020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243000" calcext:value-type="float">
            <text:p>24024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265000" calcext:value-type="float">
            <text:p>24026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266000" calcext:value-type="float">
            <text:p>24026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296000" calcext:value-type="float">
            <text:p>24029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305000" calcext:value-type="float">
            <text:p>24030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350000" calcext:value-type="float">
            <text:p>24035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385000" calcext:value-type="float">
            <text:p>24038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411000" calcext:value-type="float">
            <text:p>24041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435000" calcext:value-type="float">
            <text:p>24043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437000" calcext:value-type="float">
            <text:p>24043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451591" calcext:value-type="float">
            <text:p>240451591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472000" calcext:value-type="float">
            <text:p>24047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520000" calcext:value-type="float">
            <text:p>24052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564000" calcext:value-type="float">
            <text:p>24056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565000" calcext:value-type="float">
            <text:p>24056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576000" calcext:value-type="float">
            <text:p>24057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584000" calcext:value-type="float">
            <text:p>24058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09000" calcext:value-type="float">
            <text:p>24060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10000" calcext:value-type="float">
            <text:p>24061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15000" calcext:value-type="float">
            <text:p>24061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19000" calcext:value-type="float">
            <text:p>24061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25000" calcext:value-type="float">
            <text:p>24062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26000" calcext:value-type="float">
            <text:p>24062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34000" calcext:value-type="float">
            <text:p>24063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71000" calcext:value-type="float">
            <text:p>24067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77000" calcext:value-type="float">
            <text:p>24067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79000" calcext:value-type="float">
            <text:p>24067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81000" calcext:value-type="float">
            <text:p>24068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699000" calcext:value-type="float">
            <text:p>24069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15000" calcext:value-type="float">
            <text:p>24071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17000" calcext:value-type="float">
            <text:p>24071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21000" calcext:value-type="float">
            <text:p>24072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22000" calcext:value-type="float">
            <text:p>24072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29000" calcext:value-type="float">
            <text:p>24072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54000" calcext:value-type="float">
            <text:p>24075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66000" calcext:value-type="float">
            <text:p>24076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75000" calcext:value-type="float">
            <text:p>24077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96000" calcext:value-type="float">
            <text:p>24079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797000" calcext:value-type="float">
            <text:p>24079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834000" calcext:value-type="float">
            <text:p>24083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859000" calcext:value-type="float">
            <text:p>24085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864000" calcext:value-type="float">
            <text:p>24086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903000" calcext:value-type="float">
            <text:p>24090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947000" calcext:value-type="float">
            <text:p>24094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975000" calcext:value-type="float">
            <text:p>24097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0982000" calcext:value-type="float">
            <text:p>24098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013000" calcext:value-type="float">
            <text:p>24101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029000" calcext:value-type="float">
            <text:p>24102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066000" calcext:value-type="float">
            <text:p>24106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07000" calcext:value-type="float">
            <text:p>24110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16000" calcext:value-type="float">
            <text:p>24111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21000" calcext:value-type="float">
            <text:p>24112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28000" calcext:value-type="float">
            <text:p>241128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36000" calcext:value-type="float">
            <text:p>24113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54000" calcext:value-type="float">
            <text:p>24115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57000" calcext:value-type="float">
            <text:p>24115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64000" calcext:value-type="float">
            <text:p>24116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89000" calcext:value-type="float">
            <text:p>241189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90000" calcext:value-type="float">
            <text:p>24119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198000" calcext:value-type="float">
            <text:p>241198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18000" calcext:value-type="float">
            <text:p>241218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30000" calcext:value-type="float">
            <text:p>24123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36000" calcext:value-type="float">
            <text:p>24123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37000" calcext:value-type="float">
            <text:p>24123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53000" calcext:value-type="float">
            <text:p>24125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55000" calcext:value-type="float">
            <text:p>24125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65000" calcext:value-type="float">
            <text:p>241265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73000" calcext:value-type="float">
            <text:p>24127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84000" calcext:value-type="float">
            <text:p>24128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92000" calcext:value-type="float">
            <text:p>24129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294000" calcext:value-type="float">
            <text:p>24129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00000" calcext:value-type="float">
            <text:p>24130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10000" calcext:value-type="float">
            <text:p>24131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12000" calcext:value-type="float">
            <text:p>241312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26000" calcext:value-type="float">
            <text:p>24132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30000" calcext:value-type="float">
            <text:p>24133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57000" calcext:value-type="float">
            <text:p>24135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67000" calcext:value-type="float">
            <text:p>24136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1387000" calcext:value-type="float">
            <text:p>24138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44002000" calcext:value-type="float">
            <text:p>2440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08000" calcext:value-type="float">
            <text:p>24400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27000" calcext:value-type="float">
            <text:p>2440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36000" calcext:value-type="float">
            <text:p>24403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37000" calcext:value-type="float">
            <text:p>24403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54000" calcext:value-type="float">
            <text:p>24405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59000" calcext:value-type="float">
            <text:p>24405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73000" calcext:value-type="float">
            <text:p>24407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93000" calcext:value-type="float">
            <text:p>24409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94000" calcext:value-type="float">
            <text:p>24409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096000" calcext:value-type="float">
            <text:p>24409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01000" calcext:value-type="float">
            <text:p>2441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04000" calcext:value-type="float">
            <text:p>24410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14000" calcext:value-type="float">
            <text:p>24411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18000" calcext:value-type="float">
            <text:p>24411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44000" calcext:value-type="float">
            <text:p>24414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49000" calcext:value-type="float">
            <text:p>24414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71000" calcext:value-type="float">
            <text:p>24417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176000" calcext:value-type="float">
            <text:p>24417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18000" calcext:value-type="float">
            <text:p>24421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27000" calcext:value-type="float">
            <text:p>2442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39000" calcext:value-type="float">
            <text:p>2442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51000" calcext:value-type="float">
            <text:p>24425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67000" calcext:value-type="float">
            <text:p>2442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71000" calcext:value-type="float">
            <text:p>24427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81000" calcext:value-type="float">
            <text:p>24428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85000" calcext:value-type="float">
            <text:p>24428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97000" calcext:value-type="float">
            <text:p>2442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298000" calcext:value-type="float">
            <text:p>24429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01000" calcext:value-type="float">
            <text:p>2443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02000" calcext:value-type="float">
            <text:p>2443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09000" calcext:value-type="float">
            <text:p>24430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16000" calcext:value-type="float">
            <text:p>2443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21000" calcext:value-type="float">
            <text:p>24432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29000" calcext:value-type="float">
            <text:p>24432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36000" calcext:value-type="float">
            <text:p>24433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39000" calcext:value-type="float">
            <text:p>2443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63000" calcext:value-type="float">
            <text:p>24436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67000" calcext:value-type="float">
            <text:p>2443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376000" calcext:value-type="float">
            <text:p>24437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424000" calcext:value-type="float">
            <text:p>24442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469000" calcext:value-type="float">
            <text:p>24446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483000" calcext:value-type="float">
            <text:p>24448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36000" calcext:value-type="float">
            <text:p>24453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43000" calcext:value-type="float">
            <text:p>24454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54000" calcext:value-type="float">
            <text:p>24455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57000" calcext:value-type="float">
            <text:p>2445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59000" calcext:value-type="float">
            <text:p>24455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63000" calcext:value-type="float">
            <text:p>24456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73000" calcext:value-type="float">
            <text:p>24457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76000" calcext:value-type="float">
            <text:p>24457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80000" calcext:value-type="float">
            <text:p>24458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82000" calcext:value-type="float">
            <text:p>24458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83000" calcext:value-type="float">
            <text:p>24458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597000" calcext:value-type="float">
            <text:p>2445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01000" calcext:value-type="float">
            <text:p>2446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15000" calcext:value-type="float">
            <text:p>2446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15976" calcext:value-type="float">
            <text:p>24461597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17000" calcext:value-type="float">
            <text:p>24461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20314" calcext:value-type="float">
            <text:p>24462031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21000" calcext:value-type="float">
            <text:p>24462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27000" calcext:value-type="float">
            <text:p>2446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30187" calcext:value-type="float">
            <text:p>244630187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30782" calcext:value-type="float">
            <text:p>244630782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42000" calcext:value-type="float">
            <text:p>24464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50011" calcext:value-type="float">
            <text:p>244650011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50165" calcext:value-type="float">
            <text:p>24465016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50317" calcext:value-type="float">
            <text:p>244650317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50331" calcext:value-type="float">
            <text:p>244650331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50642" calcext:value-type="float">
            <text:p>244650642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62000" calcext:value-type="float">
            <text:p>24466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66000" calcext:value-type="float">
            <text:p>24466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70144" calcext:value-type="float">
            <text:p>24467014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73000" calcext:value-type="float">
            <text:p>24467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74000" calcext:value-type="float">
            <text:p>24467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82000" calcext:value-type="float">
            <text:p>24468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83000" calcext:value-type="float">
            <text:p>24468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694000" calcext:value-type="float">
            <text:p>24469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00000" calcext:value-type="float">
            <text:p>24470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00336" calcext:value-type="float">
            <text:p>24470033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03000" calcext:value-type="float">
            <text:p>24470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07000" calcext:value-type="float">
            <text:p>24470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16000" calcext:value-type="float">
            <text:p>2447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30000" calcext:value-type="float">
            <text:p>24473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30469" calcext:value-type="float">
            <text:p>24473046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30944" calcext:value-type="float">
            <text:p>24473094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40921" calcext:value-type="float">
            <text:p>244740921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41000" calcext:value-type="float">
            <text:p>24474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50645" calcext:value-type="float">
            <text:p>24475064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50716" calcext:value-type="float">
            <text:p>24475071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64000" calcext:value-type="float">
            <text:p>24476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68000" calcext:value-type="float">
            <text:p>24476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70960" calcext:value-type="float">
            <text:p>24477096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72000" calcext:value-type="float">
            <text:p>24477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0000" calcext:value-type="float">
            <text:p>24478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0105" calcext:value-type="float">
            <text:p>24478010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0246" calcext:value-type="float">
            <text:p>24478024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0424" calcext:value-type="float">
            <text:p>24478042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0569" calcext:value-type="float">
            <text:p>24478056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85000" calcext:value-type="float">
            <text:p>24478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234" calcext:value-type="float">
            <text:p>24479023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369" calcext:value-type="float">
            <text:p>24479036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370" calcext:value-type="float">
            <text:p>24479037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509" calcext:value-type="float">
            <text:p>24479050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607" calcext:value-type="float">
            <text:p>244790607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715" calcext:value-type="float">
            <text:p>24479071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790899" calcext:value-type="float">
            <text:p>24479089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323" calcext:value-type="float">
            <text:p>24481032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418" calcext:value-type="float">
            <text:p>244810418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443" calcext:value-type="float">
            <text:p>24481044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589" calcext:value-type="float">
            <text:p>24481058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593" calcext:value-type="float">
            <text:p>24481059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0730" calcext:value-type="float">
            <text:p>24481073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19000" calcext:value-type="float">
            <text:p>24481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20009" calcext:value-type="float">
            <text:p>244820009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20165" calcext:value-type="float">
            <text:p>24482016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20422" calcext:value-type="float">
            <text:p>244820422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26000" calcext:value-type="float">
            <text:p>24482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28000" calcext:value-type="float">
            <text:p>24482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30098" calcext:value-type="float">
            <text:p>244830098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30183" calcext:value-type="float">
            <text:p>24483018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30896" calcext:value-type="float">
            <text:p>24483089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47000" calcext:value-type="float">
            <text:p>2448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075" calcext:value-type="float">
            <text:p>24485007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116" calcext:value-type="float">
            <text:p>24485011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612" calcext:value-type="float">
            <text:p>244850612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853" calcext:value-type="float">
            <text:p>24485085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854" calcext:value-type="float">
            <text:p>24485085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0855" calcext:value-type="float">
            <text:p>244850855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52000" calcext:value-type="float">
            <text:p>24485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60000" calcext:value-type="float">
            <text:p>24486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60278" calcext:value-type="float">
            <text:p>244860278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68000" calcext:value-type="float">
            <text:p>24486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70126" calcext:value-type="float">
            <text:p>244870126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70193" calcext:value-type="float">
            <text:p>244870193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70428" calcext:value-type="float">
            <text:p>244870428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70674" calcext:value-type="float">
            <text:p>244870674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89000" calcext:value-type="float">
            <text:p>24488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890000" calcext:value-type="float">
            <text:p>24489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01000" calcext:value-type="float">
            <text:p>2449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09000" calcext:value-type="float">
            <text:p>24490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10000" calcext:value-type="float">
            <text:p>24491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18000" calcext:value-type="float">
            <text:p>24491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25000" calcext:value-type="float">
            <text:p>24492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52000" calcext:value-type="float">
            <text:p>24495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56000" calcext:value-type="float">
            <text:p>24495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61000" calcext:value-type="float">
            <text:p>24496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95000" calcext:value-type="float">
            <text:p>24499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4999000" calcext:value-type="float">
            <text:p>24499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05000" calcext:value-type="float">
            <text:p>24500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14000" calcext:value-type="float">
            <text:p>24501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21000" calcext:value-type="float">
            <text:p>24502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29000" calcext:value-type="float">
            <text:p>24502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31000" calcext:value-type="float">
            <text:p>24503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44000" calcext:value-type="float">
            <text:p>24504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46000" calcext:value-type="float">
            <text:p>24504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50000" calcext:value-type="float">
            <text:p>24505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57000" calcext:value-type="float">
            <text:p>2450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58000" calcext:value-type="float">
            <text:p>24505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64000" calcext:value-type="float">
            <text:p>24506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68000" calcext:value-type="float">
            <text:p>24506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72000" calcext:value-type="float">
            <text:p>24507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73000" calcext:value-type="float">
            <text:p>24507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78000" calcext:value-type="float">
            <text:p>24507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091000" calcext:value-type="float">
            <text:p>24509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27000" calcext:value-type="float">
            <text:p>2451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32000" calcext:value-type="float">
            <text:p>24513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36000" calcext:value-type="float">
            <text:p>24513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57000" calcext:value-type="float">
            <text:p>2451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64000" calcext:value-type="float">
            <text:p>24516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80000" calcext:value-type="float">
            <text:p>24518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181000" calcext:value-type="float">
            <text:p>24518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19000" calcext:value-type="float">
            <text:p>24521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22000" calcext:value-type="float">
            <text:p>24522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23000" calcext:value-type="float">
            <text:p>24522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27000" calcext:value-type="float">
            <text:p>2452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37000" calcext:value-type="float">
            <text:p>24523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39000" calcext:value-type="float">
            <text:p>2452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41000" calcext:value-type="float">
            <text:p>24524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57000" calcext:value-type="float">
            <text:p>2452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61000" calcext:value-type="float">
            <text:p>24526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79000" calcext:value-type="float">
            <text:p>24527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84000" calcext:value-type="float">
            <text:p>24528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96000" calcext:value-type="float">
            <text:p>24529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297000" calcext:value-type="float">
            <text:p>2452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306000" calcext:value-type="float">
            <text:p>24530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315000" calcext:value-type="float">
            <text:p>2453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334000" calcext:value-type="float">
            <text:p>24533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347000" calcext:value-type="float">
            <text:p>2453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398000" calcext:value-type="float">
            <text:p>24539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05000" calcext:value-type="float">
            <text:p>24540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31000" calcext:value-type="float">
            <text:p>24543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65000" calcext:value-type="float">
            <text:p>24546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68000" calcext:value-type="float">
            <text:p>24546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71000" calcext:value-type="float">
            <text:p>24547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72000" calcext:value-type="float">
            <text:p>24547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483000" calcext:value-type="float">
            <text:p>24548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01000" calcext:value-type="float">
            <text:p>2455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13000" calcext:value-type="float">
            <text:p>24551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25000" calcext:value-type="float">
            <text:p>24552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29000" calcext:value-type="float">
            <text:p>24552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35000" calcext:value-type="float">
            <text:p>24553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39000" calcext:value-type="float">
            <text:p>2455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547000" calcext:value-type="float">
            <text:p>2455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615000" calcext:value-type="float">
            <text:p>2456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639000" calcext:value-type="float">
            <text:p>2456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682000" calcext:value-type="float">
            <text:p>24568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690000" calcext:value-type="float">
            <text:p>24569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12000" calcext:value-type="float">
            <text:p>24571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16000" calcext:value-type="float">
            <text:p>2457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26000" calcext:value-type="float">
            <text:p>24572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27000" calcext:value-type="float">
            <text:p>2457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39000" calcext:value-type="float">
            <text:p>2457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72000" calcext:value-type="float">
            <text:p>24577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89000" calcext:value-type="float">
            <text:p>24578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793000" calcext:value-type="float">
            <text:p>24579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11000" calcext:value-type="float">
            <text:p>24581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16000" calcext:value-type="float">
            <text:p>2458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39000" calcext:value-type="float">
            <text:p>2458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43000" calcext:value-type="float">
            <text:p>24584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59000" calcext:value-type="float">
            <text:p>24585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64000" calcext:value-type="float">
            <text:p>24586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870000" calcext:value-type="float">
            <text:p>24587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01000" calcext:value-type="float">
            <text:p>24590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09000" calcext:value-type="float">
            <text:p>24590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12000" calcext:value-type="float">
            <text:p>24591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26000" calcext:value-type="float">
            <text:p>24592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30000" calcext:value-type="float">
            <text:p>24593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47000" calcext:value-type="float">
            <text:p>2459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49000" calcext:value-type="float">
            <text:p>24594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52000" calcext:value-type="float">
            <text:p>24595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58000" calcext:value-type="float">
            <text:p>24595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59000" calcext:value-type="float">
            <text:p>24595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61000" calcext:value-type="float">
            <text:p>24596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67000" calcext:value-type="float">
            <text:p>2459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75000" calcext:value-type="float">
            <text:p>24597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77000" calcext:value-type="float">
            <text:p>24597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5981000" calcext:value-type="float">
            <text:p>24598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02000" calcext:value-type="float">
            <text:p>2460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19000" calcext:value-type="float">
            <text:p>24601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29000" calcext:value-type="float">
            <text:p>24602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43000" calcext:value-type="float">
            <text:p>24604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44000" calcext:value-type="float">
            <text:p>24604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51000" calcext:value-type="float">
            <text:p>24605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56000" calcext:value-type="float">
            <text:p>24605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58000" calcext:value-type="float">
            <text:p>24605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61000" calcext:value-type="float">
            <text:p>24606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62000" calcext:value-type="float">
            <text:p>24606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63000" calcext:value-type="float">
            <text:p>24606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67000" calcext:value-type="float">
            <text:p>2460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090000" calcext:value-type="float">
            <text:p>24609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00000" calcext:value-type="float">
            <text:p>24610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10000" calcext:value-type="float">
            <text:p>24611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25000" calcext:value-type="float">
            <text:p>24612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27000" calcext:value-type="float">
            <text:p>2461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67000" calcext:value-type="float">
            <text:p>2461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79000" calcext:value-type="float">
            <text:p>24617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180000" calcext:value-type="float">
            <text:p>24618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15000" calcext:value-type="float">
            <text:p>2462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27000" calcext:value-type="float">
            <text:p>2462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32000" calcext:value-type="float">
            <text:p>24623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36000" calcext:value-type="float">
            <text:p>24623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52000" calcext:value-type="float">
            <text:p>24625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53000" calcext:value-type="float">
            <text:p>24625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54000" calcext:value-type="float">
            <text:p>24625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55000" calcext:value-type="float">
            <text:p>24625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64000" calcext:value-type="float">
            <text:p>24626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286000" calcext:value-type="float">
            <text:p>24628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02000" calcext:value-type="float">
            <text:p>2463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03000" calcext:value-type="float">
            <text:p>24630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08000" calcext:value-type="float">
            <text:p>24630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15000" calcext:value-type="float">
            <text:p>2463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30000" calcext:value-type="float">
            <text:p>24633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40000" calcext:value-type="float">
            <text:p>24634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58000" calcext:value-type="float">
            <text:p>24635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59000" calcext:value-type="float">
            <text:p>24635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63000" calcext:value-type="float">
            <text:p>24636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67000" calcext:value-type="float">
            <text:p>2463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388000" calcext:value-type="float">
            <text:p>24638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10000" calcext:value-type="float">
            <text:p>24641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12000" calcext:value-type="float">
            <text:p>24641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14000" calcext:value-type="float">
            <text:p>24641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32000" calcext:value-type="float">
            <text:p>24643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35000" calcext:value-type="float">
            <text:p>24643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52000" calcext:value-type="float">
            <text:p>24645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53000" calcext:value-type="float">
            <text:p>24645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56000" calcext:value-type="float">
            <text:p>24645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57000" calcext:value-type="float">
            <text:p>2464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58000" calcext:value-type="float">
            <text:p>24645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74000" calcext:value-type="float">
            <text:p>24647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79000" calcext:value-type="float">
            <text:p>24647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81000" calcext:value-type="float">
            <text:p>24648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84000" calcext:value-type="float">
            <text:p>24648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497000" calcext:value-type="float">
            <text:p>2464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07000" calcext:value-type="float">
            <text:p>24650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24000" calcext:value-type="float">
            <text:p>24652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25000" calcext:value-type="float">
            <text:p>24652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35000" calcext:value-type="float">
            <text:p>24653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42000" calcext:value-type="float">
            <text:p>24654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45000" calcext:value-type="float">
            <text:p>24654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55000" calcext:value-type="float">
            <text:p>24655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78000" calcext:value-type="float">
            <text:p>24657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93000" calcext:value-type="float">
            <text:p>24659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94000" calcext:value-type="float">
            <text:p>24659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596000" calcext:value-type="float">
            <text:p>24659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02000" calcext:value-type="float">
            <text:p>2466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06000" calcext:value-type="float">
            <text:p>24660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11000" calcext:value-type="float">
            <text:p>24661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13000" calcext:value-type="float">
            <text:p>24661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20000" calcext:value-type="float">
            <text:p>24662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34000" calcext:value-type="float">
            <text:p>24663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39000" calcext:value-type="float">
            <text:p>2466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44000" calcext:value-type="float">
            <text:p>24664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49000" calcext:value-type="float">
            <text:p>24664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55000" calcext:value-type="float">
            <text:p>24665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0000" calcext:value-type="float">
            <text:p>24666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1000" calcext:value-type="float">
            <text:p>24666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2000" calcext:value-type="float">
            <text:p>24666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3000" calcext:value-type="float">
            <text:p>24666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6000" calcext:value-type="float">
            <text:p>24666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68000" calcext:value-type="float">
            <text:p>24666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70000" calcext:value-type="float">
            <text:p>24667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84000" calcext:value-type="float">
            <text:p>24668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85000" calcext:value-type="float">
            <text:p>24668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97000" calcext:value-type="float">
            <text:p>2466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699000" calcext:value-type="float">
            <text:p>24669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04000" calcext:value-type="float">
            <text:p>24670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15000" calcext:value-type="float">
            <text:p>24671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16000" calcext:value-type="float">
            <text:p>2467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24000" calcext:value-type="float">
            <text:p>24672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33000" calcext:value-type="float">
            <text:p>24673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37000" calcext:value-type="float">
            <text:p>24673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39000" calcext:value-type="float">
            <text:p>24673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45000" calcext:value-type="float">
            <text:p>24674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46000" calcext:value-type="float">
            <text:p>24674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54000" calcext:value-type="float">
            <text:p>24675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57000" calcext:value-type="float">
            <text:p>24675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71000" calcext:value-type="float">
            <text:p>24677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74000" calcext:value-type="float">
            <text:p>24677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75000" calcext:value-type="float">
            <text:p>24677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78000" calcext:value-type="float">
            <text:p>24677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82000" calcext:value-type="float">
            <text:p>24678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86000" calcext:value-type="float">
            <text:p>24678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88000" calcext:value-type="float">
            <text:p>24678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93000" calcext:value-type="float">
            <text:p>24679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94000" calcext:value-type="float">
            <text:p>246794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97000" calcext:value-type="float">
            <text:p>24679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798000" calcext:value-type="float">
            <text:p>24679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02000" calcext:value-type="float">
            <text:p>24680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03000" calcext:value-type="float">
            <text:p>24680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07000" calcext:value-type="float">
            <text:p>24680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16000" calcext:value-type="float">
            <text:p>24681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23000" calcext:value-type="float">
            <text:p>24682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27000" calcext:value-type="float">
            <text:p>24682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30000" calcext:value-type="float">
            <text:p>24683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38000" calcext:value-type="float">
            <text:p>246838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43000" calcext:value-type="float">
            <text:p>24684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45000" calcext:value-type="float">
            <text:p>24684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55000" calcext:value-type="float">
            <text:p>246855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67000" calcext:value-type="float">
            <text:p>24686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69000" calcext:value-type="float">
            <text:p>246869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72000" calcext:value-type="float">
            <text:p>24687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73000" calcext:value-type="float">
            <text:p>24687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81000" calcext:value-type="float">
            <text:p>24688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83000" calcext:value-type="float">
            <text:p>24688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893000" calcext:value-type="float">
            <text:p>246893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6922000" calcext:value-type="float">
            <text:p>246922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47018700" calcext:value-type="float">
            <text:p>247018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19600" calcext:value-type="float">
            <text:p>2470196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39300" calcext:value-type="float">
            <text:p>247039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39400" calcext:value-type="float">
            <text:p>247039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46200" calcext:value-type="float">
            <text:p>247046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65500" calcext:value-type="float">
            <text:p>247065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78800" calcext:value-type="float">
            <text:p>247078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80200" calcext:value-type="float">
            <text:p>247080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86800" calcext:value-type="float">
            <text:p>247086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095800" calcext:value-type="float">
            <text:p>247095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04400" calcext:value-type="float">
            <text:p>247104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16600" calcext:value-type="float">
            <text:p>2471166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17300" calcext:value-type="float">
            <text:p>247117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48200" calcext:value-type="float">
            <text:p>247148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53600" calcext:value-type="float">
            <text:p>2471536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60400" calcext:value-type="float">
            <text:p>247160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86300" calcext:value-type="float">
            <text:p>247186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186500" calcext:value-type="float">
            <text:p>247186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17500" calcext:value-type="float">
            <text:p>247217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19300" calcext:value-type="float">
            <text:p>247219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24200" calcext:value-type="float">
            <text:p>247224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26600" calcext:value-type="float">
            <text:p>2472266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26900" calcext:value-type="float">
            <text:p>2472269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29700" calcext:value-type="float">
            <text:p>247229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31000" calcext:value-type="float">
            <text:p>247231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33800" calcext:value-type="float">
            <text:p>247233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42300" calcext:value-type="float">
            <text:p>247242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53800" calcext:value-type="float">
            <text:p>247253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58400" calcext:value-type="float">
            <text:p>247258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0700" calcext:value-type="float">
            <text:p>247270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2500" calcext:value-type="float">
            <text:p>247272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3200" calcext:value-type="float">
            <text:p>247273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3400" calcext:value-type="float">
            <text:p>247273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5300" calcext:value-type="float">
            <text:p>247275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5400" calcext:value-type="float">
            <text:p>247275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76200" calcext:value-type="float">
            <text:p>247276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87500" calcext:value-type="float">
            <text:p>247287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89800" calcext:value-type="float">
            <text:p>2472898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90000" calcext:value-type="float">
            <text:p>247290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91600" calcext:value-type="float">
            <text:p>2472916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93100" calcext:value-type="float">
            <text:p>2472931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299300" calcext:value-type="float">
            <text:p>247299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04200" calcext:value-type="float">
            <text:p>247304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12900" calcext:value-type="float">
            <text:p>2473129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18400" calcext:value-type="float">
            <text:p>2473184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1100" calcext:value-type="float">
            <text:p>2473411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1300" calcext:value-type="float">
            <text:p>2473413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1500" calcext:value-type="float">
            <text:p>247341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1700" calcext:value-type="float">
            <text:p>247341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1900" calcext:value-type="float">
            <text:p>2473419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46000" calcext:value-type="float">
            <text:p>247346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55500" calcext:value-type="float">
            <text:p>2473555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60700" calcext:value-type="float">
            <text:p>247360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69700" calcext:value-type="float">
            <text:p>2473697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370200" calcext:value-type="float">
            <text:p>2473702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594000" calcext:value-type="float">
            <text:p>247594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602000" calcext:value-type="float">
            <text:p>247602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7698000" calcext:value-type="float">
            <text:p>247698000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248001000" calcext:value-type="float">
            <text:p>24800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33000" calcext:value-type="float">
            <text:p>24803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43000" calcext:value-type="float">
            <text:p>24804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52000" calcext:value-type="float">
            <text:p>24805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54000" calcext:value-type="float">
            <text:p>24805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55000" calcext:value-type="float">
            <text:p>24805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75000" calcext:value-type="float">
            <text:p>2480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092000" calcext:value-type="float">
            <text:p>24809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14000" calcext:value-type="float">
            <text:p>24811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20000" calcext:value-type="float">
            <text:p>24812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34000" calcext:value-type="float">
            <text:p>24813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59000" calcext:value-type="float">
            <text:p>24815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63000" calcext:value-type="float">
            <text:p>24816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71000" calcext:value-type="float">
            <text:p>24817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183000" calcext:value-type="float">
            <text:p>24818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225000" calcext:value-type="float">
            <text:p>24822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280000" calcext:value-type="float">
            <text:p>24828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282000" calcext:value-type="float">
            <text:p>24828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299000" calcext:value-type="float">
            <text:p>24829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13000" calcext:value-type="float">
            <text:p>24831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23000" calcext:value-type="float">
            <text:p>24832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63000" calcext:value-type="float">
            <text:p>24836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70000" calcext:value-type="float">
            <text:p>24837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73000" calcext:value-type="float">
            <text:p>24837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375000" calcext:value-type="float">
            <text:p>2483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27000" calcext:value-type="float">
            <text:p>24842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30000" calcext:value-type="float">
            <text:p>24843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39000" calcext:value-type="float">
            <text:p>2484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48000" calcext:value-type="float">
            <text:p>24844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54000" calcext:value-type="float">
            <text:p>24845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65000" calcext:value-type="float">
            <text:p>24846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72000" calcext:value-type="float">
            <text:p>24847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494000" calcext:value-type="float">
            <text:p>24849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544000" calcext:value-type="float">
            <text:p>24854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552000" calcext:value-type="float">
            <text:p>24855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21000" calcext:value-type="float">
            <text:p>24862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35000" calcext:value-type="float">
            <text:p>24863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46000" calcext:value-type="float">
            <text:p>24864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58000" calcext:value-type="float">
            <text:p>24865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74000" calcext:value-type="float">
            <text:p>24867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78000" calcext:value-type="float">
            <text:p>24867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89000" calcext:value-type="float">
            <text:p>24868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697000" calcext:value-type="float">
            <text:p>24869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01000" calcext:value-type="float">
            <text:p>24870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24000" calcext:value-type="float">
            <text:p>24872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30000" calcext:value-type="float">
            <text:p>24873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37000" calcext:value-type="float">
            <text:p>2487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38000" calcext:value-type="float">
            <text:p>24873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46000" calcext:value-type="float">
            <text:p>24874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51000" calcext:value-type="float">
            <text:p>24875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92000" calcext:value-type="float">
            <text:p>24879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793000" calcext:value-type="float">
            <text:p>2487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33000" calcext:value-type="float">
            <text:p>24883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35000" calcext:value-type="float">
            <text:p>24883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42000" calcext:value-type="float">
            <text:p>24884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52000" calcext:value-type="float">
            <text:p>24885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65000" calcext:value-type="float">
            <text:p>24886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888000" calcext:value-type="float">
            <text:p>24888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937000" calcext:value-type="float">
            <text:p>2489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967000" calcext:value-type="float">
            <text:p>24896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8976000" calcext:value-type="float">
            <text:p>24897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12000" calcext:value-type="float">
            <text:p>24901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17000" calcext:value-type="float">
            <text:p>24901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28000" calcext:value-type="float">
            <text:p>24902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50000" calcext:value-type="float">
            <text:p>24905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66000" calcext:value-type="float">
            <text:p>24906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75000" calcext:value-type="float">
            <text:p>2490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84000" calcext:value-type="float">
            <text:p>24908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85000" calcext:value-type="float">
            <text:p>24908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86000" calcext:value-type="float">
            <text:p>24908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092000" calcext:value-type="float">
            <text:p>24909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04000" calcext:value-type="float">
            <text:p>24910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07000" calcext:value-type="float">
            <text:p>24910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18000" calcext:value-type="float">
            <text:p>24911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26000" calcext:value-type="float">
            <text:p>24912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28000" calcext:value-type="float">
            <text:p>24912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37000" calcext:value-type="float">
            <text:p>2491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45000" calcext:value-type="float">
            <text:p>24914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86000" calcext:value-type="float">
            <text:p>24918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193000" calcext:value-type="float">
            <text:p>2491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05000" calcext:value-type="float">
            <text:p>24920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06000" calcext:value-type="float">
            <text:p>24920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07000" calcext:value-type="float">
            <text:p>24920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09000" calcext:value-type="float">
            <text:p>24920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10000" calcext:value-type="float">
            <text:p>2492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11000" calcext:value-type="float">
            <text:p>24921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13000" calcext:value-type="float">
            <text:p>24921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27000" calcext:value-type="float">
            <text:p>24922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39000" calcext:value-type="float">
            <text:p>2492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49000" calcext:value-type="float">
            <text:p>24924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66000" calcext:value-type="float">
            <text:p>24926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90000" calcext:value-type="float">
            <text:p>24929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93000" calcext:value-type="float">
            <text:p>2492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94000" calcext:value-type="float">
            <text:p>24929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297000" calcext:value-type="float">
            <text:p>24929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11000" calcext:value-type="float">
            <text:p>24931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19000" calcext:value-type="float">
            <text:p>2493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59000" calcext:value-type="float">
            <text:p>24935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62000" calcext:value-type="float">
            <text:p>24936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75000" calcext:value-type="float">
            <text:p>2493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79000" calcext:value-type="float">
            <text:p>24937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399000" calcext:value-type="float">
            <text:p>24939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03000" calcext:value-type="float">
            <text:p>24940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25000" calcext:value-type="float">
            <text:p>24942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37000" calcext:value-type="float">
            <text:p>2494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46000" calcext:value-type="float">
            <text:p>24944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53000" calcext:value-type="float">
            <text:p>24945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58000" calcext:value-type="float">
            <text:p>24945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475000" calcext:value-type="float">
            <text:p>2494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33000" calcext:value-type="float">
            <text:p>24953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34000" calcext:value-type="float">
            <text:p>24953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37000" calcext:value-type="float">
            <text:p>2495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40000" calcext:value-type="float">
            <text:p>24954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65000" calcext:value-type="float">
            <text:p>24956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67000" calcext:value-type="float">
            <text:p>24956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598000" calcext:value-type="float">
            <text:p>24959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16000" calcext:value-type="float">
            <text:p>24961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17000" calcext:value-type="float">
            <text:p>24961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22000" calcext:value-type="float">
            <text:p>24962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47000" calcext:value-type="float">
            <text:p>24964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48000" calcext:value-type="float">
            <text:p>24964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66000" calcext:value-type="float">
            <text:p>24966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689000" calcext:value-type="float">
            <text:p>24968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01000" calcext:value-type="float">
            <text:p>24970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02000" calcext:value-type="float">
            <text:p>24970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04000" calcext:value-type="float">
            <text:p>24970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19000" calcext:value-type="float">
            <text:p>2497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20000" calcext:value-type="float">
            <text:p>24972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772000" calcext:value-type="float">
            <text:p>24977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03000" calcext:value-type="float">
            <text:p>24980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13000" calcext:value-type="float">
            <text:p>24981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37000" calcext:value-type="float">
            <text:p>2498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49000" calcext:value-type="float">
            <text:p>24984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79000" calcext:value-type="float">
            <text:p>24987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90000" calcext:value-type="float">
            <text:p>24989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91000" calcext:value-type="float">
            <text:p>2498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895000" calcext:value-type="float">
            <text:p>24989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09000" calcext:value-type="float">
            <text:p>24990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10000" calcext:value-type="float">
            <text:p>2499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11000" calcext:value-type="float">
            <text:p>24991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44000" calcext:value-type="float">
            <text:p>24994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55000" calcext:value-type="float">
            <text:p>24995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57000" calcext:value-type="float">
            <text:p>24995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59000" calcext:value-type="float">
            <text:p>24995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60000" calcext:value-type="float">
            <text:p>24996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63000" calcext:value-type="float">
            <text:p>24996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72000" calcext:value-type="float">
            <text:p>24997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49993000" calcext:value-type="float">
            <text:p>2499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0000040" calcext:value-type="float">
            <text:p>25000004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144" calcext:value-type="float">
            <text:p>250000144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444" calcext:value-type="float">
            <text:p>250000444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817" calcext:value-type="float">
            <text:p>250000817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818" calcext:value-type="float">
            <text:p>250000818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870" calcext:value-type="float">
            <text:p>25000087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962" calcext:value-type="float">
            <text:p>250000962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963" calcext:value-type="float">
            <text:p>250000963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0964" calcext:value-type="float">
            <text:p>250000964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1109" calcext:value-type="float">
            <text:p>250001109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1268" calcext:value-type="float">
            <text:p>250001268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1396" calcext:value-type="float">
            <text:p>250001396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1594" calcext:value-type="float">
            <text:p>250001594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012" calcext:value-type="float">
            <text:p>250002012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033" calcext:value-type="float">
            <text:p>250002033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286" calcext:value-type="float">
            <text:p>250002286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434" calcext:value-type="float">
            <text:p>250002434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443" calcext:value-type="float">
            <text:p>250002443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688" calcext:value-type="float">
            <text:p>250002688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821" calcext:value-type="float">
            <text:p>250002821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887" calcext:value-type="float">
            <text:p>250002887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02903" calcext:value-type="float">
            <text:p>250002903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016000" calcext:value-type="float">
            <text:p>25001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502000" calcext:value-type="float">
            <text:p>250502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506000" calcext:value-type="float">
            <text:p>25050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0515000" calcext:value-type="float">
            <text:p>250515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53023000" calcext:value-type="float">
            <text:p>253023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02000" calcext:value-type="float">
            <text:p>253202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15000" calcext:value-type="float">
            <text:p>253215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17000" calcext:value-type="float">
            <text:p>253217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25000" calcext:value-type="float">
            <text:p>253225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56000" calcext:value-type="float">
            <text:p>253256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79000" calcext:value-type="float">
            <text:p>253279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295000" calcext:value-type="float">
            <text:p>253295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414000" calcext:value-type="float">
            <text:p>253414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418000" calcext:value-type="float">
            <text:p>253418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3437000" calcext:value-type="float">
            <text:p>253437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255786000" calcext:value-type="float">
            <text:p>25578600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1480" calcext:value-type="float">
            <text:p>25580148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1490" calcext:value-type="float">
            <text:p>25580149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1540" calcext:value-type="float">
            <text:p>2558015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1550" calcext:value-type="float">
            <text:p>2558015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2380" calcext:value-type="float">
            <text:p>25580238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2940" calcext:value-type="float">
            <text:p>2558029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2950" calcext:value-type="float">
            <text:p>2558029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350" calcext:value-type="float">
            <text:p>2558033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360" calcext:value-type="float">
            <text:p>25580336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540" calcext:value-type="float">
            <text:p>2558035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560" calcext:value-type="float">
            <text:p>25580356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880" calcext:value-type="float">
            <text:p>25580388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3890" calcext:value-type="float">
            <text:p>25580389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4340" calcext:value-type="float">
            <text:p>2558043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4740" calcext:value-type="float">
            <text:p>2558047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4890" calcext:value-type="float">
            <text:p>25580489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4960" calcext:value-type="float">
            <text:p>25580496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250" calcext:value-type="float">
            <text:p>2558052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340" calcext:value-type="float">
            <text:p>25580534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370" calcext:value-type="float">
            <text:p>25580537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450" calcext:value-type="float">
            <text:p>2558054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50" calcext:value-type="float">
            <text:p>25580555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57" calcext:value-type="float">
            <text:p>255805557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69" calcext:value-type="float">
            <text:p>255805569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80" calcext:value-type="float">
            <text:p>25580558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95" calcext:value-type="float">
            <text:p>255805595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596" calcext:value-type="float">
            <text:p>255805596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15" calcext:value-type="float">
            <text:p>255805615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17" calcext:value-type="float">
            <text:p>255805617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20" calcext:value-type="float">
            <text:p>25580562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27" calcext:value-type="float">
            <text:p>255805627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61" calcext:value-type="float">
            <text:p>255805661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62" calcext:value-type="float">
            <text:p>255805662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79" calcext:value-type="float">
            <text:p>255805679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84" calcext:value-type="float">
            <text:p>255805684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1" calcext:value-type="float">
            <text:p>255805691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3" calcext:value-type="float">
            <text:p>255805693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4" calcext:value-type="float">
            <text:p>255805694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6" calcext:value-type="float">
            <text:p>255805696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7" calcext:value-type="float">
            <text:p>255805697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8" calcext:value-type="float">
            <text:p>255805698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699" calcext:value-type="float">
            <text:p>255805699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01" calcext:value-type="float">
            <text:p>255805701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59" calcext:value-type="float">
            <text:p>255805759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63" calcext:value-type="float">
            <text:p>255805763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65" calcext:value-type="float">
            <text:p>255805765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70" calcext:value-type="float">
            <text:p>25580577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785" calcext:value-type="float">
            <text:p>255805785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802" calcext:value-type="float">
            <text:p>255805802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5805806" calcext:value-type="float">
            <text:p>255805806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56000826" calcext:value-type="float">
            <text:p>256000826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016000" calcext:value-type="float">
            <text:p>25601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041000" calcext:value-type="float">
            <text:p>25604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075000" calcext:value-type="float">
            <text:p>2560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093000" calcext:value-type="float">
            <text:p>25609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096000" calcext:value-type="float">
            <text:p>25609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07000" calcext:value-type="float">
            <text:p>25610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22000" calcext:value-type="float">
            <text:p>25612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23000" calcext:value-type="float">
            <text:p>25612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37000" calcext:value-type="float">
            <text:p>2561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39000" calcext:value-type="float">
            <text:p>2561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151000" calcext:value-type="float">
            <text:p>25615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02000" calcext:value-type="float">
            <text:p>25620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08000" calcext:value-type="float">
            <text:p>25620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10000" calcext:value-type="float">
            <text:p>2562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13000" calcext:value-type="float">
            <text:p>25621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19000" calcext:value-type="float">
            <text:p>2562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43000" calcext:value-type="float">
            <text:p>25624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75000" calcext:value-type="float">
            <text:p>25627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79000" calcext:value-type="float">
            <text:p>25627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84000" calcext:value-type="float">
            <text:p>25628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91000" calcext:value-type="float">
            <text:p>2562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295000" calcext:value-type="float">
            <text:p>25629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04000" calcext:value-type="float">
            <text:p>25630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20000" calcext:value-type="float">
            <text:p>25632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23000" calcext:value-type="float">
            <text:p>25632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41000" calcext:value-type="float">
            <text:p>25634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45000" calcext:value-type="float">
            <text:p>25634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50000" calcext:value-type="float">
            <text:p>25635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71000" calcext:value-type="float">
            <text:p>25637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89000" calcext:value-type="float">
            <text:p>25638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91000" calcext:value-type="float">
            <text:p>2563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396000" calcext:value-type="float">
            <text:p>25639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33000" calcext:value-type="float">
            <text:p>25643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42000" calcext:value-type="float">
            <text:p>25644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51000" calcext:value-type="float">
            <text:p>25645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62000" calcext:value-type="float">
            <text:p>25646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65000" calcext:value-type="float">
            <text:p>25646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83000" calcext:value-type="float">
            <text:p>25648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91000" calcext:value-type="float">
            <text:p>2564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94000" calcext:value-type="float">
            <text:p>25649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495000" calcext:value-type="float">
            <text:p>25649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03000" calcext:value-type="float">
            <text:p>25650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09000" calcext:value-type="float">
            <text:p>25650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16000" calcext:value-type="float">
            <text:p>25651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17000" calcext:value-type="float">
            <text:p>25651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18000" calcext:value-type="float">
            <text:p>25651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22000" calcext:value-type="float">
            <text:p>25652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30000" calcext:value-type="float">
            <text:p>25653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31000" calcext:value-type="float">
            <text:p>25653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36000" calcext:value-type="float">
            <text:p>25653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37000" calcext:value-type="float">
            <text:p>25653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50000" calcext:value-type="float">
            <text:p>25655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53000" calcext:value-type="float">
            <text:p>25655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582000" calcext:value-type="float">
            <text:p>25658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10000" calcext:value-type="float">
            <text:p>2566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19000" calcext:value-type="float">
            <text:p>2566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31000" calcext:value-type="float">
            <text:p>25663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39000" calcext:value-type="float">
            <text:p>2566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45000" calcext:value-type="float">
            <text:p>25664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56000" calcext:value-type="float">
            <text:p>25665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62000" calcext:value-type="float">
            <text:p>25666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68000" calcext:value-type="float">
            <text:p>25666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73000" calcext:value-type="float">
            <text:p>25667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87000" calcext:value-type="float">
            <text:p>25668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89000" calcext:value-type="float">
            <text:p>25668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696000" calcext:value-type="float">
            <text:p>25669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13000" calcext:value-type="float">
            <text:p>25671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14000" calcext:value-type="float">
            <text:p>25671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16000" calcext:value-type="float">
            <text:p>25671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32000" calcext:value-type="float">
            <text:p>25673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39000" calcext:value-type="float">
            <text:p>25673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43000" calcext:value-type="float">
            <text:p>25674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55000" calcext:value-type="float">
            <text:p>25675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65000" calcext:value-type="float">
            <text:p>25676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84000" calcext:value-type="float">
            <text:p>25678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790000" calcext:value-type="float">
            <text:p>25679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02000" calcext:value-type="float">
            <text:p>25680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19000" calcext:value-type="float">
            <text:p>2568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38000" calcext:value-type="float">
            <text:p>25683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58000" calcext:value-type="float">
            <text:p>25685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71000" calcext:value-type="float">
            <text:p>25687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78000" calcext:value-type="float">
            <text:p>25687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91000" calcext:value-type="float">
            <text:p>2568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892000" calcext:value-type="float">
            <text:p>25689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00000" calcext:value-type="float">
            <text:p>25690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02000" calcext:value-type="float">
            <text:p>25690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08000" calcext:value-type="float">
            <text:p>256908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09000" calcext:value-type="float">
            <text:p>25690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10000" calcext:value-type="float">
            <text:p>25691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14000" calcext:value-type="float">
            <text:p>25691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15000" calcext:value-type="float">
            <text:p>25691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19000" calcext:value-type="float">
            <text:p>256919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34000" calcext:value-type="float">
            <text:p>25693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51000" calcext:value-type="float">
            <text:p>25695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53000" calcext:value-type="float">
            <text:p>25695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56000" calcext:value-type="float">
            <text:p>25695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84000" calcext:value-type="float">
            <text:p>256984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92000" calcext:value-type="float">
            <text:p>256992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95000" calcext:value-type="float">
            <text:p>256995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6996000" calcext:value-type="float">
            <text:p>25699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57022000" calcext:value-type="float">
            <text:p>25702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077000" calcext:value-type="float">
            <text:p>25707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082000" calcext:value-type="float">
            <text:p>25708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206000" calcext:value-type="float">
            <text:p>25720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348000" calcext:value-type="float">
            <text:p>257348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366000" calcext:value-type="float">
            <text:p>25736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374000" calcext:value-type="float">
            <text:p>25737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375000" calcext:value-type="float">
            <text:p>25737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408000" calcext:value-type="float">
            <text:p>257408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411000" calcext:value-type="float">
            <text:p>257411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461000" calcext:value-type="float">
            <text:p>257461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19000" calcext:value-type="float">
            <text:p>25751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26000" calcext:value-type="float">
            <text:p>25752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32000" calcext:value-type="float">
            <text:p>25753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36600" calcext:value-type="float">
            <text:p>2575366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56000" calcext:value-type="float">
            <text:p>25755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565000" calcext:value-type="float">
            <text:p>25756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672000" calcext:value-type="float">
            <text:p>25767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674000" calcext:value-type="float">
            <text:p>25767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689000" calcext:value-type="float">
            <text:p>25768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694000" calcext:value-type="float">
            <text:p>25769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13000" calcext:value-type="float">
            <text:p>257713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21000" calcext:value-type="float">
            <text:p>257721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22000" calcext:value-type="float">
            <text:p>25772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39000" calcext:value-type="float">
            <text:p>25773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42000" calcext:value-type="float">
            <text:p>25774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58000" calcext:value-type="float">
            <text:p>257758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72000" calcext:value-type="float">
            <text:p>25777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774600" calcext:value-type="float">
            <text:p>2577746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06000" calcext:value-type="float">
            <text:p>25780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44000" calcext:value-type="float">
            <text:p>25784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56000" calcext:value-type="float">
            <text:p>25785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61700" calcext:value-type="float">
            <text:p>2578617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64000" calcext:value-type="float">
            <text:p>25786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85000" calcext:value-type="float">
            <text:p>25788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891000" calcext:value-type="float">
            <text:p>257891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936000" calcext:value-type="float">
            <text:p>25793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7983000" calcext:value-type="float">
            <text:p>257983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060000" calcext:value-type="float">
            <text:p>258060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075000" calcext:value-type="float">
            <text:p>25807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088080" calcext:value-type="float">
            <text:p>25808808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176140" calcext:value-type="float">
            <text:p>25817614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193070" calcext:value-type="float">
            <text:p>25819307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202000" calcext:value-type="float">
            <text:p>25820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285840" calcext:value-type="float">
            <text:p>25828584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316000" calcext:value-type="float">
            <text:p>25831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373000" calcext:value-type="float">
            <text:p>258373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527000" calcext:value-type="float">
            <text:p>25852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14000" calcext:value-type="float">
            <text:p>25861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40000" calcext:value-type="float">
            <text:p>258640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45000" calcext:value-type="float">
            <text:p>25864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69000" calcext:value-type="float">
            <text:p>25866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81000" calcext:value-type="float">
            <text:p>258681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82000" calcext:value-type="float">
            <text:p>25868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692000" calcext:value-type="float">
            <text:p>25869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702000" calcext:value-type="float">
            <text:p>25870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734000" calcext:value-type="float">
            <text:p>25873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769000" calcext:value-type="float">
            <text:p>25876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859000" calcext:value-type="float">
            <text:p>25885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926000" calcext:value-type="float">
            <text:p>25892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932000" calcext:value-type="float">
            <text:p>258932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975000" calcext:value-type="float">
            <text:p>25897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977000" calcext:value-type="float">
            <text:p>25897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8995000" calcext:value-type="float">
            <text:p>25899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004000" calcext:value-type="float">
            <text:p>259004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019000" calcext:value-type="float">
            <text:p>25901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095000" calcext:value-type="float">
            <text:p>25909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298000" calcext:value-type="float">
            <text:p>259298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709000" calcext:value-type="float">
            <text:p>25970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756000" calcext:value-type="float">
            <text:p>25975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759000" calcext:value-type="float">
            <text:p>25975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787000" calcext:value-type="float">
            <text:p>25978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848000" calcext:value-type="float">
            <text:p>259848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873000" calcext:value-type="float">
            <text:p>259873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897000" calcext:value-type="float">
            <text:p>25989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17000" calcext:value-type="float">
            <text:p>25991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27000" calcext:value-type="float">
            <text:p>259927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36000" calcext:value-type="float">
            <text:p>25993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56000" calcext:value-type="float">
            <text:p>25995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85000" calcext:value-type="float">
            <text:p>259985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59999000" calcext:value-type="float">
            <text:p>259999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261000290" calcext:value-type="float">
            <text:p>26100029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15190" calcext:value-type="float">
            <text:p>26101519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19830" calcext:value-type="float">
            <text:p>26101983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23620" calcext:value-type="float">
            <text:p>26102362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26040" calcext:value-type="float">
            <text:p>26102604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28320" calcext:value-type="float">
            <text:p>26102832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29680" calcext:value-type="float">
            <text:p>26102968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31010" calcext:value-type="float">
            <text:p>26103101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031080" calcext:value-type="float">
            <text:p>26103108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1513000" calcext:value-type="float">
            <text:p>26151300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62007000" calcext:value-type="float">
            <text:p>262007000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float" office:value="264900301" calcext:value-type="float">
            <text:p>264900301</text:p>
          </table:table-cell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float" office:value="265755730" calcext:value-type="float">
            <text:p>26575573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5756690" calcext:value-type="float">
            <text:p>26575669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5757060" calcext:value-type="float">
            <text:p>26575706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5758190" calcext:value-type="float">
            <text:p>26575819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5771000" calcext:value-type="float">
            <text:p>26577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5884000" calcext:value-type="float">
            <text:p>265884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009000" calcext:value-type="float">
            <text:p>266009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09000" calcext:value-type="float">
            <text:p>266209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10000" calcext:value-type="float">
            <text:p>266210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59000" calcext:value-type="float">
            <text:p>266259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60000" calcext:value-type="float">
            <text:p>266260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63000" calcext:value-type="float">
            <text:p>266263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73000" calcext:value-type="float">
            <text:p>266273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283000" calcext:value-type="float">
            <text:p>266283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338000" calcext:value-type="float">
            <text:p>266338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420000" calcext:value-type="float">
            <text:p>266420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6421000" calcext:value-type="float">
            <text:p>26642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69013000" calcext:value-type="float">
            <text:p>269013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045000" calcext:value-type="float">
            <text:p>269045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056000" calcext:value-type="float">
            <text:p>269056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057000" calcext:value-type="float">
            <text:p>269057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059000" calcext:value-type="float">
            <text:p>269059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076000" calcext:value-type="float">
            <text:p>269076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101930" calcext:value-type="float">
            <text:p>26910193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103970" calcext:value-type="float">
            <text:p>26910397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107530" calcext:value-type="float">
            <text:p>26910753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116000" calcext:value-type="float">
            <text:p>269116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157000" calcext:value-type="float">
            <text:p>269157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666000" calcext:value-type="float">
            <text:p>269666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669000" calcext:value-type="float">
            <text:p>269669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675000" calcext:value-type="float">
            <text:p>269675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837000" calcext:value-type="float">
            <text:p>269837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69868000" calcext:value-type="float">
            <text:p>269868000</text:p>
          </table:table-cell>
          <table:table-cell office:value-type="string" calcext:value-type="string">
            <text:p>Switzerland (Confederation of)</text:p>
          </table:table-cell>
          <table:table-cell/>
        </table:table-row>
        <table:table-row table:style-name="ro1">
          <table:table-cell office:value-type="float" office:value="271000021" calcext:value-type="float">
            <text:p>271000021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303" calcext:value-type="float">
            <text:p>271000303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656" calcext:value-type="float">
            <text:p>271000656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818" calcext:value-type="float">
            <text:p>271000818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835" calcext:value-type="float">
            <text:p>271000835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876" calcext:value-type="float">
            <text:p>271000876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929" calcext:value-type="float">
            <text:p>271000929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0985" calcext:value-type="float">
            <text:p>271000985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2564" calcext:value-type="float">
            <text:p>271002564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02613" calcext:value-type="float">
            <text:p>271002613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0029" calcext:value-type="float">
            <text:p>271040029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0319" calcext:value-type="float">
            <text:p>271040319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0407" calcext:value-type="float">
            <text:p>271040407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0594" calcext:value-type="float">
            <text:p>271040594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511" calcext:value-type="float">
            <text:p>271042511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520" calcext:value-type="float">
            <text:p>27104252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556" calcext:value-type="float">
            <text:p>271042556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566" calcext:value-type="float">
            <text:p>271042566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763" calcext:value-type="float">
            <text:p>271042763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2960" calcext:value-type="float">
            <text:p>27104296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399" calcext:value-type="float">
            <text:p>271043399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415" calcext:value-type="float">
            <text:p>271043415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468" calcext:value-type="float">
            <text:p>271043468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681" calcext:value-type="float">
            <text:p>271043681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758" calcext:value-type="float">
            <text:p>271043758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776" calcext:value-type="float">
            <text:p>271043776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3873" calcext:value-type="float">
            <text:p>271043873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1044120" calcext:value-type="float">
            <text:p>27104412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73111000" calcext:value-type="float">
            <text:p>273111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2800" calcext:value-type="float">
            <text:p>2731128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3600" calcext:value-type="float">
            <text:p>2731136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3800" calcext:value-type="float">
            <text:p>2731138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4000" calcext:value-type="float">
            <text:p>273114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4600" calcext:value-type="float">
            <text:p>2731146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4700" calcext:value-type="float">
            <text:p>2731147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5700" calcext:value-type="float">
            <text:p>2731157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16000" calcext:value-type="float">
            <text:p>273116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132200" calcext:value-type="float">
            <text:p>2731322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10950" calcext:value-type="float">
            <text:p>27331095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22500" calcext:value-type="float">
            <text:p>2733225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0943" calcext:value-type="float">
            <text:p>273330943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3440" calcext:value-type="float">
            <text:p>2733334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3650" calcext:value-type="float">
            <text:p>27333365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4000" calcext:value-type="float">
            <text:p>273334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4240" calcext:value-type="float">
            <text:p>2733342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4930" calcext:value-type="float">
            <text:p>27333493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5000" calcext:value-type="float">
            <text:p>273335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7230" calcext:value-type="float">
            <text:p>27333723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7950" calcext:value-type="float">
            <text:p>27333795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8000" calcext:value-type="float">
            <text:p>273338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8250" calcext:value-type="float">
            <text:p>27333825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8310" calcext:value-type="float">
            <text:p>27333831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8540" calcext:value-type="float">
            <text:p>2733385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9540" calcext:value-type="float">
            <text:p>2733395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39840" calcext:value-type="float">
            <text:p>2733398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48830" calcext:value-type="float">
            <text:p>27334883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0190" calcext:value-type="float">
            <text:p>27335019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1360" calcext:value-type="float">
            <text:p>27335136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3680" calcext:value-type="float">
            <text:p>27335368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4040" calcext:value-type="float">
            <text:p>2733540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6870" calcext:value-type="float">
            <text:p>27335687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7260" calcext:value-type="float">
            <text:p>27335726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8260" calcext:value-type="float">
            <text:p>27335826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58930" calcext:value-type="float">
            <text:p>27335893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62290" calcext:value-type="float">
            <text:p>27336229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63000" calcext:value-type="float">
            <text:p>273363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76520" calcext:value-type="float">
            <text:p>27337652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85040" calcext:value-type="float">
            <text:p>27338504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385430" calcext:value-type="float">
            <text:p>27338543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413060" calcext:value-type="float">
            <text:p>27341306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3546520" calcext:value-type="float">
            <text:p>27354652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75344000" calcext:value-type="float">
            <text:p>275344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75346000" calcext:value-type="float">
            <text:p>275346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75457000" calcext:value-type="float">
            <text:p>275457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75467000" calcext:value-type="float">
            <text:p>275467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76700000" calcext:value-type="float">
            <text:p>276700000</text:p>
          </table:table-cell>
          <table:table-cell office:value-type="string" calcext:value-type="string">
            <text:p>Estonia (Republic of)</text:p>
          </table:table-cell>
          <table:table-cell/>
        </table:table-row>
        <table:table-row table:style-name="ro1">
          <table:table-cell office:value-type="float" office:value="277312000" calcext:value-type="float">
            <text:p>277312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277324000" calcext:value-type="float">
            <text:p>277324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277329000" calcext:value-type="float">
            <text:p>277329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277330000" calcext:value-type="float">
            <text:p>277330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277334000" calcext:value-type="float">
            <text:p>277334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277391000" calcext:value-type="float">
            <text:p>277391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303417000" calcext:value-type="float">
            <text:p>303417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304001000" calcext:value-type="float">
            <text:p>30400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168" calcext:value-type="float">
            <text:p>304010168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228" calcext:value-type="float">
            <text:p>304010228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290" calcext:value-type="float">
            <text:p>30401029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417" calcext:value-type="float">
            <text:p>304010417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444" calcext:value-type="float">
            <text:p>304010444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483" calcext:value-type="float">
            <text:p>304010483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549" calcext:value-type="float">
            <text:p>30401054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767" calcext:value-type="float">
            <text:p>304010767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779" calcext:value-type="float">
            <text:p>30401077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806" calcext:value-type="float">
            <text:p>304010806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859" calcext:value-type="float">
            <text:p>30401085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860" calcext:value-type="float">
            <text:p>30401086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867" calcext:value-type="float">
            <text:p>304010867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09" calcext:value-type="float">
            <text:p>30401090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15" calcext:value-type="float">
            <text:p>304010915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73" calcext:value-type="float">
            <text:p>304010973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86" calcext:value-type="float">
            <text:p>304010986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95" calcext:value-type="float">
            <text:p>304010995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0998" calcext:value-type="float">
            <text:p>304010998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1009" calcext:value-type="float">
            <text:p>30401100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1029" calcext:value-type="float">
            <text:p>304011029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3000" calcext:value-type="float">
            <text:p>30401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14000" calcext:value-type="float">
            <text:p>30401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21000" calcext:value-type="float">
            <text:p>30402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30000" calcext:value-type="float">
            <text:p>30403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31000" calcext:value-type="float">
            <text:p>30403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36000" calcext:value-type="float">
            <text:p>3040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37000" calcext:value-type="float">
            <text:p>30403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41000" calcext:value-type="float">
            <text:p>30404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42000" calcext:value-type="float">
            <text:p>30404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43000" calcext:value-type="float">
            <text:p>3040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46000" calcext:value-type="float">
            <text:p>3040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47000" calcext:value-type="float">
            <text:p>30404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0000" calcext:value-type="float">
            <text:p>30405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0635" calcext:value-type="float">
            <text:p>304050635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0636" calcext:value-type="float">
            <text:p>304050636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0840" calcext:value-type="float">
            <text:p>30405084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3000" calcext:value-type="float">
            <text:p>3040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4000" calcext:value-type="float">
            <text:p>30405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5000" calcext:value-type="float">
            <text:p>30405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7000" calcext:value-type="float">
            <text:p>30405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59000" calcext:value-type="float">
            <text:p>3040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60000" calcext:value-type="float">
            <text:p>30406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62000" calcext:value-type="float">
            <text:p>3040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79000" calcext:value-type="float">
            <text:p>30407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80796" calcext:value-type="float">
            <text:p>304080796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80808" calcext:value-type="float">
            <text:p>304080808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81024" calcext:value-type="float">
            <text:p>304081024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88000" calcext:value-type="float">
            <text:p>30408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89000" calcext:value-type="float">
            <text:p>30408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91000" calcext:value-type="float">
            <text:p>30409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92000" calcext:value-type="float">
            <text:p>30409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099000" calcext:value-type="float">
            <text:p>30409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17000" calcext:value-type="float">
            <text:p>30411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37000" calcext:value-type="float">
            <text:p>30413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46000" calcext:value-type="float">
            <text:p>3041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53000" calcext:value-type="float">
            <text:p>3041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54000" calcext:value-type="float">
            <text:p>30415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183000" calcext:value-type="float">
            <text:p>30418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01000" calcext:value-type="float">
            <text:p>30420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14000" calcext:value-type="float">
            <text:p>30421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26000" calcext:value-type="float">
            <text:p>30422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28000" calcext:value-type="float">
            <text:p>30422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34000" calcext:value-type="float">
            <text:p>30423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39000" calcext:value-type="float">
            <text:p>30423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70000" calcext:value-type="float">
            <text:p>30427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71000" calcext:value-type="float">
            <text:p>30427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293000" calcext:value-type="float">
            <text:p>30429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302000" calcext:value-type="float">
            <text:p>30430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352000" calcext:value-type="float">
            <text:p>30435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07000" calcext:value-type="float">
            <text:p>30440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43000" calcext:value-type="float">
            <text:p>3044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48000" calcext:value-type="float">
            <text:p>30444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69000" calcext:value-type="float">
            <text:p>30446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88000" calcext:value-type="float">
            <text:p>30448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498000" calcext:value-type="float">
            <text:p>30449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03000" calcext:value-type="float">
            <text:p>30450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11000" calcext:value-type="float">
            <text:p>30451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19000" calcext:value-type="float">
            <text:p>30451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20000" calcext:value-type="float">
            <text:p>30452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23000" calcext:value-type="float">
            <text:p>30452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43000" calcext:value-type="float">
            <text:p>3045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577000" calcext:value-type="float">
            <text:p>30457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11000" calcext:value-type="float">
            <text:p>30461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27000" calcext:value-type="float">
            <text:p>30462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28000" calcext:value-type="float">
            <text:p>30462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36000" calcext:value-type="float">
            <text:p>3046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53000" calcext:value-type="float">
            <text:p>3046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55000" calcext:value-type="float">
            <text:p>30465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62000" calcext:value-type="float">
            <text:p>3046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65000" calcext:value-type="float">
            <text:p>30466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69000" calcext:value-type="float">
            <text:p>30466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77000" calcext:value-type="float">
            <text:p>30467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79000" calcext:value-type="float">
            <text:p>30467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82000" calcext:value-type="float">
            <text:p>30468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90000" calcext:value-type="float">
            <text:p>30469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691000" calcext:value-type="float">
            <text:p>30469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19000" calcext:value-type="float">
            <text:p>30471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24000" calcext:value-type="float">
            <text:p>30472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38000" calcext:value-type="float">
            <text:p>30473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39000" calcext:value-type="float">
            <text:p>30473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43000" calcext:value-type="float">
            <text:p>3047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85000" calcext:value-type="float">
            <text:p>30478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86000" calcext:value-type="float">
            <text:p>30478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89000" calcext:value-type="float">
            <text:p>30478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91000" calcext:value-type="float">
            <text:p>30479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797000" calcext:value-type="float">
            <text:p>30479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05000" calcext:value-type="float">
            <text:p>30480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17000" calcext:value-type="float">
            <text:p>30481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39000" calcext:value-type="float">
            <text:p>30483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40000" calcext:value-type="float">
            <text:p>30484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43000" calcext:value-type="float">
            <text:p>3048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44000" calcext:value-type="float">
            <text:p>30484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51000" calcext:value-type="float">
            <text:p>30485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68000" calcext:value-type="float">
            <text:p>30486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69000" calcext:value-type="float">
            <text:p>30486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80000" calcext:value-type="float">
            <text:p>30488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881000" calcext:value-type="float">
            <text:p>3048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03000" calcext:value-type="float">
            <text:p>30490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05000" calcext:value-type="float">
            <text:p>30490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08000" calcext:value-type="float">
            <text:p>30490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22000" calcext:value-type="float">
            <text:p>30492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24000" calcext:value-type="float">
            <text:p>30492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26000" calcext:value-type="float">
            <text:p>30492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27000" calcext:value-type="float">
            <text:p>30492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32000" calcext:value-type="float">
            <text:p>30493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54000" calcext:value-type="float">
            <text:p>30495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62000" calcext:value-type="float">
            <text:p>3049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93000" calcext:value-type="float">
            <text:p>30499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94000" calcext:value-type="float">
            <text:p>3049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4995000" calcext:value-type="float">
            <text:p>30499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01000" calcext:value-type="float">
            <text:p>30500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03000" calcext:value-type="float">
            <text:p>30500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18000" calcext:value-type="float">
            <text:p>30501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40000" calcext:value-type="float">
            <text:p>30504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46000" calcext:value-type="float">
            <text:p>3050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59000" calcext:value-type="float">
            <text:p>3050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62000" calcext:value-type="float">
            <text:p>3050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67000" calcext:value-type="float">
            <text:p>30506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098000" calcext:value-type="float">
            <text:p>30509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02000" calcext:value-type="float">
            <text:p>30510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13000" calcext:value-type="float">
            <text:p>30511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19000" calcext:value-type="float">
            <text:p>30511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22000" calcext:value-type="float">
            <text:p>30512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23000" calcext:value-type="float">
            <text:p>30512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37000" calcext:value-type="float">
            <text:p>30513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48000" calcext:value-type="float">
            <text:p>30514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62000" calcext:value-type="float">
            <text:p>3051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64000" calcext:value-type="float">
            <text:p>30516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68000" calcext:value-type="float">
            <text:p>30516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75000" calcext:value-type="float">
            <text:p>30517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76000" calcext:value-type="float">
            <text:p>30517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78000" calcext:value-type="float">
            <text:p>30517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87000" calcext:value-type="float">
            <text:p>30518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88000" calcext:value-type="float">
            <text:p>30518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190000" calcext:value-type="float">
            <text:p>30519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11000" calcext:value-type="float">
            <text:p>30521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12000" calcext:value-type="float">
            <text:p>30521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19000" calcext:value-type="float">
            <text:p>30521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23000" calcext:value-type="float">
            <text:p>30522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29000" calcext:value-type="float">
            <text:p>30522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36000" calcext:value-type="float">
            <text:p>3052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40000" calcext:value-type="float">
            <text:p>30524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46000" calcext:value-type="float">
            <text:p>3052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53000" calcext:value-type="float">
            <text:p>3052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59000" calcext:value-type="float">
            <text:p>3052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60000" calcext:value-type="float">
            <text:p>30526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61000" calcext:value-type="float">
            <text:p>30526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62000" calcext:value-type="float">
            <text:p>3052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63000" calcext:value-type="float">
            <text:p>30526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64000" calcext:value-type="float">
            <text:p>30526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72000" calcext:value-type="float">
            <text:p>30527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79000" calcext:value-type="float">
            <text:p>30527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93000" calcext:value-type="float">
            <text:p>30529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294000" calcext:value-type="float">
            <text:p>3052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01000" calcext:value-type="float">
            <text:p>30530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15000" calcext:value-type="float">
            <text:p>30531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30000" calcext:value-type="float">
            <text:p>30533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33000" calcext:value-type="float">
            <text:p>30533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42000" calcext:value-type="float">
            <text:p>30534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51000" calcext:value-type="float">
            <text:p>30535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56000" calcext:value-type="float">
            <text:p>30535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64000" calcext:value-type="float">
            <text:p>30536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70000" calcext:value-type="float">
            <text:p>30537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79000" calcext:value-type="float">
            <text:p>30537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81000" calcext:value-type="float">
            <text:p>3053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84000" calcext:value-type="float">
            <text:p>30538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89000" calcext:value-type="float">
            <text:p>30538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92000" calcext:value-type="float">
            <text:p>30539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93000" calcext:value-type="float">
            <text:p>30539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94000" calcext:value-type="float">
            <text:p>3053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95000" calcext:value-type="float">
            <text:p>30539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396000" calcext:value-type="float">
            <text:p>30539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12000" calcext:value-type="float">
            <text:p>30541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44000" calcext:value-type="float">
            <text:p>30544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70000" calcext:value-type="float">
            <text:p>30547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76000" calcext:value-type="float">
            <text:p>30547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86000" calcext:value-type="float">
            <text:p>30548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93000" calcext:value-type="float">
            <text:p>30549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497000" calcext:value-type="float">
            <text:p>30549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00000" calcext:value-type="float">
            <text:p>30550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02000" calcext:value-type="float">
            <text:p>30550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06000" calcext:value-type="float">
            <text:p>30550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11000" calcext:value-type="float">
            <text:p>30551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12000" calcext:value-type="float">
            <text:p>30551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23000" calcext:value-type="float">
            <text:p>30552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26000" calcext:value-type="float">
            <text:p>30552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27000" calcext:value-type="float">
            <text:p>30552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45000" calcext:value-type="float">
            <text:p>30554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46000" calcext:value-type="float">
            <text:p>30554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55000" calcext:value-type="float">
            <text:p>30555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62000" calcext:value-type="float">
            <text:p>3055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65000" calcext:value-type="float">
            <text:p>30556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66000" calcext:value-type="float">
            <text:p>30556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73000" calcext:value-type="float">
            <text:p>30557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90000" calcext:value-type="float">
            <text:p>30559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94000" calcext:value-type="float">
            <text:p>3055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599000" calcext:value-type="float">
            <text:p>30559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00000" calcext:value-type="float">
            <text:p>30560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12000" calcext:value-type="float">
            <text:p>30561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16000" calcext:value-type="float">
            <text:p>30561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27000" calcext:value-type="float">
            <text:p>30562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31000" calcext:value-type="float">
            <text:p>30563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33000" calcext:value-type="float">
            <text:p>30563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39000" calcext:value-type="float">
            <text:p>30563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48000" calcext:value-type="float">
            <text:p>30564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52000" calcext:value-type="float">
            <text:p>30565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53000" calcext:value-type="float">
            <text:p>3056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59000" calcext:value-type="float">
            <text:p>3056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1000" calcext:value-type="float">
            <text:p>30567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2000" calcext:value-type="float">
            <text:p>30567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4000" calcext:value-type="float">
            <text:p>30567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6000" calcext:value-type="float">
            <text:p>30567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7000" calcext:value-type="float">
            <text:p>30567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79000" calcext:value-type="float">
            <text:p>30567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81000" calcext:value-type="float">
            <text:p>3056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685000" calcext:value-type="float">
            <text:p>30568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06000" calcext:value-type="float">
            <text:p>30570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09000" calcext:value-type="float">
            <text:p>30570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11000" calcext:value-type="float">
            <text:p>30571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14000" calcext:value-type="float">
            <text:p>30571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16000" calcext:value-type="float">
            <text:p>30571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29000" calcext:value-type="float">
            <text:p>30572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30000" calcext:value-type="float">
            <text:p>30573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33000" calcext:value-type="float">
            <text:p>30573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36000" calcext:value-type="float">
            <text:p>3057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37000" calcext:value-type="float">
            <text:p>30573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38000" calcext:value-type="float">
            <text:p>30573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40000" calcext:value-type="float">
            <text:p>30574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53000" calcext:value-type="float">
            <text:p>30575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57000" calcext:value-type="float">
            <text:p>30575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58000" calcext:value-type="float">
            <text:p>30575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60000" calcext:value-type="float">
            <text:p>30576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67000" calcext:value-type="float">
            <text:p>30576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70000" calcext:value-type="float">
            <text:p>30577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71000" calcext:value-type="float">
            <text:p>30577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72000" calcext:value-type="float">
            <text:p>30577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77000" calcext:value-type="float">
            <text:p>30577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81000" calcext:value-type="float">
            <text:p>3057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86000" calcext:value-type="float">
            <text:p>30578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794000" calcext:value-type="float">
            <text:p>3057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10000" calcext:value-type="float">
            <text:p>30581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15000" calcext:value-type="float">
            <text:p>30581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20000" calcext:value-type="float">
            <text:p>30582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22000" calcext:value-type="float">
            <text:p>30582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35000" calcext:value-type="float">
            <text:p>30583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36000" calcext:value-type="float">
            <text:p>3058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42000" calcext:value-type="float">
            <text:p>30584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47000" calcext:value-type="float">
            <text:p>30584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59000" calcext:value-type="float">
            <text:p>3058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62000" calcext:value-type="float">
            <text:p>30586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63000" calcext:value-type="float">
            <text:p>30586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0000" calcext:value-type="float">
            <text:p>305880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1000" calcext:value-type="float">
            <text:p>3058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2000" calcext:value-type="float">
            <text:p>30588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5000" calcext:value-type="float">
            <text:p>30588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6000" calcext:value-type="float">
            <text:p>30588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7000" calcext:value-type="float">
            <text:p>30588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888000" calcext:value-type="float">
            <text:p>30588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15000" calcext:value-type="float">
            <text:p>30591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28000" calcext:value-type="float">
            <text:p>305928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31000" calcext:value-type="float">
            <text:p>30593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36000" calcext:value-type="float">
            <text:p>30593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49000" calcext:value-type="float">
            <text:p>30594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64000" calcext:value-type="float">
            <text:p>30596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66000" calcext:value-type="float">
            <text:p>30596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73000" calcext:value-type="float">
            <text:p>30597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76000" calcext:value-type="float">
            <text:p>30597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81000" calcext:value-type="float">
            <text:p>305981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82000" calcext:value-type="float">
            <text:p>30598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94000" calcext:value-type="float">
            <text:p>305994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95000" calcext:value-type="float">
            <text:p>305995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5996000" calcext:value-type="float">
            <text:p>305996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06039000" calcext:value-type="float">
            <text:p>306039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051000" calcext:value-type="float">
            <text:p>306051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083000" calcext:value-type="float">
            <text:p>306083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095000" calcext:value-type="float">
            <text:p>306095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096000" calcext:value-type="float">
            <text:p>306096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157000" calcext:value-type="float">
            <text:p>306157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354000" calcext:value-type="float">
            <text:p>306354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451000" calcext:value-type="float">
            <text:p>306451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587000" calcext:value-type="float">
            <text:p>306587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777000" calcext:value-type="float">
            <text:p>306777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813000" calcext:value-type="float">
            <text:p>306813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832000" calcext:value-type="float">
            <text:p>306832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862000" calcext:value-type="float">
            <text:p>306862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6872000" calcext:value-type="float">
            <text:p>306872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308007000" calcext:value-type="float">
            <text:p>30800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015000" calcext:value-type="float">
            <text:p>30801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038000" calcext:value-type="float">
            <text:p>30803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122000" calcext:value-type="float">
            <text:p>30812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184000" calcext:value-type="float">
            <text:p>30818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192000" calcext:value-type="float">
            <text:p>30819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218000" calcext:value-type="float">
            <text:p>30821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287000" calcext:value-type="float">
            <text:p>30828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369000" calcext:value-type="float">
            <text:p>30836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371000" calcext:value-type="float">
            <text:p>30837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391000" calcext:value-type="float">
            <text:p>30839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438000" calcext:value-type="float">
            <text:p>30843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445000" calcext:value-type="float">
            <text:p>30844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21000" calcext:value-type="float">
            <text:p>30852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29000" calcext:value-type="float">
            <text:p>30852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32000" calcext:value-type="float">
            <text:p>30853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41000" calcext:value-type="float">
            <text:p>30854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42000" calcext:value-type="float">
            <text:p>30854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98000" calcext:value-type="float">
            <text:p>30859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599000" calcext:value-type="float">
            <text:p>30859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688000" calcext:value-type="float">
            <text:p>30868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701000" calcext:value-type="float">
            <text:p>30870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704000" calcext:value-type="float">
            <text:p>30870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785000" calcext:value-type="float">
            <text:p>30878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815000" calcext:value-type="float">
            <text:p>30881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847000" calcext:value-type="float">
            <text:p>30884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868000" calcext:value-type="float">
            <text:p>30886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874000" calcext:value-type="float">
            <text:p>30887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924000" calcext:value-type="float">
            <text:p>30892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949000" calcext:value-type="float">
            <text:p>30894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986000" calcext:value-type="float">
            <text:p>30898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8987000" calcext:value-type="float">
            <text:p>30898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108000" calcext:value-type="float">
            <text:p>30910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165000" calcext:value-type="float">
            <text:p>30916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175000" calcext:value-type="float">
            <text:p>30917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186000" calcext:value-type="float">
            <text:p>30918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225000" calcext:value-type="float">
            <text:p>30922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285000" calcext:value-type="float">
            <text:p>30928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306000" calcext:value-type="float">
            <text:p>30930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333000" calcext:value-type="float">
            <text:p>30933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361000" calcext:value-type="float">
            <text:p>30936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372000" calcext:value-type="float">
            <text:p>30937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373000" calcext:value-type="float">
            <text:p>30937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467000" calcext:value-type="float">
            <text:p>30946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473000" calcext:value-type="float">
            <text:p>30947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584000" calcext:value-type="float">
            <text:p>30958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656000" calcext:value-type="float">
            <text:p>30965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689000" calcext:value-type="float">
            <text:p>30968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701000" calcext:value-type="float">
            <text:p>30970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729000" calcext:value-type="float">
            <text:p>30972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759000" calcext:value-type="float">
            <text:p>30975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761000" calcext:value-type="float">
            <text:p>30976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07000" calcext:value-type="float">
            <text:p>30980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14000" calcext:value-type="float">
            <text:p>30981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27000" calcext:value-type="float">
            <text:p>30982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32000" calcext:value-type="float">
            <text:p>30983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41000" calcext:value-type="float">
            <text:p>30984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847000" calcext:value-type="float">
            <text:p>30984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914000" calcext:value-type="float">
            <text:p>30991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938000" calcext:value-type="float">
            <text:p>30993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964000" calcext:value-type="float">
            <text:p>30996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985000" calcext:value-type="float">
            <text:p>30998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09998000" calcext:value-type="float">
            <text:p>30999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0372000" calcext:value-type="float">
            <text:p>310372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459000" calcext:value-type="float">
            <text:p>310459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473000" calcext:value-type="float">
            <text:p>310473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15000" calcext:value-type="float">
            <text:p>310515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29000" calcext:value-type="float">
            <text:p>310529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30000" calcext:value-type="float">
            <text:p>310530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56000" calcext:value-type="float">
            <text:p>310556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59000" calcext:value-type="float">
            <text:p>310559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60000" calcext:value-type="float">
            <text:p>310560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62000" calcext:value-type="float">
            <text:p>310562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75000" calcext:value-type="float">
            <text:p>310575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79000" calcext:value-type="float">
            <text:p>310579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593000" calcext:value-type="float">
            <text:p>310593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610000" calcext:value-type="float">
            <text:p>310610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622000" calcext:value-type="float">
            <text:p>310622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624000" calcext:value-type="float">
            <text:p>310624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625000" calcext:value-type="float">
            <text:p>310625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0649000" calcext:value-type="float">
            <text:p>310649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11000092" calcext:value-type="float">
            <text:p>311000092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094" calcext:value-type="float">
            <text:p>311000094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126" calcext:value-type="float">
            <text:p>311000126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147" calcext:value-type="float">
            <text:p>311000147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149" calcext:value-type="float">
            <text:p>311000149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157" calcext:value-type="float">
            <text:p>311000157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193" calcext:value-type="float">
            <text:p>311000193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00" calcext:value-type="float">
            <text:p>3110002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12" calcext:value-type="float">
            <text:p>311000212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23" calcext:value-type="float">
            <text:p>311000223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57" calcext:value-type="float">
            <text:p>311000257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61" calcext:value-type="float">
            <text:p>311000261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74" calcext:value-type="float">
            <text:p>311000274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294" calcext:value-type="float">
            <text:p>311000294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16" calcext:value-type="float">
            <text:p>311000316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33" calcext:value-type="float">
            <text:p>311000333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42" calcext:value-type="float">
            <text:p>311000342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43" calcext:value-type="float">
            <text:p>311000343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69" calcext:value-type="float">
            <text:p>311000369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396" calcext:value-type="float">
            <text:p>311000396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13" calcext:value-type="float">
            <text:p>311000413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36" calcext:value-type="float">
            <text:p>311000436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38" calcext:value-type="float">
            <text:p>311000438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44" calcext:value-type="float">
            <text:p>311000444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54" calcext:value-type="float">
            <text:p>311000454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60" calcext:value-type="float">
            <text:p>31100046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0462" calcext:value-type="float">
            <text:p>311000462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2500" calcext:value-type="float">
            <text:p>311002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3300" calcext:value-type="float">
            <text:p>3110033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3600" calcext:value-type="float">
            <text:p>311003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4000" calcext:value-type="float">
            <text:p>31100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4900" calcext:value-type="float">
            <text:p>311004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5600" calcext:value-type="float">
            <text:p>311005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7600" calcext:value-type="float">
            <text:p>311007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8700" calcext:value-type="float">
            <text:p>311008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9400" calcext:value-type="float">
            <text:p>311009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9600" calcext:value-type="float">
            <text:p>311009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09700" calcext:value-type="float">
            <text:p>311009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4800" calcext:value-type="float">
            <text:p>311014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4900" calcext:value-type="float">
            <text:p>311014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5100" calcext:value-type="float">
            <text:p>3110151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5700" calcext:value-type="float">
            <text:p>311015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6300" calcext:value-type="float">
            <text:p>3110163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6400" calcext:value-type="float">
            <text:p>311016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7500" calcext:value-type="float">
            <text:p>311017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7800" calcext:value-type="float">
            <text:p>311017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7900" calcext:value-type="float">
            <text:p>311017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8000" calcext:value-type="float">
            <text:p>31101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8500" calcext:value-type="float">
            <text:p>311018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8600" calcext:value-type="float">
            <text:p>311018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18800" calcext:value-type="float">
            <text:p>311018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0900" calcext:value-type="float">
            <text:p>311020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5800" calcext:value-type="float">
            <text:p>311025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7400" calcext:value-type="float">
            <text:p>311027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7500" calcext:value-type="float">
            <text:p>311027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7800" calcext:value-type="float">
            <text:p>311027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7900" calcext:value-type="float">
            <text:p>311027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8600" calcext:value-type="float">
            <text:p>311028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29000" calcext:value-type="float">
            <text:p>31102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36800" calcext:value-type="float">
            <text:p>311036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37500" calcext:value-type="float">
            <text:p>311037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37600" calcext:value-type="float">
            <text:p>311037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37700" calcext:value-type="float">
            <text:p>311037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0500" calcext:value-type="float">
            <text:p>311040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2500" calcext:value-type="float">
            <text:p>311042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3200" calcext:value-type="float">
            <text:p>3110432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3800" calcext:value-type="float">
            <text:p>311043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4100" calcext:value-type="float">
            <text:p>3110441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4300" calcext:value-type="float">
            <text:p>3110443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4400" calcext:value-type="float">
            <text:p>311044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46100" calcext:value-type="float">
            <text:p>3110461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1900" calcext:value-type="float">
            <text:p>3110519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2700" calcext:value-type="float">
            <text:p>311052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3100" calcext:value-type="float">
            <text:p>3110531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4300" calcext:value-type="float">
            <text:p>3110543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5200" calcext:value-type="float">
            <text:p>3110552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5300" calcext:value-type="float">
            <text:p>3110553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5400" calcext:value-type="float">
            <text:p>311055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55500" calcext:value-type="float">
            <text:p>3110555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61600" calcext:value-type="float">
            <text:p>311061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63100" calcext:value-type="float">
            <text:p>3110631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66200" calcext:value-type="float">
            <text:p>3110662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69200" calcext:value-type="float">
            <text:p>3110692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70400" calcext:value-type="float">
            <text:p>311070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72400" calcext:value-type="float">
            <text:p>3110724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73600" calcext:value-type="float">
            <text:p>311073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73800" calcext:value-type="float">
            <text:p>311073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076800" calcext:value-type="float">
            <text:p>311076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17000" calcext:value-type="float">
            <text:p>31111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27000" calcext:value-type="float">
            <text:p>31112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53000" calcext:value-type="float">
            <text:p>31115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64000" calcext:value-type="float">
            <text:p>31116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65000" calcext:value-type="float">
            <text:p>31116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66000" calcext:value-type="float">
            <text:p>31116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68000" calcext:value-type="float">
            <text:p>31116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177000" calcext:value-type="float">
            <text:p>31117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266000" calcext:value-type="float">
            <text:p>31126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294000" calcext:value-type="float">
            <text:p>31129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295000" calcext:value-type="float">
            <text:p>31129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296000" calcext:value-type="float">
            <text:p>31129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316000" calcext:value-type="float">
            <text:p>31131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358000" calcext:value-type="float">
            <text:p>31135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368000" calcext:value-type="float">
            <text:p>31136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426000" calcext:value-type="float">
            <text:p>31142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461000" calcext:value-type="float">
            <text:p>31146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513000" calcext:value-type="float">
            <text:p>31151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541000" calcext:value-type="float">
            <text:p>31154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564000" calcext:value-type="float">
            <text:p>31156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594000" calcext:value-type="float">
            <text:p>31159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595000" calcext:value-type="float">
            <text:p>31159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01000" calcext:value-type="float">
            <text:p>31160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28000" calcext:value-type="float">
            <text:p>31162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48000" calcext:value-type="float">
            <text:p>31164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56000" calcext:value-type="float">
            <text:p>31165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63000" calcext:value-type="float">
            <text:p>31166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76000" calcext:value-type="float">
            <text:p>31167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81000" calcext:value-type="float">
            <text:p>31168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96000" calcext:value-type="float">
            <text:p>31169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697000" calcext:value-type="float">
            <text:p>31169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702000" calcext:value-type="float">
            <text:p>31170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727000" calcext:value-type="float">
            <text:p>311727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771000" calcext:value-type="float">
            <text:p>31177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775000" calcext:value-type="float">
            <text:p>31177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784000" calcext:value-type="float">
            <text:p>31178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816000" calcext:value-type="float">
            <text:p>31181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818000" calcext:value-type="float">
            <text:p>31181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18000" calcext:value-type="float">
            <text:p>31191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21000" calcext:value-type="float">
            <text:p>31192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22000" calcext:value-type="float">
            <text:p>311922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29000" calcext:value-type="float">
            <text:p>31192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38000" calcext:value-type="float">
            <text:p>311938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45000" calcext:value-type="float">
            <text:p>31194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73000" calcext:value-type="float">
            <text:p>31197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81000" calcext:value-type="float">
            <text:p>31198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1985000" calcext:value-type="float">
            <text:p>311985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12092000" calcext:value-type="float">
            <text:p>312092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12256000" calcext:value-type="float">
            <text:p>312256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12404000" calcext:value-type="float">
            <text:p>312404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12710000" calcext:value-type="float">
            <text:p>312710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12824000" calcext:value-type="float">
            <text:p>312824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14005000" calcext:value-type="float">
            <text:p>314005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06000" calcext:value-type="float">
            <text:p>314006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11000" calcext:value-type="float">
            <text:p>314011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14000" calcext:value-type="float">
            <text:p>314014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19000" calcext:value-type="float">
            <text:p>314019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20000" calcext:value-type="float">
            <text:p>314020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21000" calcext:value-type="float">
            <text:p>314021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26000" calcext:value-type="float">
            <text:p>314026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066000" calcext:value-type="float">
            <text:p>314066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59000" calcext:value-type="float">
            <text:p>314159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79000" calcext:value-type="float">
            <text:p>314179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87000" calcext:value-type="float">
            <text:p>314187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92000" calcext:value-type="float">
            <text:p>314192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93000" calcext:value-type="float">
            <text:p>314193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194000" calcext:value-type="float">
            <text:p>314194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07000" calcext:value-type="float">
            <text:p>314207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08000" calcext:value-type="float">
            <text:p>314208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16000" calcext:value-type="float">
            <text:p>314216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20000" calcext:value-type="float">
            <text:p>314220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22000" calcext:value-type="float">
            <text:p>314222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37000" calcext:value-type="float">
            <text:p>314237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51000" calcext:value-type="float">
            <text:p>314251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55000" calcext:value-type="float">
            <text:p>314255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57000" calcext:value-type="float">
            <text:p>314257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58000" calcext:value-type="float">
            <text:p>314258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295000" calcext:value-type="float">
            <text:p>314295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311000" calcext:value-type="float">
            <text:p>314311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392000" calcext:value-type="float">
            <text:p>314392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398000" calcext:value-type="float">
            <text:p>314398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415000" calcext:value-type="float">
            <text:p>314415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416000" calcext:value-type="float">
            <text:p>314416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417000" calcext:value-type="float">
            <text:p>314417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4418000" calcext:value-type="float">
            <text:p>314418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19014600" calcext:value-type="float">
            <text:p>3190146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15800" calcext:value-type="float">
            <text:p>3190158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22600" calcext:value-type="float">
            <text:p>3190226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25300" calcext:value-type="float">
            <text:p>3190253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28400" calcext:value-type="float">
            <text:p>3190284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36000" calcext:value-type="float">
            <text:p>319036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61200" calcext:value-type="float">
            <text:p>3190612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62200" calcext:value-type="float">
            <text:p>3190622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64400" calcext:value-type="float">
            <text:p>3190644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70500" calcext:value-type="float">
            <text:p>3190705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071500" calcext:value-type="float">
            <text:p>3190715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149000" calcext:value-type="float">
            <text:p>319149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205000" calcext:value-type="float">
            <text:p>319205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206000" calcext:value-type="float">
            <text:p>319206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301000" calcext:value-type="float">
            <text:p>319301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366000" calcext:value-type="float">
            <text:p>319366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402000" calcext:value-type="float">
            <text:p>319402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445000" calcext:value-type="float">
            <text:p>319445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468000" calcext:value-type="float">
            <text:p>319468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499000" calcext:value-type="float">
            <text:p>319499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541000" calcext:value-type="float">
            <text:p>319541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545000" calcext:value-type="float">
            <text:p>319545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570000" calcext:value-type="float">
            <text:p>319570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591000" calcext:value-type="float">
            <text:p>319591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602000" calcext:value-type="float">
            <text:p>319602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605000" calcext:value-type="float">
            <text:p>319605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643000" calcext:value-type="float">
            <text:p>319643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677000" calcext:value-type="float">
            <text:p>319677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768000" calcext:value-type="float">
            <text:p>319768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842000" calcext:value-type="float">
            <text:p>319842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885000" calcext:value-type="float">
            <text:p>319885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19913000" calcext:value-type="float">
            <text:p>319913000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1">
          <table:table-cell office:value-type="float" office:value="325448000" calcext:value-type="float">
            <text:p>325448000</text:p>
          </table:table-cell>
          <table:table-cell office:value-type="string" calcext:value-type="string">
            <text:p>Dominica (Commonwealth of)</text:p>
          </table:table-cell>
          <table:table-cell/>
        </table:table-row>
        <table:table-row table:style-name="ro1">
          <table:table-cell office:value-type="float" office:value="329002100" calcext:value-type="float">
            <text:p>329002100</text:p>
          </table:table-cell>
          <table:table-cell office:value-type="string" calcext:value-type="string">
            <text:p>Guadeloupe (French Department of)</text:p>
          </table:table-cell>
          <table:table-cell/>
        </table:table-row>
        <table:table-row table:style-name="ro1">
          <table:table-cell office:value-type="float" office:value="329006070" calcext:value-type="float">
            <text:p>329006070</text:p>
          </table:table-cell>
          <table:table-cell office:value-type="string" calcext:value-type="string">
            <text:p>Guadeloupe (French Department of)</text:p>
          </table:table-cell>
          <table:table-cell/>
        </table:table-row>
        <table:table-row table:style-name="ro1">
          <table:table-cell office:value-type="float" office:value="338135636" calcext:value-type="float">
            <text:p>338135636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38640000" calcext:value-type="float">
            <text:p>338640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38781000" calcext:value-type="float">
            <text:p>338781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41270000" calcext:value-type="float">
            <text:p>341270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1307000" calcext:value-type="float">
            <text:p>341307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1438000" calcext:value-type="float">
            <text:p>341438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1561000" calcext:value-type="float">
            <text:p>341561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1588000" calcext:value-type="float">
            <text:p>341588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1599000" calcext:value-type="float">
            <text:p>341599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47002100" calcext:value-type="float">
            <text:p>347002100</text:p>
          </table:table-cell>
          <table:table-cell office:value-type="string" calcext:value-type="string">
            <text:p>Martinique (French Department of)</text:p>
          </table:table-cell>
          <table:table-cell/>
        </table:table-row>
        <table:table-row table:style-name="ro1">
          <table:table-cell office:value-type="float" office:value="351020000" calcext:value-type="float">
            <text:p>35102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070000" calcext:value-type="float">
            <text:p>35107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120000" calcext:value-type="float">
            <text:p>35112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132000" calcext:value-type="float">
            <text:p>35113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48000" calcext:value-type="float">
            <text:p>3512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49000" calcext:value-type="float">
            <text:p>35124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68000" calcext:value-type="float">
            <text:p>3512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72000" calcext:value-type="float">
            <text:p>35127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72053" calcext:value-type="float">
            <text:p>351272053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299000" calcext:value-type="float">
            <text:p>35129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333000" calcext:value-type="float">
            <text:p>35133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356000" calcext:value-type="float">
            <text:p>35135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392000" calcext:value-type="float">
            <text:p>35139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431000" calcext:value-type="float">
            <text:p>35143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459000" calcext:value-type="float">
            <text:p>35145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482000" calcext:value-type="float">
            <text:p>35148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486000" calcext:value-type="float">
            <text:p>35148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528000" calcext:value-type="float">
            <text:p>35152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619000" calcext:value-type="float">
            <text:p>35161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662000" calcext:value-type="float">
            <text:p>35166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675000" calcext:value-type="float">
            <text:p>35167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696000" calcext:value-type="float">
            <text:p>35169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700000" calcext:value-type="float">
            <text:p>35170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732000" calcext:value-type="float">
            <text:p>35173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780000" calcext:value-type="float">
            <text:p>35178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785000" calcext:value-type="float">
            <text:p>35178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802000" calcext:value-type="float">
            <text:p>35180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811000" calcext:value-type="float">
            <text:p>35181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828000" calcext:value-type="float">
            <text:p>35182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1960000" calcext:value-type="float">
            <text:p>35196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039000" calcext:value-type="float">
            <text:p>3520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090000" calcext:value-type="float">
            <text:p>35209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105000" calcext:value-type="float">
            <text:p>35210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135000" calcext:value-type="float">
            <text:p>35213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147000" calcext:value-type="float">
            <text:p>35214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168000" calcext:value-type="float">
            <text:p>3521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216000" calcext:value-type="float">
            <text:p>35221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254000" calcext:value-type="float">
            <text:p>35225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255000" calcext:value-type="float">
            <text:p>35225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328000" calcext:value-type="float">
            <text:p>35232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349000" calcext:value-type="float">
            <text:p>35234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388000" calcext:value-type="float">
            <text:p>35238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417000" calcext:value-type="float">
            <text:p>35241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422000" calcext:value-type="float">
            <text:p>35242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451000" calcext:value-type="float">
            <text:p>3524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506000" calcext:value-type="float">
            <text:p>3525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517000" calcext:value-type="float">
            <text:p>35251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586000" calcext:value-type="float">
            <text:p>35258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630000" calcext:value-type="float">
            <text:p>35263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639000" calcext:value-type="float">
            <text:p>3526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651000" calcext:value-type="float">
            <text:p>3526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663000" calcext:value-type="float">
            <text:p>35266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745000" calcext:value-type="float">
            <text:p>35274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757000" calcext:value-type="float">
            <text:p>35275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789000" calcext:value-type="float">
            <text:p>35278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853000" calcext:value-type="float">
            <text:p>35285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854000" calcext:value-type="float">
            <text:p>35285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923000" calcext:value-type="float">
            <text:p>35292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939000" calcext:value-type="float">
            <text:p>3529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940000" calcext:value-type="float">
            <text:p>35294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952000" calcext:value-type="float">
            <text:p>35295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2960000" calcext:value-type="float">
            <text:p>35296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039000" calcext:value-type="float">
            <text:p>3530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047000" calcext:value-type="float">
            <text:p>35304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071000" calcext:value-type="float">
            <text:p>3530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083000" calcext:value-type="float">
            <text:p>35308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086000" calcext:value-type="float">
            <text:p>35308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100000" calcext:value-type="float">
            <text:p>35310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206000" calcext:value-type="float">
            <text:p>3532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269000" calcext:value-type="float">
            <text:p>35326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351000" calcext:value-type="float">
            <text:p>3533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00000" calcext:value-type="float">
            <text:p>35350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02000" calcext:value-type="float">
            <text:p>35350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14000" calcext:value-type="float">
            <text:p>35351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48000" calcext:value-type="float">
            <text:p>3535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51000" calcext:value-type="float">
            <text:p>3535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627000" calcext:value-type="float">
            <text:p>35362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642000" calcext:value-type="float">
            <text:p>35364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719000" calcext:value-type="float">
            <text:p>35371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764000" calcext:value-type="float">
            <text:p>35376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830000" calcext:value-type="float">
            <text:p>35383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910000" calcext:value-type="float">
            <text:p>35391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939000" calcext:value-type="float">
            <text:p>3539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946000" calcext:value-type="float">
            <text:p>35394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952000" calcext:value-type="float">
            <text:p>35395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979000" calcext:value-type="float">
            <text:p>35397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029000" calcext:value-type="float">
            <text:p>35402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070000" calcext:value-type="float">
            <text:p>35407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073000" calcext:value-type="float">
            <text:p>35407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076000" calcext:value-type="float">
            <text:p>35407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23000" calcext:value-type="float">
            <text:p>35412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28000" calcext:value-type="float">
            <text:p>35412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33000" calcext:value-type="float">
            <text:p>35413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49000" calcext:value-type="float">
            <text:p>35414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52000" calcext:value-type="float">
            <text:p>35415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70000" calcext:value-type="float">
            <text:p>35417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80000" calcext:value-type="float">
            <text:p>35418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190000" calcext:value-type="float">
            <text:p>35419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204000" calcext:value-type="float">
            <text:p>35420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205000" calcext:value-type="float">
            <text:p>35420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306000" calcext:value-type="float">
            <text:p>3543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315000" calcext:value-type="float">
            <text:p>35431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340000" calcext:value-type="float">
            <text:p>35434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360000" calcext:value-type="float">
            <text:p>35436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408000" calcext:value-type="float">
            <text:p>35440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410000" calcext:value-type="float">
            <text:p>35441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04000" calcext:value-type="float">
            <text:p>35450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05000" calcext:value-type="float">
            <text:p>35450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32000" calcext:value-type="float">
            <text:p>35453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37000" calcext:value-type="float">
            <text:p>35453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56000" calcext:value-type="float">
            <text:p>35455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589000" calcext:value-type="float">
            <text:p>35458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602000" calcext:value-type="float">
            <text:p>35460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641000" calcext:value-type="float">
            <text:p>35464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690000" calcext:value-type="float">
            <text:p>35469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726000" calcext:value-type="float">
            <text:p>35472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751000" calcext:value-type="float">
            <text:p>3547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780000" calcext:value-type="float">
            <text:p>35478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828000" calcext:value-type="float">
            <text:p>35482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856000" calcext:value-type="float">
            <text:p>35485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868000" calcext:value-type="float">
            <text:p>3548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946000" calcext:value-type="float">
            <text:p>35494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964000" calcext:value-type="float">
            <text:p>35496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971000" calcext:value-type="float">
            <text:p>3549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4972000" calcext:value-type="float">
            <text:p>35497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5016000" calcext:value-type="float">
            <text:p>35501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026000" calcext:value-type="float">
            <text:p>35502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028000" calcext:value-type="float">
            <text:p>35502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031000" calcext:value-type="float">
            <text:p>35503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051000" calcext:value-type="float">
            <text:p>35505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140000" calcext:value-type="float">
            <text:p>35514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142000" calcext:value-type="float">
            <text:p>35514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146000" calcext:value-type="float">
            <text:p>35514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148000" calcext:value-type="float">
            <text:p>35514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09000" calcext:value-type="float">
            <text:p>35520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16000" calcext:value-type="float">
            <text:p>35521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22000" calcext:value-type="float">
            <text:p>35522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23000" calcext:value-type="float">
            <text:p>35522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49000" calcext:value-type="float">
            <text:p>35524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89000" calcext:value-type="float">
            <text:p>35528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294000" calcext:value-type="float">
            <text:p>35529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305000" calcext:value-type="float">
            <text:p>35530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308000" calcext:value-type="float">
            <text:p>35530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363000" calcext:value-type="float">
            <text:p>35536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420000" calcext:value-type="float">
            <text:p>35542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497000" calcext:value-type="float">
            <text:p>35549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511000" calcext:value-type="float">
            <text:p>35551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00000" calcext:value-type="float">
            <text:p>35560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24000" calcext:value-type="float">
            <text:p>35562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54000" calcext:value-type="float">
            <text:p>35565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55000" calcext:value-type="float">
            <text:p>35565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84000" calcext:value-type="float">
            <text:p>35568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688000" calcext:value-type="float">
            <text:p>35568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731000" calcext:value-type="float">
            <text:p>35573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775000" calcext:value-type="float">
            <text:p>35577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828000" calcext:value-type="float">
            <text:p>35582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860483" calcext:value-type="float">
            <text:p>35586048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891000" calcext:value-type="float">
            <text:p>35589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906000" calcext:value-type="float">
            <text:p>35590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919000" calcext:value-type="float">
            <text:p>35591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5979000" calcext:value-type="float">
            <text:p>35597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13000" calcext:value-type="float">
            <text:p>35601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46000" calcext:value-type="float">
            <text:p>35604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59000" calcext:value-type="float">
            <text:p>35605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66904" calcext:value-type="float">
            <text:p>35606690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68000" calcext:value-type="float">
            <text:p>35606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71000" calcext:value-type="float">
            <text:p>35607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073000" calcext:value-type="float">
            <text:p>3560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101000" calcext:value-type="float">
            <text:p>35610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159000" calcext:value-type="float">
            <text:p>35615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187000" calcext:value-type="float">
            <text:p>35618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289000" calcext:value-type="float">
            <text:p>35628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303000" calcext:value-type="float">
            <text:p>35630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307000" calcext:value-type="float">
            <text:p>35630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330000" calcext:value-type="float">
            <text:p>35633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340000" calcext:value-type="float">
            <text:p>35634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370000" calcext:value-type="float">
            <text:p>35637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425000" calcext:value-type="float">
            <text:p>35642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466000" calcext:value-type="float">
            <text:p>35646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470000" calcext:value-type="float">
            <text:p>35647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472000" calcext:value-type="float">
            <text:p>35647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473000" calcext:value-type="float">
            <text:p>3564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555000" calcext:value-type="float">
            <text:p>35655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580000" calcext:value-type="float">
            <text:p>35658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599000" calcext:value-type="float">
            <text:p>35659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615000" calcext:value-type="float">
            <text:p>35661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672000" calcext:value-type="float">
            <text:p>35667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673000" calcext:value-type="float">
            <text:p>3566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679000" calcext:value-type="float">
            <text:p>35667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704000" calcext:value-type="float">
            <text:p>35670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757000" calcext:value-type="float">
            <text:p>35675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760000" calcext:value-type="float">
            <text:p>35676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781000" calcext:value-type="float">
            <text:p>35678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824000" calcext:value-type="float">
            <text:p>35682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880000" calcext:value-type="float">
            <text:p>35688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904000" calcext:value-type="float">
            <text:p>35690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6983000" calcext:value-type="float">
            <text:p>35698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15000" calcext:value-type="float">
            <text:p>35701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55000" calcext:value-type="float">
            <text:p>35705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67000" calcext:value-type="float">
            <text:p>35706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71000" calcext:value-type="float">
            <text:p>35707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75000" calcext:value-type="float">
            <text:p>35707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77000" calcext:value-type="float">
            <text:p>35707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092000" calcext:value-type="float">
            <text:p>35709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100000" calcext:value-type="float">
            <text:p>35710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122000" calcext:value-type="float">
            <text:p>35712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144000" calcext:value-type="float">
            <text:p>35714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147000" calcext:value-type="float">
            <text:p>35714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170000" calcext:value-type="float">
            <text:p>35717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12000" calcext:value-type="float">
            <text:p>35721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27000" calcext:value-type="float">
            <text:p>35722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31000" calcext:value-type="float">
            <text:p>35723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69000" calcext:value-type="float">
            <text:p>35726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75000" calcext:value-type="float">
            <text:p>35727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89000" calcext:value-type="float">
            <text:p>35728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291000" calcext:value-type="float">
            <text:p>35729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347000" calcext:value-type="float">
            <text:p>35734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351000" calcext:value-type="float">
            <text:p>35735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388000" calcext:value-type="float">
            <text:p>35738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403000" calcext:value-type="float">
            <text:p>35740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417000" calcext:value-type="float">
            <text:p>357417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426000" calcext:value-type="float">
            <text:p>357426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460000" calcext:value-type="float">
            <text:p>35746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573000" calcext:value-type="float">
            <text:p>3575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668000" calcext:value-type="float">
            <text:p>35766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684000" calcext:value-type="float">
            <text:p>357684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40000" calcext:value-type="float">
            <text:p>35774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42000" calcext:value-type="float">
            <text:p>35774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43000" calcext:value-type="float">
            <text:p>35774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59000" calcext:value-type="float">
            <text:p>357759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72000" calcext:value-type="float">
            <text:p>35777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73000" calcext:value-type="float">
            <text:p>3577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782000" calcext:value-type="float">
            <text:p>35778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851000" calcext:value-type="float">
            <text:p>35785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920000" calcext:value-type="float">
            <text:p>35792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960000" calcext:value-type="float">
            <text:p>35796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7988000" calcext:value-type="float">
            <text:p>357988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67063280" calcext:value-type="float">
            <text:p>36706328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063310" calcext:value-type="float">
            <text:p>36706331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127560" calcext:value-type="float">
            <text:p>36712756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136710" calcext:value-type="float">
            <text:p>36713671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168640" calcext:value-type="float">
            <text:p>36716864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318000" calcext:value-type="float">
            <text:p>367318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484680" calcext:value-type="float">
            <text:p>36748468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532950" calcext:value-type="float">
            <text:p>36753295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598370" calcext:value-type="float">
            <text:p>36759837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606000" calcext:value-type="float">
            <text:p>367606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683840" calcext:value-type="float">
            <text:p>36768384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775000" calcext:value-type="float">
            <text:p>367775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7852000" calcext:value-type="float">
            <text:p>367852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8660000" calcext:value-type="float">
            <text:p>368660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9233000" calcext:value-type="float">
            <text:p>369233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9326000" calcext:value-type="float">
            <text:p>369326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9327000" calcext:value-type="float">
            <text:p>369327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69886000" calcext:value-type="float">
            <text:p>369886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0011000" calcext:value-type="float">
            <text:p>37001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32000" calcext:value-type="float">
            <text:p>37003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62000" calcext:value-type="float">
            <text:p>37006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66000" calcext:value-type="float">
            <text:p>37006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68000" calcext:value-type="float">
            <text:p>3700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69000" calcext:value-type="float">
            <text:p>37006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096000" calcext:value-type="float">
            <text:p>37009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206000" calcext:value-type="float">
            <text:p>3702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235000" calcext:value-type="float">
            <text:p>37023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254000" calcext:value-type="float">
            <text:p>37025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261000" calcext:value-type="float">
            <text:p>37026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271000" calcext:value-type="float">
            <text:p>3702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329000" calcext:value-type="float">
            <text:p>37032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368000" calcext:value-type="float">
            <text:p>3703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386000" calcext:value-type="float">
            <text:p>37038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392000" calcext:value-type="float">
            <text:p>37039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417000" calcext:value-type="float">
            <text:p>37041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431000" calcext:value-type="float">
            <text:p>37043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455000" calcext:value-type="float">
            <text:p>37045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467000" calcext:value-type="float">
            <text:p>37046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473000" calcext:value-type="float">
            <text:p>37047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547000" calcext:value-type="float">
            <text:p>37054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558000" calcext:value-type="float">
            <text:p>37055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567000" calcext:value-type="float">
            <text:p>37056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618000" calcext:value-type="float">
            <text:p>37061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637000" calcext:value-type="float">
            <text:p>37063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736000" calcext:value-type="float">
            <text:p>37073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869000" calcext:value-type="float">
            <text:p>37086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957000" calcext:value-type="float">
            <text:p>37095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0985000" calcext:value-type="float">
            <text:p>37098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013000" calcext:value-type="float">
            <text:p>37101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043000" calcext:value-type="float">
            <text:p>37104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057000" calcext:value-type="float">
            <text:p>37105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085000" calcext:value-type="float">
            <text:p>37108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089000" calcext:value-type="float">
            <text:p>37108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147000" calcext:value-type="float">
            <text:p>37114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172000" calcext:value-type="float">
            <text:p>37117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215000" calcext:value-type="float">
            <text:p>37121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245000" calcext:value-type="float">
            <text:p>37124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318000" calcext:value-type="float">
            <text:p>37131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325000" calcext:value-type="float">
            <text:p>37132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346000" calcext:value-type="float">
            <text:p>37134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15000" calcext:value-type="float">
            <text:p>37141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37000" calcext:value-type="float">
            <text:p>37143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43000" calcext:value-type="float">
            <text:p>37144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52000" calcext:value-type="float">
            <text:p>37145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63000" calcext:value-type="float">
            <text:p>37146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66000" calcext:value-type="float">
            <text:p>37146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71000" calcext:value-type="float">
            <text:p>3714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74000" calcext:value-type="float">
            <text:p>37147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75000" calcext:value-type="float">
            <text:p>37147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495000" calcext:value-type="float">
            <text:p>37149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537000" calcext:value-type="float">
            <text:p>37153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551000" calcext:value-type="float">
            <text:p>3715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559000" calcext:value-type="float">
            <text:p>37155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648000" calcext:value-type="float">
            <text:p>3716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651000" calcext:value-type="float">
            <text:p>3716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769000" calcext:value-type="float">
            <text:p>37176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798000" calcext:value-type="float">
            <text:p>37179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806000" calcext:value-type="float">
            <text:p>3718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839000" calcext:value-type="float">
            <text:p>37183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860000" calcext:value-type="float">
            <text:p>37186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897000" calcext:value-type="float">
            <text:p>37189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11000" calcext:value-type="float">
            <text:p>37191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21000" calcext:value-type="float">
            <text:p>37192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22000" calcext:value-type="float">
            <text:p>37192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31000" calcext:value-type="float">
            <text:p>37193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41000" calcext:value-type="float">
            <text:p>37194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49000" calcext:value-type="float">
            <text:p>37194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1969000" calcext:value-type="float">
            <text:p>37196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05000" calcext:value-type="float">
            <text:p>37200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16000" calcext:value-type="float">
            <text:p>37201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31000" calcext:value-type="float">
            <text:p>37203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51000" calcext:value-type="float">
            <text:p>37205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54000" calcext:value-type="float">
            <text:p>37205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63000" calcext:value-type="float">
            <text:p>37206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70000" calcext:value-type="float">
            <text:p>37207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071000" calcext:value-type="float">
            <text:p>3720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112000" calcext:value-type="float">
            <text:p>37211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171000" calcext:value-type="float">
            <text:p>37217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218000" calcext:value-type="float">
            <text:p>37221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223000" calcext:value-type="float">
            <text:p>37222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268000" calcext:value-type="float">
            <text:p>37226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290000" calcext:value-type="float">
            <text:p>37229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309000" calcext:value-type="float">
            <text:p>37230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319000" calcext:value-type="float">
            <text:p>37231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348000" calcext:value-type="float">
            <text:p>3723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352000" calcext:value-type="float">
            <text:p>37235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447000" calcext:value-type="float">
            <text:p>37244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480000" calcext:value-type="float">
            <text:p>37248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483000" calcext:value-type="float">
            <text:p>37248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491000" calcext:value-type="float">
            <text:p>37249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06000" calcext:value-type="float">
            <text:p>37250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12000" calcext:value-type="float">
            <text:p>37251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16000" calcext:value-type="float">
            <text:p>37251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30000" calcext:value-type="float">
            <text:p>372530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31000" calcext:value-type="float">
            <text:p>37253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548000" calcext:value-type="float">
            <text:p>3725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662000" calcext:value-type="float">
            <text:p>37266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723000" calcext:value-type="float">
            <text:p>37272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727000" calcext:value-type="float">
            <text:p>37272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744000" calcext:value-type="float">
            <text:p>37274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777000" calcext:value-type="float">
            <text:p>37277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02000" calcext:value-type="float">
            <text:p>372802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05000" calcext:value-type="float">
            <text:p>37280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43000" calcext:value-type="float">
            <text:p>37284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78000" calcext:value-type="float">
            <text:p>37287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79000" calcext:value-type="float">
            <text:p>37287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883000" calcext:value-type="float">
            <text:p>37288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901000" calcext:value-type="float">
            <text:p>372901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916000" calcext:value-type="float">
            <text:p>372916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973000" calcext:value-type="float">
            <text:p>372973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988000" calcext:value-type="float">
            <text:p>37298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2995000" calcext:value-type="float">
            <text:p>372995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5074000" calcext:value-type="float">
            <text:p>375074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5254000" calcext:value-type="float">
            <text:p>375254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5532000" calcext:value-type="float">
            <text:p>375532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5607000" calcext:value-type="float">
            <text:p>375607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5746000" calcext:value-type="float">
            <text:p>375746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121000" calcext:value-type="float">
            <text:p>376121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207000" calcext:value-type="float">
            <text:p>376207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317000" calcext:value-type="float">
            <text:p>376317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553000" calcext:value-type="float">
            <text:p>376553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556000" calcext:value-type="float">
            <text:p>376556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783000" calcext:value-type="float">
            <text:p>376783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848000" calcext:value-type="float">
            <text:p>376848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887000" calcext:value-type="float">
            <text:p>376887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6907000" calcext:value-type="float">
            <text:p>376907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7552000" calcext:value-type="float">
            <text:p>377552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7715000" calcext:value-type="float">
            <text:p>377715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7789000" calcext:value-type="float">
            <text:p>377789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8112136" calcext:value-type="float">
            <text:p>378112136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378112361" calcext:value-type="float">
            <text:p>378112361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378394000" calcext:value-type="float">
            <text:p>378394000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403505000" calcext:value-type="float">
            <text:p>403505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403508000" calcext:value-type="float">
            <text:p>403508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403521001" calcext:value-type="float">
            <text:p>403521001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403531001" calcext:value-type="float">
            <text:p>403531001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412069000" calcext:value-type="float">
            <text:p>412069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2534000" calcext:value-type="float">
            <text:p>412534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3089000" calcext:value-type="float">
            <text:p>413089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3119000" calcext:value-type="float">
            <text:p>413119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3478240" calcext:value-type="float">
            <text:p>41347824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3770000" calcext:value-type="float">
            <text:p>413770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416497000" calcext:value-type="float">
            <text:p>416497000</text:p>
          </table:table-cell>
          <table:table-cell office:value-type="string" calcext:value-type="string">
            <text:p>Taiwan (Province of China)</text:p>
          </table:table-cell>
          <table:table-cell/>
        </table:table-row>
        <table:table-row table:style-name="ro1">
          <table:table-cell office:value-type="float" office:value="417222332" calcext:value-type="float">
            <text:p>417222332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419000116" calcext:value-type="float">
            <text:p>419000116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000180" calcext:value-type="float">
            <text:p>41900018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000182" calcext:value-type="float">
            <text:p>419000182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000312" calcext:value-type="float">
            <text:p>419000312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689000" calcext:value-type="float">
            <text:p>419689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694000" calcext:value-type="float">
            <text:p>419694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722000" calcext:value-type="float">
            <text:p>419722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19738000" calcext:value-type="float">
            <text:p>419738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428044000" calcext:value-type="float">
            <text:p>428044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431007349" calcext:value-type="float">
            <text:p>431007349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1127000" calcext:value-type="float">
            <text:p>431127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1132000" calcext:value-type="float">
            <text:p>431132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1156000" calcext:value-type="float">
            <text:p>431156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1241000" calcext:value-type="float">
            <text:p>43124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1260000" calcext:value-type="float">
            <text:p>431260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624000" calcext:value-type="float">
            <text:p>432624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633000" calcext:value-type="float">
            <text:p>432633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651000" calcext:value-type="float">
            <text:p>43265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664000" calcext:value-type="float">
            <text:p>432664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665000" calcext:value-type="float">
            <text:p>432665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716000" calcext:value-type="float">
            <text:p>432716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722000" calcext:value-type="float">
            <text:p>432722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824000" calcext:value-type="float">
            <text:p>432824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839000" calcext:value-type="float">
            <text:p>432839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935000" calcext:value-type="float">
            <text:p>432935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32963000" calcext:value-type="float">
            <text:p>432963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440058000" calcext:value-type="float">
            <text:p>440058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441722000" calcext:value-type="float">
            <text:p>441722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441992000" calcext:value-type="float">
            <text:p>441992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441993000" calcext:value-type="float">
            <text:p>441993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441995000" calcext:value-type="float">
            <text:p>441995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447089000" calcext:value-type="float">
            <text:p>447089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47097000" calcext:value-type="float">
            <text:p>447097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47180000" calcext:value-type="float">
            <text:p>447180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47184000" calcext:value-type="float">
            <text:p>447184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47187000" calcext:value-type="float">
            <text:p>447187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47189000" calcext:value-type="float">
            <text:p>447189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470170000" calcext:value-type="float">
            <text:p>470170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470455804" calcext:value-type="float">
            <text:p>470455804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477001100" calcext:value-type="float">
            <text:p>477001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06800" calcext:value-type="float">
            <text:p>477006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13400" calcext:value-type="float">
            <text:p>477013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16300" calcext:value-type="float">
            <text:p>477016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17600" calcext:value-type="float">
            <text:p>477017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17900" calcext:value-type="float">
            <text:p>477017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24600" calcext:value-type="float">
            <text:p>477024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30700" calcext:value-type="float">
            <text:p>477030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36300" calcext:value-type="float">
            <text:p>477036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40800" calcext:value-type="float">
            <text:p>477040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50700" calcext:value-type="float">
            <text:p>477050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50800" calcext:value-type="float">
            <text:p>477050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58200" calcext:value-type="float">
            <text:p>477058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65200" calcext:value-type="float">
            <text:p>477065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67700" calcext:value-type="float">
            <text:p>477067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71400" calcext:value-type="float">
            <text:p>477071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71500" calcext:value-type="float">
            <text:p>477071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78200" calcext:value-type="float">
            <text:p>477078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95600" calcext:value-type="float">
            <text:p>477095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095900" calcext:value-type="float">
            <text:p>477095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02800" calcext:value-type="float">
            <text:p>477102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05600" calcext:value-type="float">
            <text:p>477105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08100" calcext:value-type="float">
            <text:p>477108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10600" calcext:value-type="float">
            <text:p>477110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15900" calcext:value-type="float">
            <text:p>477115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27900" calcext:value-type="float">
            <text:p>477127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33300" calcext:value-type="float">
            <text:p>477133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36300" calcext:value-type="float">
            <text:p>477136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41900" calcext:value-type="float">
            <text:p>477141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44900" calcext:value-type="float">
            <text:p>477144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61000" calcext:value-type="float">
            <text:p>477161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63900" calcext:value-type="float">
            <text:p>477163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67624" calcext:value-type="float">
            <text:p>477167624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70800" calcext:value-type="float">
            <text:p>477170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73500" calcext:value-type="float">
            <text:p>477173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74200" calcext:value-type="float">
            <text:p>477174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74800" calcext:value-type="float">
            <text:p>477174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79000" calcext:value-type="float">
            <text:p>477179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82200" calcext:value-type="float">
            <text:p>477182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82300" calcext:value-type="float">
            <text:p>477182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82700" calcext:value-type="float">
            <text:p>477182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82800" calcext:value-type="float">
            <text:p>477182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88800" calcext:value-type="float">
            <text:p>477188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193300" calcext:value-type="float">
            <text:p>477193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03100" calcext:value-type="float">
            <text:p>477203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07100" calcext:value-type="float">
            <text:p>477207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13700" calcext:value-type="float">
            <text:p>477213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17300" calcext:value-type="float">
            <text:p>477217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18700" calcext:value-type="float">
            <text:p>477218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19300" calcext:value-type="float">
            <text:p>477219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19900" calcext:value-type="float">
            <text:p>477219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0100" calcext:value-type="float">
            <text:p>477220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0200" calcext:value-type="float">
            <text:p>477220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0400" calcext:value-type="float">
            <text:p>477220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0500" calcext:value-type="float">
            <text:p>477220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2300" calcext:value-type="float">
            <text:p>477222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2700" calcext:value-type="float">
            <text:p>477222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4800" calcext:value-type="float">
            <text:p>477224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9400" calcext:value-type="float">
            <text:p>477229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29600" calcext:value-type="float">
            <text:p>477229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41800" calcext:value-type="float">
            <text:p>477241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61300" calcext:value-type="float">
            <text:p>477261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71200" calcext:value-type="float">
            <text:p>477271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71400" calcext:value-type="float">
            <text:p>477271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74400" calcext:value-type="float">
            <text:p>477274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76400" calcext:value-type="float">
            <text:p>477276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82400" calcext:value-type="float">
            <text:p>47728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93100" calcext:value-type="float">
            <text:p>477293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293200" calcext:value-type="float">
            <text:p>477293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00300" calcext:value-type="float">
            <text:p>477300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00600" calcext:value-type="float">
            <text:p>477300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00800" calcext:value-type="float">
            <text:p>477300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05900" calcext:value-type="float">
            <text:p>477305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14700" calcext:value-type="float">
            <text:p>477314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21000" calcext:value-type="float">
            <text:p>477321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28400" calcext:value-type="float">
            <text:p>477328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35300" calcext:value-type="float">
            <text:p>477335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35400" calcext:value-type="float">
            <text:p>477335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46600" calcext:value-type="float">
            <text:p>477346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47400" calcext:value-type="float">
            <text:p>477347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97100" calcext:value-type="float">
            <text:p>477397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97800" calcext:value-type="float">
            <text:p>477397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98000" calcext:value-type="float">
            <text:p>477398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399300" calcext:value-type="float">
            <text:p>477399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3400" calcext:value-type="float">
            <text:p>477423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3600" calcext:value-type="float">
            <text:p>477423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3700" calcext:value-type="float">
            <text:p>477423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4200" calcext:value-type="float">
            <text:p>477424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4600" calcext:value-type="float">
            <text:p>477424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27500" calcext:value-type="float">
            <text:p>477427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34400" calcext:value-type="float">
            <text:p>477434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34800" calcext:value-type="float">
            <text:p>477434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41900" calcext:value-type="float">
            <text:p>477441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44300" calcext:value-type="float">
            <text:p>477444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44500" calcext:value-type="float">
            <text:p>477444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44800" calcext:value-type="float">
            <text:p>477444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54100" calcext:value-type="float">
            <text:p>477454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76800" calcext:value-type="float">
            <text:p>477476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78200" calcext:value-type="float">
            <text:p>477478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78800" calcext:value-type="float">
            <text:p>477478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486500" calcext:value-type="float">
            <text:p>477486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8500" calcext:value-type="float">
            <text:p>477518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8600" calcext:value-type="float">
            <text:p>477518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8800" calcext:value-type="float">
            <text:p>477518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9100" calcext:value-type="float">
            <text:p>477519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9400" calcext:value-type="float">
            <text:p>477519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19800" calcext:value-type="float">
            <text:p>477519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22000" calcext:value-type="float">
            <text:p>477522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24700" calcext:value-type="float">
            <text:p>477524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24900" calcext:value-type="float">
            <text:p>477524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35200" calcext:value-type="float">
            <text:p>477535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41400" calcext:value-type="float">
            <text:p>477541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50400" calcext:value-type="float">
            <text:p>477550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58000" calcext:value-type="float">
            <text:p>477558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59900" calcext:value-type="float">
            <text:p>477559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60700" calcext:value-type="float">
            <text:p>477560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81400" calcext:value-type="float">
            <text:p>477581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85700" calcext:value-type="float">
            <text:p>477585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85800" calcext:value-type="float">
            <text:p>477585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598800" calcext:value-type="float">
            <text:p>477598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07600" calcext:value-type="float">
            <text:p>477607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12300" calcext:value-type="float">
            <text:p>477612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18000" calcext:value-type="float">
            <text:p>477618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27200" calcext:value-type="float">
            <text:p>477627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34100" calcext:value-type="float">
            <text:p>477634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37100" calcext:value-type="float">
            <text:p>477637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37700" calcext:value-type="float">
            <text:p>477637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38400" calcext:value-type="float">
            <text:p>477638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40200" calcext:value-type="float">
            <text:p>477640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52300" calcext:value-type="float">
            <text:p>477652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52600" calcext:value-type="float">
            <text:p>477652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57600" calcext:value-type="float">
            <text:p>477657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80200" calcext:value-type="float">
            <text:p>477680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686700" calcext:value-type="float">
            <text:p>477686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12400" calcext:value-type="float">
            <text:p>47771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12800" calcext:value-type="float">
            <text:p>477712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20400" calcext:value-type="float">
            <text:p>477720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28600" calcext:value-type="float">
            <text:p>477728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29000" calcext:value-type="float">
            <text:p>477729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33600" calcext:value-type="float">
            <text:p>477733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46600" calcext:value-type="float">
            <text:p>477746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64400" calcext:value-type="float">
            <text:p>477764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64600" calcext:value-type="float">
            <text:p>477764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68300" calcext:value-type="float">
            <text:p>477768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76200" calcext:value-type="float">
            <text:p>477776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87000" calcext:value-type="float">
            <text:p>477787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0200" calcext:value-type="float">
            <text:p>4777902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1600" calcext:value-type="float">
            <text:p>477791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1900" calcext:value-type="float">
            <text:p>477791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2100" calcext:value-type="float">
            <text:p>477792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5300" calcext:value-type="float">
            <text:p>477795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795900" calcext:value-type="float">
            <text:p>477795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02100" calcext:value-type="float">
            <text:p>477802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02800" calcext:value-type="float">
            <text:p>477802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14700" calcext:value-type="float">
            <text:p>477814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20000" calcext:value-type="float">
            <text:p>477820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30800" calcext:value-type="float">
            <text:p>477830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31600" calcext:value-type="float">
            <text:p>477831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32400" calcext:value-type="float">
            <text:p>47783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32500" calcext:value-type="float">
            <text:p>477832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34000" calcext:value-type="float">
            <text:p>477834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45600" calcext:value-type="float">
            <text:p>477845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48400" calcext:value-type="float">
            <text:p>477848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51800" calcext:value-type="float">
            <text:p>477851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52400" calcext:value-type="float">
            <text:p>47785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52900" calcext:value-type="float">
            <text:p>477852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81600" calcext:value-type="float">
            <text:p>477881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892900" calcext:value-type="float">
            <text:p>477892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02400" calcext:value-type="float">
            <text:p>47790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12000" calcext:value-type="float">
            <text:p>477912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14600" calcext:value-type="float">
            <text:p>4779146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14700" calcext:value-type="float">
            <text:p>477914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14900" calcext:value-type="float">
            <text:p>477914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15700" calcext:value-type="float">
            <text:p>4779157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25300" calcext:value-type="float">
            <text:p>477925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32400" calcext:value-type="float">
            <text:p>4779324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38500" calcext:value-type="float">
            <text:p>4779385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38900" calcext:value-type="float">
            <text:p>4779389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50300" calcext:value-type="float">
            <text:p>4779503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63800" calcext:value-type="float">
            <text:p>477963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67800" calcext:value-type="float">
            <text:p>477967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86100" calcext:value-type="float">
            <text:p>477986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94800" calcext:value-type="float">
            <text:p>4779948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77995100" calcext:value-type="float">
            <text:p>4779951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503006030" calcext:value-type="float">
            <text:p>50300603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511262000" calcext:value-type="float">
            <text:p>511262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518100030" calcext:value-type="float">
            <text:p>51810003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18100059" calcext:value-type="float">
            <text:p>518100059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18602000" calcext:value-type="float">
            <text:p>518602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18866000" calcext:value-type="float">
            <text:p>518866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18877000" calcext:value-type="float">
            <text:p>518877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33913000" calcext:value-type="float">
            <text:p>533913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533992000" calcext:value-type="float">
            <text:p>533992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538001638" calcext:value-type="float">
            <text:p>5380016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784" calcext:value-type="float">
            <text:p>53800178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809" calcext:value-type="float">
            <text:p>53800180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906" calcext:value-type="float">
            <text:p>53800190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908" calcext:value-type="float">
            <text:p>53800190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921" calcext:value-type="float">
            <text:p>53800192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922" calcext:value-type="float">
            <text:p>53800192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1964" calcext:value-type="float">
            <text:p>5380019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054" calcext:value-type="float">
            <text:p>53800205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070" calcext:value-type="float">
            <text:p>5380020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138" calcext:value-type="float">
            <text:p>5380021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164" calcext:value-type="float">
            <text:p>5380021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206" calcext:value-type="float">
            <text:p>53800220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221" calcext:value-type="float">
            <text:p>53800222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278" calcext:value-type="float">
            <text:p>53800227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285" calcext:value-type="float">
            <text:p>53800228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295" calcext:value-type="float">
            <text:p>53800229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315" calcext:value-type="float">
            <text:p>5380023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419" calcext:value-type="float">
            <text:p>53800241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478" calcext:value-type="float">
            <text:p>53800247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523" calcext:value-type="float">
            <text:p>53800252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553" calcext:value-type="float">
            <text:p>53800255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598" calcext:value-type="float">
            <text:p>53800259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650" calcext:value-type="float">
            <text:p>53800265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655" calcext:value-type="float">
            <text:p>53800265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657" calcext:value-type="float">
            <text:p>53800265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693" calcext:value-type="float">
            <text:p>5380026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34" calcext:value-type="float">
            <text:p>53800273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55" calcext:value-type="float">
            <text:p>53800275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56" calcext:value-type="float">
            <text:p>5380027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60" calcext:value-type="float">
            <text:p>53800276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75" calcext:value-type="float">
            <text:p>53800277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784" calcext:value-type="float">
            <text:p>53800278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806" calcext:value-type="float">
            <text:p>53800280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828" calcext:value-type="float">
            <text:p>5380028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840" calcext:value-type="float">
            <text:p>5380028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883" calcext:value-type="float">
            <text:p>53800288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20" calcext:value-type="float">
            <text:p>53800292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52" calcext:value-type="float">
            <text:p>5380029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59" calcext:value-type="float">
            <text:p>53800295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61" calcext:value-type="float">
            <text:p>5380029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73" calcext:value-type="float">
            <text:p>53800297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86" calcext:value-type="float">
            <text:p>53800298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2992" calcext:value-type="float">
            <text:p>53800299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035" calcext:value-type="float">
            <text:p>53800303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110" calcext:value-type="float">
            <text:p>53800311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115" calcext:value-type="float">
            <text:p>5380031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146" calcext:value-type="float">
            <text:p>53800314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205" calcext:value-type="float">
            <text:p>5380032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217" calcext:value-type="float">
            <text:p>53800321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231" calcext:value-type="float">
            <text:p>53800323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21" calcext:value-type="float">
            <text:p>53800332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22" calcext:value-type="float">
            <text:p>53800332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26" calcext:value-type="float">
            <text:p>53800332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47" calcext:value-type="float">
            <text:p>53800334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52" calcext:value-type="float">
            <text:p>5380033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358" calcext:value-type="float">
            <text:p>53800335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419" calcext:value-type="float">
            <text:p>53800341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450" calcext:value-type="float">
            <text:p>53800345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470" calcext:value-type="float">
            <text:p>5380034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514" calcext:value-type="float">
            <text:p>53800351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540" calcext:value-type="float">
            <text:p>5380035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561" calcext:value-type="float">
            <text:p>5380035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562" calcext:value-type="float">
            <text:p>53800356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576" calcext:value-type="float">
            <text:p>53800357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600" calcext:value-type="float">
            <text:p>5380036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670" calcext:value-type="float">
            <text:p>5380036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677" calcext:value-type="float">
            <text:p>53800367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692" calcext:value-type="float">
            <text:p>53800369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696" calcext:value-type="float">
            <text:p>53800369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704" calcext:value-type="float">
            <text:p>53800370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737" calcext:value-type="float">
            <text:p>53800373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793" calcext:value-type="float">
            <text:p>5380037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851" calcext:value-type="float">
            <text:p>5380038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855" calcext:value-type="float">
            <text:p>53800385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857" calcext:value-type="float">
            <text:p>53800385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868" calcext:value-type="float">
            <text:p>53800386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876" calcext:value-type="float">
            <text:p>53800387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910" calcext:value-type="float">
            <text:p>53800391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911" calcext:value-type="float">
            <text:p>53800391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928" calcext:value-type="float">
            <text:p>5380039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930" calcext:value-type="float">
            <text:p>53800393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3994" calcext:value-type="float">
            <text:p>53800399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07" calcext:value-type="float">
            <text:p>53800400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29" calcext:value-type="float">
            <text:p>53800402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31" calcext:value-type="float">
            <text:p>53800403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43" calcext:value-type="float">
            <text:p>53800404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55" calcext:value-type="float">
            <text:p>53800405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67" calcext:value-type="float">
            <text:p>5380040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070" calcext:value-type="float">
            <text:p>5380040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00" calcext:value-type="float">
            <text:p>5380041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03" calcext:value-type="float">
            <text:p>53800410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27" calcext:value-type="float">
            <text:p>53800412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51" calcext:value-type="float">
            <text:p>5380041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53" calcext:value-type="float">
            <text:p>53800415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71" calcext:value-type="float">
            <text:p>53800417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73" calcext:value-type="float">
            <text:p>53800417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174" calcext:value-type="float">
            <text:p>53800417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240" calcext:value-type="float">
            <text:p>5380042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246" calcext:value-type="float">
            <text:p>53800424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293" calcext:value-type="float">
            <text:p>5380042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10" calcext:value-type="float">
            <text:p>53800431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13" calcext:value-type="float">
            <text:p>53800431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14" calcext:value-type="float">
            <text:p>53800431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16" calcext:value-type="float">
            <text:p>53800431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17" calcext:value-type="float">
            <text:p>53800431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39" calcext:value-type="float">
            <text:p>5380043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49" calcext:value-type="float">
            <text:p>53800434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65" calcext:value-type="float">
            <text:p>53800436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81" calcext:value-type="float">
            <text:p>53800438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387" calcext:value-type="float">
            <text:p>53800438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35" calcext:value-type="float">
            <text:p>53800443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43" calcext:value-type="float">
            <text:p>53800444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46" calcext:value-type="float">
            <text:p>53800444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54" calcext:value-type="float">
            <text:p>53800445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56" calcext:value-type="float">
            <text:p>5380044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65" calcext:value-type="float">
            <text:p>53800446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73" calcext:value-type="float">
            <text:p>53800447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76" calcext:value-type="float">
            <text:p>53800447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85" calcext:value-type="float">
            <text:p>53800448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88" calcext:value-type="float">
            <text:p>53800448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496" calcext:value-type="float">
            <text:p>53800449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05" calcext:value-type="float">
            <text:p>5380045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06" calcext:value-type="float">
            <text:p>53800450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35" calcext:value-type="float">
            <text:p>53800453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36" calcext:value-type="float">
            <text:p>53800453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61" calcext:value-type="float">
            <text:p>5380045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64" calcext:value-type="float">
            <text:p>5380045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580" calcext:value-type="float">
            <text:p>53800458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28" calcext:value-type="float">
            <text:p>5380046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29" calcext:value-type="float">
            <text:p>53800462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30" calcext:value-type="float">
            <text:p>53800463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39" calcext:value-type="float">
            <text:p>5380046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40" calcext:value-type="float">
            <text:p>5380046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46" calcext:value-type="float">
            <text:p>53800464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692" calcext:value-type="float">
            <text:p>53800469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714" calcext:value-type="float">
            <text:p>53800471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722" calcext:value-type="float">
            <text:p>53800472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747" calcext:value-type="float">
            <text:p>53800474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766" calcext:value-type="float">
            <text:p>53800476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772" calcext:value-type="float">
            <text:p>53800477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898" calcext:value-type="float">
            <text:p>53800489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12" calcext:value-type="float">
            <text:p>53800491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14" calcext:value-type="float">
            <text:p>53800491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23" calcext:value-type="float">
            <text:p>53800492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24" calcext:value-type="float">
            <text:p>53800492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78" calcext:value-type="float">
            <text:p>53800497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91" calcext:value-type="float">
            <text:p>5380049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4997" calcext:value-type="float">
            <text:p>53800499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07" calcext:value-type="float">
            <text:p>53800500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24" calcext:value-type="float">
            <text:p>53800502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48" calcext:value-type="float">
            <text:p>53800504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60" calcext:value-type="float">
            <text:p>53800506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62" calcext:value-type="float">
            <text:p>53800506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64" calcext:value-type="float">
            <text:p>5380050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67" calcext:value-type="float">
            <text:p>5380050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93" calcext:value-type="float">
            <text:p>5380050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096" calcext:value-type="float">
            <text:p>53800509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29" calcext:value-type="float">
            <text:p>53800512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37" calcext:value-type="float">
            <text:p>53800513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40" calcext:value-type="float">
            <text:p>5380051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46" calcext:value-type="float">
            <text:p>53800514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67" calcext:value-type="float">
            <text:p>5380051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69" calcext:value-type="float">
            <text:p>53800516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88" calcext:value-type="float">
            <text:p>53800518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191" calcext:value-type="float">
            <text:p>5380051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05" calcext:value-type="float">
            <text:p>5380052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16" calcext:value-type="float">
            <text:p>53800521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18" calcext:value-type="float">
            <text:p>53800521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30" calcext:value-type="float">
            <text:p>53800523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35" calcext:value-type="float">
            <text:p>53800523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36" calcext:value-type="float">
            <text:p>53800523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56" calcext:value-type="float">
            <text:p>5380052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57" calcext:value-type="float">
            <text:p>53800525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59" calcext:value-type="float">
            <text:p>53800525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61" calcext:value-type="float">
            <text:p>5380052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83" calcext:value-type="float">
            <text:p>53800528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92" calcext:value-type="float">
            <text:p>53800529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94" calcext:value-type="float">
            <text:p>53800529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296" calcext:value-type="float">
            <text:p>53800529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20" calcext:value-type="float">
            <text:p>53800532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23" calcext:value-type="float">
            <text:p>53800532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36" calcext:value-type="float">
            <text:p>53800533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37" calcext:value-type="float">
            <text:p>53800533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64" calcext:value-type="float">
            <text:p>5380053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87" calcext:value-type="float">
            <text:p>53800538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389" calcext:value-type="float">
            <text:p>53800538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2" calcext:value-type="float">
            <text:p>53800540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3" calcext:value-type="float">
            <text:p>53800540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5" calcext:value-type="float">
            <text:p>5380054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7" calcext:value-type="float">
            <text:p>53800540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8" calcext:value-type="float">
            <text:p>53800540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09" calcext:value-type="float">
            <text:p>53800540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12" calcext:value-type="float">
            <text:p>53800541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13" calcext:value-type="float">
            <text:p>53800541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15" calcext:value-type="float">
            <text:p>5380054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18" calcext:value-type="float">
            <text:p>53800541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19" calcext:value-type="float">
            <text:p>53800541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23" calcext:value-type="float">
            <text:p>53800542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24" calcext:value-type="float">
            <text:p>53800542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26" calcext:value-type="float">
            <text:p>53800542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44" calcext:value-type="float">
            <text:p>53800544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52" calcext:value-type="float">
            <text:p>5380054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71" calcext:value-type="float">
            <text:p>53800547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74" calcext:value-type="float">
            <text:p>53800547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78" calcext:value-type="float">
            <text:p>53800547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485" calcext:value-type="float">
            <text:p>53800548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03" calcext:value-type="float">
            <text:p>53800550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04" calcext:value-type="float">
            <text:p>53800550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11" calcext:value-type="float">
            <text:p>53800551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13" calcext:value-type="float">
            <text:p>53800551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28" calcext:value-type="float">
            <text:p>5380055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35" calcext:value-type="float">
            <text:p>53800553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38" calcext:value-type="float">
            <text:p>5380055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39" calcext:value-type="float">
            <text:p>5380055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44" calcext:value-type="float">
            <text:p>53800554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75" calcext:value-type="float">
            <text:p>53800557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599" calcext:value-type="float">
            <text:p>53800559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00" calcext:value-type="float">
            <text:p>5380056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01" calcext:value-type="float">
            <text:p>53800560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04" calcext:value-type="float">
            <text:p>53800560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17" calcext:value-type="float">
            <text:p>53800561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27" calcext:value-type="float">
            <text:p>53800562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28" calcext:value-type="float">
            <text:p>5380056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29" calcext:value-type="float">
            <text:p>53800562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43" calcext:value-type="float">
            <text:p>53800564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51" calcext:value-type="float">
            <text:p>5380056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56" calcext:value-type="float">
            <text:p>5380056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57" calcext:value-type="float">
            <text:p>53800565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76" calcext:value-type="float">
            <text:p>53800567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691" calcext:value-type="float">
            <text:p>5380056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01" calcext:value-type="float">
            <text:p>53800570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06" calcext:value-type="float">
            <text:p>53800570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64" calcext:value-type="float">
            <text:p>5380057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72" calcext:value-type="float">
            <text:p>53800577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88" calcext:value-type="float">
            <text:p>53800578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92" calcext:value-type="float">
            <text:p>53800579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797" calcext:value-type="float">
            <text:p>53800579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03" calcext:value-type="float">
            <text:p>53800580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05" calcext:value-type="float">
            <text:p>5380058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15" calcext:value-type="float">
            <text:p>5380058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32" calcext:value-type="float">
            <text:p>53800583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38" calcext:value-type="float">
            <text:p>5380058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39" calcext:value-type="float">
            <text:p>5380058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40" calcext:value-type="float">
            <text:p>5380058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56" calcext:value-type="float">
            <text:p>5380058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63" calcext:value-type="float">
            <text:p>53800586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71" calcext:value-type="float">
            <text:p>53800587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893" calcext:value-type="float">
            <text:p>5380058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20" calcext:value-type="float">
            <text:p>53800592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28" calcext:value-type="float">
            <text:p>53800592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39" calcext:value-type="float">
            <text:p>5380059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41" calcext:value-type="float">
            <text:p>53800594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49" calcext:value-type="float">
            <text:p>53800594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60" calcext:value-type="float">
            <text:p>53800596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76" calcext:value-type="float">
            <text:p>53800597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5979" calcext:value-type="float">
            <text:p>53800597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05" calcext:value-type="float">
            <text:p>53800600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30" calcext:value-type="float">
            <text:p>53800603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38" calcext:value-type="float">
            <text:p>5380060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39" calcext:value-type="float">
            <text:p>53800603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49" calcext:value-type="float">
            <text:p>53800604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73" calcext:value-type="float">
            <text:p>53800607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74" calcext:value-type="float">
            <text:p>53800607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75" calcext:value-type="float">
            <text:p>53800607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93" calcext:value-type="float">
            <text:p>53800609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97" calcext:value-type="float">
            <text:p>53800609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099" calcext:value-type="float">
            <text:p>53800609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12" calcext:value-type="float">
            <text:p>53800611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61" calcext:value-type="float">
            <text:p>5380061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63" calcext:value-type="float">
            <text:p>53800616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64" calcext:value-type="float">
            <text:p>5380061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65" calcext:value-type="float">
            <text:p>53800616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67" calcext:value-type="float">
            <text:p>5380061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73" calcext:value-type="float">
            <text:p>53800617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91" calcext:value-type="float">
            <text:p>5380061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197" calcext:value-type="float">
            <text:p>53800619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00" calcext:value-type="float">
            <text:p>5380062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04" calcext:value-type="float">
            <text:p>53800620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17" calcext:value-type="float">
            <text:p>53800621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24" calcext:value-type="float">
            <text:p>53800622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40" calcext:value-type="float">
            <text:p>53800624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47" calcext:value-type="float">
            <text:p>53800624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70" calcext:value-type="float">
            <text:p>5380062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84" calcext:value-type="float">
            <text:p>53800628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88" calcext:value-type="float">
            <text:p>53800628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90" calcext:value-type="float">
            <text:p>53800629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298" calcext:value-type="float">
            <text:p>53800629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08" calcext:value-type="float">
            <text:p>53800630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58" calcext:value-type="float">
            <text:p>53800635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63" calcext:value-type="float">
            <text:p>53800636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67" calcext:value-type="float">
            <text:p>5380063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70" calcext:value-type="float">
            <text:p>5380063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77" calcext:value-type="float">
            <text:p>53800637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88" calcext:value-type="float">
            <text:p>53800638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389" calcext:value-type="float">
            <text:p>53800638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03" calcext:value-type="float">
            <text:p>53800640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34" calcext:value-type="float">
            <text:p>53800643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51" calcext:value-type="float">
            <text:p>5380064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52" calcext:value-type="float">
            <text:p>5380064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64" calcext:value-type="float">
            <text:p>53800646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489" calcext:value-type="float">
            <text:p>53800648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501" calcext:value-type="float">
            <text:p>53800650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509" calcext:value-type="float">
            <text:p>53800650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515" calcext:value-type="float">
            <text:p>5380065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570" calcext:value-type="float">
            <text:p>5380065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596" calcext:value-type="float">
            <text:p>53800659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615" calcext:value-type="float">
            <text:p>53800661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616" calcext:value-type="float">
            <text:p>53800661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668" calcext:value-type="float">
            <text:p>53800666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687" calcext:value-type="float">
            <text:p>53800668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744" calcext:value-type="float">
            <text:p>53800674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06829" calcext:value-type="float">
            <text:p>53800682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70770" calcext:value-type="float">
            <text:p>5380707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070" calcext:value-type="float">
            <text:p>53809007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091" calcext:value-type="float">
            <text:p>5380900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16" calcext:value-type="float">
            <text:p>53809011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51" calcext:value-type="float">
            <text:p>5380901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52" calcext:value-type="float">
            <text:p>5380901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53" calcext:value-type="float">
            <text:p>53809015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56" calcext:value-type="float">
            <text:p>5380901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74" calcext:value-type="float">
            <text:p>53809017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89" calcext:value-type="float">
            <text:p>53809018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191" calcext:value-type="float">
            <text:p>53809019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209" calcext:value-type="float">
            <text:p>538090209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232" calcext:value-type="float">
            <text:p>53809023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261" calcext:value-type="float">
            <text:p>53809026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267" calcext:value-type="float">
            <text:p>538090267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338" calcext:value-type="float">
            <text:p>53809033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48" calcext:value-type="float">
            <text:p>538090448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51" calcext:value-type="float">
            <text:p>538090451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52" calcext:value-type="float">
            <text:p>538090452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53" calcext:value-type="float">
            <text:p>538090453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54" calcext:value-type="float">
            <text:p>538090454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56" calcext:value-type="float">
            <text:p>538090456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38090485" calcext:value-type="float">
            <text:p>538090485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548740000" calcext:value-type="float">
            <text:p>548740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747000" calcext:value-type="float">
            <text:p>548747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765000" calcext:value-type="float">
            <text:p>548765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777000" calcext:value-type="float">
            <text:p>548777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01000" calcext:value-type="float">
            <text:p>548801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47000" calcext:value-type="float">
            <text:p>548847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50000" calcext:value-type="float">
            <text:p>548850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51000" calcext:value-type="float">
            <text:p>548851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88000" calcext:value-type="float">
            <text:p>548888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899000" calcext:value-type="float">
            <text:p>548899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903000" calcext:value-type="float">
            <text:p>548903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912000" calcext:value-type="float">
            <text:p>548912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915000" calcext:value-type="float">
            <text:p>548915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48922000" calcext:value-type="float">
            <text:p>548922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63018710" calcext:value-type="float">
            <text:p>56301871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19000" calcext:value-type="float">
            <text:p>56301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33000" calcext:value-type="float">
            <text:p>56303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52000" calcext:value-type="float">
            <text:p>56305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68000" calcext:value-type="float">
            <text:p>56306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77000" calcext:value-type="float">
            <text:p>56307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079000" calcext:value-type="float">
            <text:p>56307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05000" calcext:value-type="float">
            <text:p>56310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08000" calcext:value-type="float">
            <text:p>56310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11000" calcext:value-type="float">
            <text:p>56311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43000" calcext:value-type="float">
            <text:p>56314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53000" calcext:value-type="float">
            <text:p>5631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76000" calcext:value-type="float">
            <text:p>56317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86000" calcext:value-type="float">
            <text:p>56318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187000" calcext:value-type="float">
            <text:p>56318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231000" calcext:value-type="float">
            <text:p>56323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234000" calcext:value-type="float">
            <text:p>56323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251000" calcext:value-type="float">
            <text:p>56325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353000" calcext:value-type="float">
            <text:p>5633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374000" calcext:value-type="float">
            <text:p>56337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377000" calcext:value-type="float">
            <text:p>56337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394000" calcext:value-type="float">
            <text:p>56339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431000" calcext:value-type="float">
            <text:p>56343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458000" calcext:value-type="float">
            <text:p>56345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481000" calcext:value-type="float">
            <text:p>56348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493000" calcext:value-type="float">
            <text:p>56349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550000" calcext:value-type="float">
            <text:p>56355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573000" calcext:value-type="float">
            <text:p>56357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618000" calcext:value-type="float">
            <text:p>56361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619000" calcext:value-type="float">
            <text:p>56361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624000" calcext:value-type="float">
            <text:p>56362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641000" calcext:value-type="float">
            <text:p>56364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672000" calcext:value-type="float">
            <text:p>56367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737000" calcext:value-type="float">
            <text:p>56373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747000" calcext:value-type="float">
            <text:p>56374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755000" calcext:value-type="float">
            <text:p>56375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758000" calcext:value-type="float">
            <text:p>56375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773000" calcext:value-type="float">
            <text:p>56377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802000" calcext:value-type="float">
            <text:p>56380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835000" calcext:value-type="float">
            <text:p>56383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837000" calcext:value-type="float">
            <text:p>56383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879000" calcext:value-type="float">
            <text:p>56387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934000" calcext:value-type="float">
            <text:p>56393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976000" calcext:value-type="float">
            <text:p>56397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3982000" calcext:value-type="float">
            <text:p>56398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02000" calcext:value-type="float">
            <text:p>56400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14000" calcext:value-type="float">
            <text:p>56401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19000" calcext:value-type="float">
            <text:p>56401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37000" calcext:value-type="float">
            <text:p>56403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45000" calcext:value-type="float">
            <text:p>56404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56000" calcext:value-type="float">
            <text:p>56405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71000" calcext:value-type="float">
            <text:p>56407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096000" calcext:value-type="float">
            <text:p>56409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111000" calcext:value-type="float">
            <text:p>56411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07000" calcext:value-type="float">
            <text:p>56420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20000" calcext:value-type="float">
            <text:p>56422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22000" calcext:value-type="float">
            <text:p>56422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37000" calcext:value-type="float">
            <text:p>56423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40000" calcext:value-type="float">
            <text:p>56424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42000" calcext:value-type="float">
            <text:p>56424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289000" calcext:value-type="float">
            <text:p>56428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35000" calcext:value-type="float">
            <text:p>56433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51000" calcext:value-type="float">
            <text:p>56435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58000" calcext:value-type="float">
            <text:p>56435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61000" calcext:value-type="float">
            <text:p>56436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87000" calcext:value-type="float">
            <text:p>56438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388000" calcext:value-type="float">
            <text:p>56438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430000" calcext:value-type="float">
            <text:p>56443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446000" calcext:value-type="float">
            <text:p>56444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476000" calcext:value-type="float">
            <text:p>56447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517000" calcext:value-type="float">
            <text:p>56451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533000" calcext:value-type="float">
            <text:p>56453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573000" calcext:value-type="float">
            <text:p>56457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575000" calcext:value-type="float">
            <text:p>56457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648000" calcext:value-type="float">
            <text:p>56464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693000" calcext:value-type="float">
            <text:p>56469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715000" calcext:value-type="float">
            <text:p>56471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728000" calcext:value-type="float">
            <text:p>56472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753000" calcext:value-type="float">
            <text:p>5647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756000" calcext:value-type="float">
            <text:p>56475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803000" calcext:value-type="float">
            <text:p>56480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842000" calcext:value-type="float">
            <text:p>56484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853000" calcext:value-type="float">
            <text:p>5648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896000" calcext:value-type="float">
            <text:p>56489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910000" calcext:value-type="float">
            <text:p>56491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922000" calcext:value-type="float">
            <text:p>56492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923000" calcext:value-type="float">
            <text:p>56492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944000" calcext:value-type="float">
            <text:p>56494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4977000" calcext:value-type="float">
            <text:p>56497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029000" calcext:value-type="float">
            <text:p>56502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061000" calcext:value-type="float">
            <text:p>56506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064000" calcext:value-type="float">
            <text:p>56506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088000" calcext:value-type="float">
            <text:p>56508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111000" calcext:value-type="float">
            <text:p>56511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138000" calcext:value-type="float">
            <text:p>56513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145000" calcext:value-type="float">
            <text:p>56514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150000" calcext:value-type="float">
            <text:p>56515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174000" calcext:value-type="float">
            <text:p>56517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212000" calcext:value-type="float">
            <text:p>56521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213000" calcext:value-type="float">
            <text:p>56521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246000" calcext:value-type="float">
            <text:p>56524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254000" calcext:value-type="float">
            <text:p>56525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343000" calcext:value-type="float">
            <text:p>56534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397000" calcext:value-type="float">
            <text:p>56539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407000" calcext:value-type="float">
            <text:p>56540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476000" calcext:value-type="float">
            <text:p>56547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484000" calcext:value-type="float">
            <text:p>56548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494000" calcext:value-type="float">
            <text:p>56549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499000" calcext:value-type="float">
            <text:p>56549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500000" calcext:value-type="float">
            <text:p>56550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528000" calcext:value-type="float">
            <text:p>56552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583000" calcext:value-type="float">
            <text:p>56558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596000" calcext:value-type="float">
            <text:p>56559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613000" calcext:value-type="float">
            <text:p>56561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746000" calcext:value-type="float">
            <text:p>56574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758000" calcext:value-type="float">
            <text:p>56575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770000" calcext:value-type="float">
            <text:p>56577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824000" calcext:value-type="float">
            <text:p>56582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826000" calcext:value-type="float">
            <text:p>56582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829000" calcext:value-type="float">
            <text:p>56582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947000" calcext:value-type="float">
            <text:p>56594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961000" calcext:value-type="float">
            <text:p>56596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969000" calcext:value-type="float">
            <text:p>56596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970000" calcext:value-type="float">
            <text:p>56597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5980000" calcext:value-type="float">
            <text:p>565980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567048000" calcext:value-type="float">
            <text:p>567048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567108000" calcext:value-type="float">
            <text:p>567108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567269000" calcext:value-type="float">
            <text:p>567269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567279000" calcext:value-type="float">
            <text:p>567279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567468000" calcext:value-type="float">
            <text:p>567468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576082000" calcext:value-type="float">
            <text:p>576082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576321000" calcext:value-type="float">
            <text:p>576321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605086010" calcext:value-type="float">
            <text:p>60508601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605086011" calcext:value-type="float">
            <text:p>605086011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605086013" calcext:value-type="float">
            <text:p>605086013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605086014" calcext:value-type="float">
            <text:p>605086014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605086120" calcext:value-type="float">
            <text:p>60508612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622121409" calcext:value-type="float">
            <text:p>622121409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622121420" calcext:value-type="float">
            <text:p>622121420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622121422" calcext:value-type="float">
            <text:p>622121422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636009548" calcext:value-type="float">
            <text:p>63600954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09840" calcext:value-type="float">
            <text:p>6360098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0378" calcext:value-type="float">
            <text:p>63601037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0909" calcext:value-type="float">
            <text:p>63601090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106" calcext:value-type="float">
            <text:p>6360111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160" calcext:value-type="float">
            <text:p>6360111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212" calcext:value-type="float">
            <text:p>63601121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267" calcext:value-type="float">
            <text:p>63601126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345" calcext:value-type="float">
            <text:p>63601134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561" calcext:value-type="float">
            <text:p>6360115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630" calcext:value-type="float">
            <text:p>63601163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640" calcext:value-type="float">
            <text:p>6360116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641" calcext:value-type="float">
            <text:p>63601164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1792" calcext:value-type="float">
            <text:p>63601179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131" calcext:value-type="float">
            <text:p>63601213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196" calcext:value-type="float">
            <text:p>63601219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261" calcext:value-type="float">
            <text:p>6360122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377" calcext:value-type="float">
            <text:p>63601237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379" calcext:value-type="float">
            <text:p>63601237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507" calcext:value-type="float">
            <text:p>6360125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762" calcext:value-type="float">
            <text:p>63601276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804" calcext:value-type="float">
            <text:p>63601280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856" calcext:value-type="float">
            <text:p>63601285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908" calcext:value-type="float">
            <text:p>63601290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2909" calcext:value-type="float">
            <text:p>63601290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026" calcext:value-type="float">
            <text:p>63601302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068" calcext:value-type="float">
            <text:p>63601306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070" calcext:value-type="float">
            <text:p>63601307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100" calcext:value-type="float">
            <text:p>6360131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136" calcext:value-type="float">
            <text:p>63601313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273" calcext:value-type="float">
            <text:p>63601327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296" calcext:value-type="float">
            <text:p>63601329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353" calcext:value-type="float">
            <text:p>63601335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381" calcext:value-type="float">
            <text:p>63601338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437" calcext:value-type="float">
            <text:p>6360134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645" calcext:value-type="float">
            <text:p>63601364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748" calcext:value-type="float">
            <text:p>63601374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823" calcext:value-type="float">
            <text:p>63601382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825" calcext:value-type="float">
            <text:p>63601382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840" calcext:value-type="float">
            <text:p>6360138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898" calcext:value-type="float">
            <text:p>63601389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944" calcext:value-type="float">
            <text:p>63601394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974" calcext:value-type="float">
            <text:p>63601397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3998" calcext:value-type="float">
            <text:p>63601399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098" calcext:value-type="float">
            <text:p>63601409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14" calcext:value-type="float">
            <text:p>63601411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19" calcext:value-type="float">
            <text:p>63601411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26" calcext:value-type="float">
            <text:p>63601412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71" calcext:value-type="float">
            <text:p>63601417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84" calcext:value-type="float">
            <text:p>63601418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89" calcext:value-type="float">
            <text:p>63601418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90" calcext:value-type="float">
            <text:p>63601419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91" calcext:value-type="float">
            <text:p>63601419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193" calcext:value-type="float">
            <text:p>63601419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208" calcext:value-type="float">
            <text:p>63601420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240" calcext:value-type="float">
            <text:p>6360142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241" calcext:value-type="float">
            <text:p>63601424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299" calcext:value-type="float">
            <text:p>63601429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307" calcext:value-type="float">
            <text:p>6360143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309" calcext:value-type="float">
            <text:p>63601430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352" calcext:value-type="float">
            <text:p>63601435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355" calcext:value-type="float">
            <text:p>63601435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381" calcext:value-type="float">
            <text:p>63601438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452" calcext:value-type="float">
            <text:p>63601445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469" calcext:value-type="float">
            <text:p>63601446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623" calcext:value-type="float">
            <text:p>63601462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624" calcext:value-type="float">
            <text:p>63601462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720" calcext:value-type="float">
            <text:p>63601472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800" calcext:value-type="float">
            <text:p>6360148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806" calcext:value-type="float">
            <text:p>6360148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865" calcext:value-type="float">
            <text:p>63601486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922" calcext:value-type="float">
            <text:p>63601492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927" calcext:value-type="float">
            <text:p>63601492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4982" calcext:value-type="float">
            <text:p>63601498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08" calcext:value-type="float">
            <text:p>63601500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19" calcext:value-type="float">
            <text:p>63601501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33" calcext:value-type="float">
            <text:p>63601503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35" calcext:value-type="float">
            <text:p>63601503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43" calcext:value-type="float">
            <text:p>63601504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44" calcext:value-type="float">
            <text:p>63601504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48" calcext:value-type="float">
            <text:p>63601504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50" calcext:value-type="float">
            <text:p>63601505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64" calcext:value-type="float">
            <text:p>63601506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094" calcext:value-type="float">
            <text:p>63601509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106" calcext:value-type="float">
            <text:p>6360151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129" calcext:value-type="float">
            <text:p>6360151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145" calcext:value-type="float">
            <text:p>63601514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181" calcext:value-type="float">
            <text:p>63601518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187" calcext:value-type="float">
            <text:p>63601518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04" calcext:value-type="float">
            <text:p>63601520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40" calcext:value-type="float">
            <text:p>6360152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61" calcext:value-type="float">
            <text:p>6360152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62" calcext:value-type="float">
            <text:p>63601526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63" calcext:value-type="float">
            <text:p>63601526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65" calcext:value-type="float">
            <text:p>63601526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66" calcext:value-type="float">
            <text:p>63601526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73" calcext:value-type="float">
            <text:p>63601527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274" calcext:value-type="float">
            <text:p>63601527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300" calcext:value-type="float">
            <text:p>6360153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348" calcext:value-type="float">
            <text:p>63601534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359" calcext:value-type="float">
            <text:p>63601535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06" calcext:value-type="float">
            <text:p>6360154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31" calcext:value-type="float">
            <text:p>63601543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55" calcext:value-type="float">
            <text:p>63601545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57" calcext:value-type="float">
            <text:p>63601545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79" calcext:value-type="float">
            <text:p>63601547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496" calcext:value-type="float">
            <text:p>63601549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524" calcext:value-type="float">
            <text:p>63601552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569" calcext:value-type="float">
            <text:p>63601556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589" calcext:value-type="float">
            <text:p>63601558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592" calcext:value-type="float">
            <text:p>63601559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07" calcext:value-type="float">
            <text:p>6360156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12" calcext:value-type="float">
            <text:p>63601561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46" calcext:value-type="float">
            <text:p>6360156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50" calcext:value-type="float">
            <text:p>63601565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51" calcext:value-type="float">
            <text:p>63601565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64" calcext:value-type="float">
            <text:p>63601566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65" calcext:value-type="float">
            <text:p>63601566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66" calcext:value-type="float">
            <text:p>63601566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74" calcext:value-type="float">
            <text:p>63601567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675" calcext:value-type="float">
            <text:p>63601567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06" calcext:value-type="float">
            <text:p>6360157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10" calcext:value-type="float">
            <text:p>63601571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54" calcext:value-type="float">
            <text:p>63601575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60" calcext:value-type="float">
            <text:p>6360157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61" calcext:value-type="float">
            <text:p>6360157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72" calcext:value-type="float">
            <text:p>63601577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77" calcext:value-type="float">
            <text:p>63601577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782" calcext:value-type="float">
            <text:p>63601578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18" calcext:value-type="float">
            <text:p>63601581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19" calcext:value-type="float">
            <text:p>63601581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29" calcext:value-type="float">
            <text:p>6360158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57" calcext:value-type="float">
            <text:p>63601585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60" calcext:value-type="float">
            <text:p>6360158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61" calcext:value-type="float">
            <text:p>6360158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893" calcext:value-type="float">
            <text:p>63601589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00" calcext:value-type="float">
            <text:p>6360159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16" calcext:value-type="float">
            <text:p>63601591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34" calcext:value-type="float">
            <text:p>63601593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40" calcext:value-type="float">
            <text:p>6360159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43" calcext:value-type="float">
            <text:p>63601594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44" calcext:value-type="float">
            <text:p>63601594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45" calcext:value-type="float">
            <text:p>63601594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46" calcext:value-type="float">
            <text:p>6360159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56" calcext:value-type="float">
            <text:p>63601595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60" calcext:value-type="float">
            <text:p>6360159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73" calcext:value-type="float">
            <text:p>63601597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90" calcext:value-type="float">
            <text:p>63601599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91" calcext:value-type="float">
            <text:p>63601599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5994" calcext:value-type="float">
            <text:p>63601599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05" calcext:value-type="float">
            <text:p>63601600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11" calcext:value-type="float">
            <text:p>63601601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12" calcext:value-type="float">
            <text:p>63601601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17" calcext:value-type="float">
            <text:p>63601601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43" calcext:value-type="float">
            <text:p>63601604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098" calcext:value-type="float">
            <text:p>63601609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115" calcext:value-type="float">
            <text:p>63601611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149" calcext:value-type="float">
            <text:p>63601614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193" calcext:value-type="float">
            <text:p>63601619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199" calcext:value-type="float">
            <text:p>63601619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36" calcext:value-type="float">
            <text:p>63601623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38" calcext:value-type="float">
            <text:p>63601623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39" calcext:value-type="float">
            <text:p>63601623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50" calcext:value-type="float">
            <text:p>63601625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60" calcext:value-type="float">
            <text:p>6360162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68" calcext:value-type="float">
            <text:p>63601626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78" calcext:value-type="float">
            <text:p>63601627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79" calcext:value-type="float">
            <text:p>63601627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81" calcext:value-type="float">
            <text:p>63601628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287" calcext:value-type="float">
            <text:p>63601628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15" calcext:value-type="float">
            <text:p>63601631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20" calcext:value-type="float">
            <text:p>63601632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38" calcext:value-type="float">
            <text:p>63601633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52" calcext:value-type="float">
            <text:p>63601635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56" calcext:value-type="float">
            <text:p>63601635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60" calcext:value-type="float">
            <text:p>6360163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396" calcext:value-type="float">
            <text:p>63601639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15" calcext:value-type="float">
            <text:p>63601641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19" calcext:value-type="float">
            <text:p>63601641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23" calcext:value-type="float">
            <text:p>63601642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29" calcext:value-type="float">
            <text:p>6360164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30" calcext:value-type="float">
            <text:p>63601643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33" calcext:value-type="float">
            <text:p>63601643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36" calcext:value-type="float">
            <text:p>63601643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37" calcext:value-type="float">
            <text:p>6360164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45" calcext:value-type="float">
            <text:p>63601644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51" calcext:value-type="float">
            <text:p>63601645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57" calcext:value-type="float">
            <text:p>63601645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61" calcext:value-type="float">
            <text:p>6360164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76" calcext:value-type="float">
            <text:p>63601647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492" calcext:value-type="float">
            <text:p>63601649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529" calcext:value-type="float">
            <text:p>6360165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534" calcext:value-type="float">
            <text:p>63601653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594" calcext:value-type="float">
            <text:p>63601659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595" calcext:value-type="float">
            <text:p>63601659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607" calcext:value-type="float">
            <text:p>6360166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659" calcext:value-type="float">
            <text:p>63601665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683" calcext:value-type="float">
            <text:p>63601668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692" calcext:value-type="float">
            <text:p>63601669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06" calcext:value-type="float">
            <text:p>6360167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09" calcext:value-type="float">
            <text:p>63601670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17" calcext:value-type="float">
            <text:p>63601671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26" calcext:value-type="float">
            <text:p>63601672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32" calcext:value-type="float">
            <text:p>63601673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42" calcext:value-type="float">
            <text:p>63601674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46" calcext:value-type="float">
            <text:p>6360167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95" calcext:value-type="float">
            <text:p>63601679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799" calcext:value-type="float">
            <text:p>63601679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803" calcext:value-type="float">
            <text:p>63601680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831" calcext:value-type="float">
            <text:p>63601683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844" calcext:value-type="float">
            <text:p>63601684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851" calcext:value-type="float">
            <text:p>63601685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891" calcext:value-type="float">
            <text:p>63601689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907" calcext:value-type="float">
            <text:p>6360169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910" calcext:value-type="float">
            <text:p>63601691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979" calcext:value-type="float">
            <text:p>63601697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983" calcext:value-type="float">
            <text:p>63601698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6984" calcext:value-type="float">
            <text:p>63601698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04" calcext:value-type="float">
            <text:p>63601700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15" calcext:value-type="float">
            <text:p>63601701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22" calcext:value-type="float">
            <text:p>63601702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37" calcext:value-type="float">
            <text:p>6360170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42" calcext:value-type="float">
            <text:p>63601704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64" calcext:value-type="float">
            <text:p>63601706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65" calcext:value-type="float">
            <text:p>63601706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67" calcext:value-type="float">
            <text:p>63601706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093" calcext:value-type="float">
            <text:p>63601709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02" calcext:value-type="float">
            <text:p>63601710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16" calcext:value-type="float">
            <text:p>63601711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17" calcext:value-type="float">
            <text:p>63601711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38" calcext:value-type="float">
            <text:p>63601713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59" calcext:value-type="float">
            <text:p>63601715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199" calcext:value-type="float">
            <text:p>63601719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200" calcext:value-type="float">
            <text:p>6360172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201" calcext:value-type="float">
            <text:p>63601720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17209" calcext:value-type="float">
            <text:p>63601720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590" calcext:value-type="float">
            <text:p>63609059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646" calcext:value-type="float">
            <text:p>6360906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680" calcext:value-type="float">
            <text:p>63609068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704" calcext:value-type="float">
            <text:p>63609070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707" calcext:value-type="float">
            <text:p>6360907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816" calcext:value-type="float">
            <text:p>63609081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890" calcext:value-type="float">
            <text:p>63609089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965" calcext:value-type="float">
            <text:p>63609096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980" calcext:value-type="float">
            <text:p>63609098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0984" calcext:value-type="float">
            <text:p>63609098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082" calcext:value-type="float">
            <text:p>63609108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088" calcext:value-type="float">
            <text:p>63609108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16" calcext:value-type="float">
            <text:p>63609111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21" calcext:value-type="float">
            <text:p>63609112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25" calcext:value-type="float">
            <text:p>63609112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29" calcext:value-type="float">
            <text:p>6360911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30" calcext:value-type="float">
            <text:p>63609113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174" calcext:value-type="float">
            <text:p>63609117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276" calcext:value-type="float">
            <text:p>63609127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281" calcext:value-type="float">
            <text:p>63609128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19" calcext:value-type="float">
            <text:p>63609131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28" calcext:value-type="float">
            <text:p>63609132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34" calcext:value-type="float">
            <text:p>63609133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46" calcext:value-type="float">
            <text:p>6360913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52" calcext:value-type="float">
            <text:p>63609135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394" calcext:value-type="float">
            <text:p>63609139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402" calcext:value-type="float">
            <text:p>63609140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449" calcext:value-type="float">
            <text:p>63609144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470" calcext:value-type="float">
            <text:p>63609147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473" calcext:value-type="float">
            <text:p>63609147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488" calcext:value-type="float">
            <text:p>63609148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501" calcext:value-type="float">
            <text:p>63609150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502" calcext:value-type="float">
            <text:p>63609150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507" calcext:value-type="float">
            <text:p>6360915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569" calcext:value-type="float">
            <text:p>63609156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576" calcext:value-type="float">
            <text:p>63609157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610" calcext:value-type="float">
            <text:p>63609161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706" calcext:value-type="float">
            <text:p>6360917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714" calcext:value-type="float">
            <text:p>63609171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749" calcext:value-type="float">
            <text:p>63609174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787" calcext:value-type="float">
            <text:p>63609178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798" calcext:value-type="float">
            <text:p>63609179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07" calcext:value-type="float">
            <text:p>63609180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55" calcext:value-type="float">
            <text:p>63609185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57" calcext:value-type="float">
            <text:p>63609185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59" calcext:value-type="float">
            <text:p>63609185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66" calcext:value-type="float">
            <text:p>63609186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71" calcext:value-type="float">
            <text:p>63609187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72" calcext:value-type="float">
            <text:p>63609187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88" calcext:value-type="float">
            <text:p>63609188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896" calcext:value-type="float">
            <text:p>63609189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10" calcext:value-type="float">
            <text:p>63609191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33" calcext:value-type="float">
            <text:p>63609193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37" calcext:value-type="float">
            <text:p>6360919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52" calcext:value-type="float">
            <text:p>63609195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62" calcext:value-type="float">
            <text:p>63609196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75" calcext:value-type="float">
            <text:p>63609197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1987" calcext:value-type="float">
            <text:p>63609198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06" calcext:value-type="float">
            <text:p>63609200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11" calcext:value-type="float">
            <text:p>63609201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21" calcext:value-type="float">
            <text:p>63609202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37" calcext:value-type="float">
            <text:p>6360920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41" calcext:value-type="float">
            <text:p>63609204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44" calcext:value-type="float">
            <text:p>63609204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67" calcext:value-type="float">
            <text:p>63609206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80" calcext:value-type="float">
            <text:p>63609208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84" calcext:value-type="float">
            <text:p>63609208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92" calcext:value-type="float">
            <text:p>63609209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093" calcext:value-type="float">
            <text:p>63609209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34" calcext:value-type="float">
            <text:p>63609213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36" calcext:value-type="float">
            <text:p>63609213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37" calcext:value-type="float">
            <text:p>6360921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55" calcext:value-type="float">
            <text:p>63609215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56" calcext:value-type="float">
            <text:p>63609215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158" calcext:value-type="float">
            <text:p>63609215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02" calcext:value-type="float">
            <text:p>636092202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20" calcext:value-type="float">
            <text:p>63609222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60" calcext:value-type="float">
            <text:p>63609226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61" calcext:value-type="float">
            <text:p>6360922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63" calcext:value-type="float">
            <text:p>63609226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71" calcext:value-type="float">
            <text:p>63609227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297" calcext:value-type="float">
            <text:p>63609229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01" calcext:value-type="float">
            <text:p>63609230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23" calcext:value-type="float">
            <text:p>63609232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31" calcext:value-type="float">
            <text:p>63609233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35" calcext:value-type="float">
            <text:p>63609233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37" calcext:value-type="float">
            <text:p>636092337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40" calcext:value-type="float">
            <text:p>63609234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46" calcext:value-type="float">
            <text:p>63609234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61" calcext:value-type="float">
            <text:p>63609236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66" calcext:value-type="float">
            <text:p>63609236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90" calcext:value-type="float">
            <text:p>63609239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91" calcext:value-type="float">
            <text:p>63609239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395" calcext:value-type="float">
            <text:p>63609239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451" calcext:value-type="float">
            <text:p>63609245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455" calcext:value-type="float">
            <text:p>63609245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15" calcext:value-type="float">
            <text:p>63609251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21" calcext:value-type="float">
            <text:p>63609252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24" calcext:value-type="float">
            <text:p>63609252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28" calcext:value-type="float">
            <text:p>63609252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29" calcext:value-type="float">
            <text:p>6360925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48" calcext:value-type="float">
            <text:p>636092548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53" calcext:value-type="float">
            <text:p>636092553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56" calcext:value-type="float">
            <text:p>63609255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71" calcext:value-type="float">
            <text:p>636092571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576" calcext:value-type="float">
            <text:p>63609257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614" calcext:value-type="float">
            <text:p>63609261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616" calcext:value-type="float">
            <text:p>636092616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629" calcext:value-type="float">
            <text:p>636092629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634" calcext:value-type="float">
            <text:p>636092634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36092635" calcext:value-type="float">
            <text:p>636092635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642122016" calcext:value-type="float">
            <text:p>642122016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642122021" calcext:value-type="float">
            <text:p>642122021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660005430" calcext:value-type="float">
            <text:p>66000543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664209000" calcext:value-type="float">
            <text:p>664209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667001484" calcext:value-type="float">
            <text:p>667001484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671638000" calcext:value-type="float">
            <text:p>671638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676117000" calcext:value-type="float">
            <text:p>676117000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float" office:value="701830000" calcext:value-type="float">
            <text:p>7018300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701832000" calcext:value-type="float">
            <text:p>701832000</text:p>
          </table:table-cell>
          <table:table-cell office:value-type="string" calcext:value-type="string">
            <text:p>Argentine Republi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20:49:57.620940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50:39.638833741</dc:date>
    <meta:editing-duration>PT4M12S</meta:editing-duration>
    <meta:editing-cycles>3</meta:editing-cycles>
    <meta:generator>LibreOffice/5.1.6.2$Linux_X86_64 LibreOffice_project/10m0$Build-2</meta:generator>
    <meta:document-statistic meta:table-count="1" meta:cell-count="9210" meta:object-count="0"/>
  </office:meta>
</office:document-meta>
</file>